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0667in"/>
    </style:style>
    <style:style style:name="Table1.B" style:family="table-column">
      <style:table-column-properties style:column-width="0.3701in"/>
    </style:style>
    <style:style style:name="Table1.C" style:family="table-column">
      <style:table-column-properties style:column-width="4.2563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C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weight="bold"/>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center" style:justify-single-word="false"/>
    </style:style>
    <style:style style:name="P10" style:family="paragraph" style:parent-style-name="Heading_20_1">
      <style:paragraph-properties fo:text-align="center" style:justify-single-word="false"/>
      <style:text-properties officeooo:rsid="001aa6e1" officeooo:paragraph-rsid="001aa6e1"/>
    </style:style>
    <style:style style:name="P11" style:family="paragraph" style:parent-style-name="Heading_20_1">
      <style:paragraph-properties fo:text-align="center" style:justify-single-word="false"/>
    </style:style>
    <style:style style:name="P12" style:family="paragraph" style:parent-style-name="Preformatted_20_Text">
      <style:paragraph-properties fo:margin-top="0in" fo:margin-bottom="0.1965in" style:contextual-spacing="false"/>
    </style:style>
    <style:style style:name="P13" style:family="paragraph" style:parent-style-name="Preformatted_20_Text">
      <style:paragraph-properties fo:margin-left="0.3937in" fo:margin-right="0in" fo:text-indent="0in" style:auto-text-indent="false"/>
    </style:style>
    <style:style style:name="P14" style:family="paragraph" style:parent-style-name="Preformatted_20_Text">
      <style:paragraph-properties fo:margin-left="0.3937in" fo:margin-right="0in" fo:margin-top="0in" fo:margin-bottom="0.1965in" style:contextual-spacing="false" fo:text-indent="0in" style:auto-text-indent="false"/>
    </style:style>
    <style:style style:name="P15" style:family="paragraph" style:parent-style-name="List_20_Heading">
      <style:paragraph-properties fo:margin-top="0in" fo:margin-bottom="0.1965in" style:contextual-spacing="false"/>
    </style:style>
    <style:style style:name="P16" style:family="paragraph" style:parent-style-name="List_20_Contents">
      <style:paragraph-properties fo:margin-top="0in" fo:margin-bottom="0.1965in" style:contextual-spacing="false"/>
    </style:style>
    <style:style style:name="P17" style:family="paragraph" style:parent-style-name="Footer">
      <style:paragraph-properties fo:text-align="end" style:justify-single-word="false"/>
    </style:style>
    <style:style style:name="T1" style:family="text">
      <style:text-properties fo:font-style="italic"/>
    </style:style>
    <style:style style:name="T2" style:family="text">
      <style:text-properties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PostgreSQL 9.4</text:h>
      <text:h text:style-name="P11" text:outline-level="1">Chapter 40. PL/pgSQL - процедурный язык <text:span text:style-name="acronym">SQL</text:span></text:h>
      <text:p text:style-name="P9"/>
      <text:h text:style-name="Heading_20_1" text:outline-level="1"><text:bookmark text:name="PLPGSQL-OVERVIEW"/>40.1. Обзор</text:h>
      <text:p text:style-name="Text_20_body">PL/pgSQL это процедурный язык для СУБД PostgreSQL. Целью проектирования PL/pgSQL было создание загружаемого процедурного языка, который: </text:p>
      <text:list xml:id="list5717036718562841885" text:style-name="L1">
        <text:list-item>
          <text:p text:style-name="P1">используется для создания функций и триггеров, </text:p>
        </text:list-item>
        <text:list-item>
          <text:p text:style-name="P1">добавляет управляющие структуры к языку <text:span text:style-name="acronym">SQL</text:span>, </text:p>
        </text:list-item>
        <text:list-item>
          <text:p text:style-name="P1">может выполнять сложные вычисления, </text:p>
        </text:list-item>
        <text:list-item>
          <text:p text:style-name="P1">наследует все пользовательские типы, функции и операторы, </text:p>
        </text:list-item>
        <text:list-item>
          <text:p text:style-name="P1">может быть определен как доверенный язык, </text:p>
        </text:list-item>
        <text:list-item>
          <text:p text:style-name="P1">прост в использовании. </text:p>
        </text:list-item>
      </text:list>
      <text:p text:style-name="Text_20_body">Функции PL/pgSQL могут использоваться везде, где допустимы встроенные функции. Например, можно создать функции со сложными вычислениями и условной логикой, а затем использовать их при определении операторов или в индексных выражениях. </text:p>
      <text:p text:style-name="Text_20_body">В версии PostgreSQL 9.0 и выше, PL/pgSQL устанавливается по умолчанию. Тем не менее, это по-прежнему загружаемый модуль и администраторы, особо заботящиеся о безопасности, могут удалить его при необходимости. </text:p>
      <text:h text:style-name="Heading_20_2" text:outline-level="2"><text:bookmark text:name="PLPGSQL-ADVANTAGES"/>40.1.1. Преимущества использования PL/pgSQL</text:h>
      <text:p text:style-name="Text_20_body">PostgreSQL и большинство других СУБД используют <text:span text:style-name="acronym">SQL</text:span> в качестве языка запросов. <text:span text:style-name="acronym">SQL</text:span> хорошо переносим и прост в изучении. Однако каждый оператор <text:span text:style-name="acronym">SQL</text:span> выполняется индивидуально на сервере базы данных. </text:p>
      <text:p text:style-name="Text_20_body">Это значит, что ваше клиентское приложение должно каждый запрос отправлять на сервер, ждать пока он будет обработан, получать результат, делать некоторые вычисления, затем отправлять последующие запросы на сервер. Всё это требует меж процессного взаимодействия, а также несет нагрузку на сеть, если клиент и сервер базы данных расположены на разных компьютерах. </text:p>
      <text:p text:style-name="Text_20_body">PL/pgSQL позволяет сгруппировать блок вычислений и последовательность запросов <text:span text:style-name="T1">внутри</text:span> <text:soft-page-break/>сервера базы данных, таким образом, мы получаем силу процедурного языка и простоту использования <text:span text:style-name="acronym">SQL</text:span> при значительной экономии накладных расходов на клиент-серверное взаимодействие. </text:p>
      <text:list xml:id="list7826696087487206110" text:style-name="L2">
        <text:list-item>
          <text:p text:style-name="P2">Исключаются дополнительные обращения между клиентом и сервером </text:p>
        </text:list-item>
        <text:list-item>
          <text:p text:style-name="P2">Промежуточные ненужные результаты не передаются между сервером и клиентом </text:p>
        </text:list-item>
        <text:list-item>
          <text:p text:style-name="P2">Есть возможность избежать многочисленных разборов одного запроса </text:p>
        </text:list-item>
      </text:list>
      <text:p text:style-name="Text_20_body">В результате это приводит к значительному увеличению производительности по сравнению с приложением, которое не использует хранимых функций. </text:p>
      <text:p text:style-name="Text_20_body">Кроме того, PL/pgSQL позволяет использовать все типы данных, операторы и функции <text:span text:style-name="acronym">SQL</text:span>. </text:p>
      <text:h text:style-name="Heading_20_2" text:outline-level="2"><text:bookmark text:name="PLPGSQL-ARGS-RESULTS"/>40.1.2. Поддерживаемые типы данных аргументов и возвращаемых значений</text:h>
      <text:p text:style-name="Text_20_body">PL/pgSQL функции могут принимать в качестве аргументов все поддерживаемые сервером скалярные типы данных или массивы, и возвращать в качестве результата любой из этих типов. Они могут принимать и возвращать именованные составные типы (строковый тип). Также есть возможность объявить PL/pgSQL функцию возвращающую <text:span text:style-name="Teletype">record</text:span>, это означает, что результатом является строковый тип, чьи столбцы будут определены в спецификации вызывающего запроса, как описано в <text:a xlink:type="simple" xlink:href="../../../../SRC/postgresql-9.4.1/doc/src/sgml/html/queries-table-expressions.html#QUERIES-TABLEFUNCTIONS">Section 7.2.1.4</text:a>. </text:p>
      <text:p text:style-name="Text_20_body">Использование маркера <text:span text:style-name="Teletype">VARIADIC</text:span> позволяет объявлять PL/pgSQL функции с переменным числом аргументов. Это работает точно так же, как и для SQL функций, как описано в <text:a xlink:type="simple" xlink:href="../../../../SRC/postgresql-9.4.1/doc/src/sgml/html/xfunc-sql.html#XFUNC-SQL-VARIADIC-FUNCTIONS">Section 35.4.5</text:a>. </text:p>
      <text:p text:style-name="Text_20_body">PL/pgSQL функции могут принимать и возвращать полиморфные типы <text:span text:style-name="Teletype">anyelement</text:span>, <text:span text:style-name="Teletype">anyarray</text:span>, <text:span text:style-name="Teletype">anynonarray</text:span>, <text:span text:style-name="Teletype">anyenum</text:span> и <text:span text:style-name="Teletype">anyrange</text:span>. В таких случаях фактические типы данных могут меняться от вызова к вызову, как описано в <text:a xlink:type="simple" xlink:href="../../../../SRC/postgresql-9.4.1/doc/src/sgml/html/extend-type-system.html#EXTEND-TYPES-POLYMORPHIC">Section 35.2.5</text:a>. Пример показан в <text:a xlink:type="simple" xlink:href="../../../../SRC/postgresql-9.4.1/doc/src/sgml/html/plpgsql-declarations.html#PLPGSQL-DECLARATION-PARAMETERS">Section 40.3.1</text:a>. </text:p>
      <text:p text:style-name="Text_20_body">PL/pgSQL функции могут возвращать "set" (или таблицу) любого типа, который может быть возвращен в качестве одного экземпляра. Такие функции генерируют вывод, выполняя команду <text:span text:style-name="Teletype">RETURN NEXT</text:span> для каждого элемента результирующего набора или <text:span text:style-name="Teletype">RETURN QUERY</text:span> для вывода результата запроса. </text:p>
      <text:p text:style-name="Text_20_body">Наконец, при отсутствии полезного возвращаемого значения, PL/pgSQL функция может возвращать <text:span text:style-name="Teletype">void</text:span>. </text:p>
      <text:p text:style-name="Text_20_body">PL/pgSQL функции можно объявить с выходными параметрами, вместо явного задания типа возвращаемого значения. Это не добавляет никаких фундаментальных возможностей языку, но часто бывает удобно, особенно для возвращения нескольких значений. Нотация <text:span text:style-name="Teletype">RETURNS TABLE</text:span> может использоваться вместо <text:span text:style-name="Teletype">RETURNS SETOF</text:span>. </text:p>
      <text:p text:style-name="Text_20_body">Конкретные примеры рассматриваются в <text:a xlink:type="simple" xlink:href="../../../../SRC/postgresql-9.4.1/doc/src/sgml/html/plpgsql-declarations.html#PLPGSQL-DECLARATION-PARAMETERS">Section 40.3.1</text:a> и <text:a xlink:type="simple" xlink:href="../../../../SRC/postgresql-9.4.1/doc/src/sgml/html/plpgsql-control-structures.html#PLPGSQL-STATEMENTS-RETURNING">Section 40.6.1</text:a>. </text:p>
      <text:h text:style-name="Heading_20_1" text:outline-level="1"><text:bookmark text:name="PLPGSQL-STRUCTURE"/><text:soft-page-break/>40.2. Структура PL/pgSQL</text:h>
      <text:p text:style-name="Text_20_body">PL/pgSQL это блочно-структурированный язык. Текст определения функции должен быть <text:span text:style-name="T1">блоком</text:span>. Структура блока: </text:p>
      <text:p text:style-name="Preformatted_20_Text">[ &lt;&lt;<text:span text:style-name="Teletype"><text:span text:style-name="T1">метка</text:span></text:span>&gt;&gt; ]</text:p>
      <text:p text:style-name="Preformatted_20_Text">[ DECLARE</text:p>
      <text:p text:style-name="Preformatted_20_Text"><text:s text:c="4"/><text:span text:style-name="Teletype"><text:span text:style-name="T1">объявления</text:span></text:span> ]</text:p>
      <text:p text:style-name="Preformatted_20_Text">BEGIN</text:p>
      <text:p text:style-name="Preformatted_20_Text"><text:s text:c="4"/><text:span text:style-name="Teletype"><text:span text:style-name="T1">операторы</text:span></text:span></text:p>
      <text:p text:style-name="P12">END [ <text:span text:style-name="Teletype"><text:span text:style-name="T1">метка</text:span></text:span> ];</text:p>
      <text:p text:style-name="Text_20_body">Каждое объявление и каждый оператор в блоке должны завершаться символом ";"(точка с запятой). Блок, вложенный в другой блок, должен иметь точку с запятой после <text:span text:style-name="Teletype">END</text:span>, как показано выше. Однако финальный <text:span text:style-name="Teletype">END</text:span>, завершающий тело функции, не требует точки с запятой. </text:p>
      <text:p text:style-name="Quotations"><text:span text:style-name="T2">Tip: </text:span>Распространенной ошибкой является добавление точки с запятой сразу после <text:span text:style-name="Teletype">BEGIN</text:span>. Это неправильно и приведет к синтаксической ошибке. </text:p>
      <text:p text:style-name="Text_20_body"><text:span text:style-name="Teletype"><text:span text:style-name="T1">Метка</text:span></text:span> требуется только тогда, когда нужно идентифицировать блок в операторе <text:span text:style-name="Teletype">EXIT</text:span>, или квалифицировать имена переменных объявленных в этом блоке. Если метка указана после <text:span text:style-name="Teletype">END</text:span>, то она должна совпадать с меткой в начале блока. </text:p>
      <text:p text:style-name="Text_20_body">Ключевые слова не чувствительны к регистру символов. Как и в обычных SQL командах, идентификаторы неявно преобразуются к нижнему регистру, если они не взяты в двойные кавычки. </text:p>
      <text:p text:style-name="Text_20_body">Комментарии в PL/pgSQL коде работают также как и в обычном SQL. Двойное тире (<text:span text:style-name="Teletype">--</text:span>) начинает комментарий, который завершается в конце строки. Блочный комментарий начинается с <text:span text:style-name="Teletype">/*</text:span> и завершается <text:span text:style-name="Teletype">*/</text:span>. Блочные комментарии могут быть вложенными. </text:p>
      <text:p text:style-name="Text_20_body">Любой оператор в выполняемой секции блока может быть <text:span text:style-name="T1">вложенным блоком</text:span>. Вложенные блоки используются для логической группировки нескольких операторов или локализации области действия переменных для группы операторов. Во время выполнения вложенного блока, переменные, объявленные в нем, скрывают переменные внешних блоков с такими же именами. Чтобы получить доступ к внешним переменным нужно квалифицировать их имена меткой блока. Например: </text:p>
      <text:p text:style-name="Preformatted_20_Text">CREATE FUNCTION somefunc() RETURNS integer AS $$</text:p>
      <text:p text:style-name="Preformatted_20_Text">&lt;&lt; outerblock &gt;&gt;</text:p>
      <text:p text:style-name="Preformatted_20_Text">DECLARE</text:p>
      <text:p text:style-name="Preformatted_20_Text"><text:s text:c="4"/>quantity integer := 30;</text:p>
      <text:p text:style-name="Preformatted_20_Text">BEGIN</text:p>
      <text:p text:style-name="Preformatted_20_Text"><text:s text:c="4"/>RAISE NOTICE 'Сейчас quantity = %', quantity; <text:s/>-- Выводится 30</text:p>
      <text:p text:style-name="Preformatted_20_Text"><text:s text:c="4"/>quantity := 50;</text:p>
      <text:p text:style-name="Preformatted_20_Text"><text:s text:c="4"/>--</text:p>
      <text:p text:style-name="Preformatted_20_Text"><text:s text:c="4"/>-- Создаем вложенный блок</text:p>
      <text:p text:style-name="Preformatted_20_Text"><text:s text:c="4"/>--</text:p>
      <text:p text:style-name="Preformatted_20_Text"><text:s text:c="4"/>DECLARE</text:p>
      <text:p text:style-name="Preformatted_20_Text"><text:s text:c="8"/>quantity integer := 80;</text:p>
      <text:p text:style-name="Preformatted_20_Text"><text:soft-page-break/><text:s text:c="4"/>BEGIN</text:p>
      <text:p text:style-name="Preformatted_20_Text"><text:s text:c="8"/>RAISE NOTICE 'Сейчас quantity = %', quantity; <text:s/>-- Выводится 80</text:p>
      <text:p text:style-name="Preformatted_20_Text"><text:s text:c="8"/>RAISE NOTICE 'Во внешнем блоке quantity = %', outerblock.quantity; <text:s/>-- Выводится 50</text:p>
      <text:p text:style-name="Preformatted_20_Text"><text:s text:c="4"/>END;</text:p>
      <text:p text:style-name="Preformatted_20_Text"/>
      <text:p text:style-name="Preformatted_20_Text"><text:s text:c="4"/>RAISE NOTICE 'Сейчас quantity = %', quantity; <text:s/>-- Выводится 50</text:p>
      <text:p text:style-name="Preformatted_20_Text"/>
      <text:p text:style-name="Preformatted_20_Text"><text:s text:c="4"/>RETURN quantity;</text:p>
      <text:p text:style-name="Preformatted_20_Text">END;</text:p>
      <text:p text:style-name="P12">$$ LANGUAGE plpgsql;</text:p>
      <text:p text:style-name="Quotations"><text:span text:style-name="T2">Note: </text:span>Существует скрытый "внешний блок", окружающий тело каждой PL/pgSQL функции. Этот блок содержит объявления параметров функции (если они есть), а также некоторые специальные переменные, такие как <text:span text:style-name="Teletype">FOUND</text:span> (смотри <text:a xlink:type="simple" xlink:href="../../../../SRC/postgresql-9.4.1/doc/src/sgml/html/plpgsql-statements.html#PLPGSQL-STATEMENTS-DIAGNOSTICS">Section 40.5.5</text:a>). Этот блок имеет метку, совпадающую с именем функции, таким образом, параметры и специальные переменные могут быть квалифицированы именем функции. </text:p>
      <text:p text:style-name="Text_20_body">Важно не путать использование <text:span text:style-name="Teletype">BEGIN</text:span>/<text:span text:style-name="Teletype">END</text:span> для группировки операторов в PL/pgSQL с одноименными SQL командами для управления транзакциями. <text:span text:style-name="Teletype">BEGIN</text:span>/<text:span text:style-name="Teletype">END</text:span> в PL/pgSQL служат только для группировки предложений; они не начинают и не заканчивают транзакции. Функции и триггерные процедуры всегда выполняются в рамках транзакции начатой во внешнем запросе - они не могут начать или завершить эту транзакцию, т.к. у них внутри нет контекста для выполнения таких действий. Однако блок содержащий секцию <text:span text:style-name="Teletype">EXCEPTION</text:span> создает вложенную транзакцию, которая может быть отменена, не затрагивая внешней транзакции. Дополнительно об этом смотри <text:a xlink:type="simple" xlink:href="../../../../SRC/postgresql-9.4.1/doc/src/sgml/html/plpgsql-control-structures.html#PLPGSQL-ERROR-TRAPPING">Section 40.6.6</text:a>. </text:p>
      <text:h text:style-name="Heading_20_1" text:outline-level="1"><text:bookmark text:name="PLPGSQL-DECLARATIONS"/>40.3. Объявления</text:h>
      <text:p text:style-name="Text_20_body">Все переменные, используемые в блоке, должны быть определены в секции объявления. (За исключением переменной-счетчика цикла <text:span text:style-name="Teletype">FOR</text:span>, которая объявляется автоматически. Для цикла по диапазону чисел автоматически объявляется целочисленная переменная, а для цикла по результатам курсора - переменная типа <text:span text:style-name="Teletype">record</text:span>.) </text:p>
      <text:p text:style-name="Text_20_body">PL/pgSQL переменные могут иметь любой тип данных SQL, такой как <text:span text:style-name="Teletype">integer</text:span>, <text:span text:style-name="Teletype">varchar</text:span>, <text:span text:style-name="Teletype">char</text:span>. </text:p>
      <text:p text:style-name="Text_20_body">Примеры объявления переменных: </text:p>
      <text:p text:style-name="Preformatted_20_Text">user_id integer;</text:p>
      <text:p text:style-name="Preformatted_20_Text">quantity numeric(5);</text:p>
      <text:p text:style-name="Preformatted_20_Text">url varchar;</text:p>
      <text:p text:style-name="Preformatted_20_Text">myrow tablename%ROWTYPE;</text:p>
      <text:p text:style-name="Preformatted_20_Text">myfield tablename.columnname%TYPE;</text:p>
      <text:p text:style-name="P12">arow RECORD;</text:p>
      <text:p text:style-name="Text_20_body">Общий синтаксис объявления переменной: </text:p>
      <text:p text:style-name="P12"><text:span text:style-name="Teletype"><text:span text:style-name="T1">name</text:span></text:span> [ CONSTANT ] <text:span text:style-name="Teletype"><text:span text:style-name="T1">type</text:span></text:span> [ COLLATE <text:span text:style-name="Teletype"><text:span text:style-name="T1">collation_name</text:span></text:span> ] [ NOT NULL ] [ { DEFAULT | := | = } <text:span text:style-name="Teletype"><text:span text:style-name="T1">expression</text:span></text:span> ];</text:p>
      <text:p text:style-name="Text_20_body"><text:soft-page-break/>Фраза <text:span text:style-name="Teletype">DEFAULT</text:span>, если присутствует, задает начальное значение, которое присваивается переменной при входе в блок. Если отсутствует, то переменная инициализируется SQL значением <text:span text:style-name="Teletype">NULL</text:span>. Опция <text:span text:style-name="Teletype">CONSTANT</text:span> предотвращает изменение значения переменной после инициализации, таким образом, значение остается постоянным в течение всего блока. Опция <text:span text:style-name="Teletype">COLLATE</text:span> определяет схему упорядочения, которая будет использоваться для этой переменной (смотри <text:a xlink:type="simple" xlink:href="../../../../SRC/postgresql-9.4.1/doc/src/sgml/html/plpgsql-declarations.html#PLPGSQL-DECLARATION-COLLATION">Section 40.3.6</text:a>). Если указано <text:span text:style-name="Teletype">NOT NULL</text:span>, то попытка присвоить <text:span text:style-name="Teletype">NULL</text:span> во время выполнения приведет к ошибке. Все переменные, объявленные как <text:span text:style-name="Teletype">NOT NULL</text:span>, должны иметь не пустые значения по умолчанию. Можно использовать знак равенства (<text:span text:style-name="Teletype">=</text:span>) вместо совместимого с PL/SQL <text:span text:style-name="Teletype">:=</text:span>. </text:p>
      <text:p text:style-name="Text_20_body">Значение по умолчанию вычисляется и присваивается переменной каждый раз при входе в блок (не только при первом вызове функции). Так, например, если переменная типа <text:span text:style-name="Teletype">timestamp</text:span> имеет функцию <text:span text:style-name="Teletype">now()</text:span> в качестве значения по умолчанию, это приведет к тому, что переменная всегда будет содержать время текущего вызова функции, а не время, когда функция была предварительно скомпилирована. </text:p>
      <text:p text:style-name="Text_20_body">Примеры: </text:p>
      <text:p text:style-name="Preformatted_20_Text">quantity integer DEFAULT 32;</text:p>
      <text:p text:style-name="Preformatted_20_Text">url varchar := 'http://mysite.com';</text:p>
      <text:p text:style-name="P12">user_id CONSTANT integer := 10;</text:p>
      <text:h text:style-name="Heading_20_2" text:outline-level="2"><text:bookmark text:name="PLPGSQL-DECLARATION-PARAMETERS"/>40.3.1. Объявление параметров функции</text:h>
      <text:p text:style-name="Text_20_body">Переданные в функцию параметры именуются идентификаторами <text:span text:style-name="Teletype">$1</text:span>, <text:span text:style-name="Teletype">$2</text:span>, и т.д. Дополнительно, для улучшения читаемости, можно объявить псевдонимы для параметров <text:span text:style-name="Teletype">$</text:span><text:span text:style-name="Teletype"><text:span text:style-name="T1">n</text:span></text:span>. Либо псевдоним, либо цифровой идентификатор используются для обозначения параметра. </text:p>
      <text:p text:style-name="Text_20_body">Создать псевдоним можно двумя способами. Предпочтительный способ это дать имя параметру в команде <text:span text:style-name="Teletype">CREATE FUNCTION</text:span>, например: </text:p>
      <text:p text:style-name="Preformatted_20_Text">CREATE FUNCTION sales_tax(subtotal real) RETURNS real AS $$</text:p>
      <text:p text:style-name="Preformatted_20_Text">BEGIN</text:p>
      <text:p text:style-name="Preformatted_20_Text"><text:s text:c="4"/>RETURN subtotal * 0.06;</text:p>
      <text:p text:style-name="Preformatted_20_Text">END;</text:p>
      <text:p text:style-name="P12">$$ LANGUAGE plpgsql;</text:p>
      <text:p text:style-name="Text_20_body">Другой способ это явное объявление псевдонима при помощи синтаксиса: </text:p>
      <text:p text:style-name="P12"><text:span text:style-name="Teletype"><text:span text:style-name="T1">name</text:span></text:span> ALIAS FOR $<text:span text:style-name="Teletype"><text:span text:style-name="T1">n</text:span></text:span>;</text:p>
      <text:p text:style-name="Text_20_body">Предыдущий пример для этого стиля выглядит так: </text:p>
      <text:p text:style-name="Preformatted_20_Text">CREATE FUNCTION sales_tax(real) RETURNS real AS $$</text:p>
      <text:p text:style-name="Preformatted_20_Text">DECLARE</text:p>
      <text:p text:style-name="Preformatted_20_Text"><text:s text:c="4"/>subtotal ALIAS FOR $1;</text:p>
      <text:p text:style-name="Preformatted_20_Text">BEGIN</text:p>
      <text:p text:style-name="Preformatted_20_Text"><text:s text:c="4"/>RETURN subtotal * 0.06;</text:p>
      <text:p text:style-name="Preformatted_20_Text">END;</text:p>
      <text:p text:style-name="P12"><text:soft-page-break/>$$ LANGUAGE plpgsql;</text:p>
      <text:p text:style-name="Quotations"><text:span text:style-name="T2">Note: </text:span>Эти два примера не полностью эквивалентны. В первом случае, на <text:span text:style-name="Teletype">subtotal</text:span> можно ссылаться как <text:span text:style-name="Teletype">sales_tax.subtotal</text:span>, а во втором случае такая ссылка невозможна. (Если бы к внутреннему блоку была добавлена метка, то <text:span text:style-name="Teletype">subtotal</text:span> можно было бы квалифицировать этой меткой.) </text:p>
      <text:p text:style-name="Text_20_body">Еще несколько примеров: </text:p>
      <text:p text:style-name="Preformatted_20_Text">CREATE FUNCTION instr(varchar, integer) RETURNS integer AS $$</text:p>
      <text:p text:style-name="Preformatted_20_Text">DECLARE</text:p>
      <text:p text:style-name="Preformatted_20_Text"><text:s text:c="4"/>v_string ALIAS FOR $1;</text:p>
      <text:p text:style-name="Preformatted_20_Text"><text:s text:c="4"/>index ALIAS FOR $2;</text:p>
      <text:p text:style-name="Preformatted_20_Text">BEGIN</text:p>
      <text:p text:style-name="Preformatted_20_Text"><text:s text:c="4"/>-- здесь вычисления, использующие v_string и index</text:p>
      <text:p text:style-name="Preformatted_20_Text">END;</text:p>
      <text:p text:style-name="Preformatted_20_Text">$$ LANGUAGE plpgsql;</text:p>
      <text:p text:style-name="Preformatted_20_Text"/>
      <text:p text:style-name="Preformatted_20_Text"/>
      <text:p text:style-name="Preformatted_20_Text">CREATE FUNCTION concat_selected_fields(in_t sometablename) RETURNS text AS $$</text:p>
      <text:p text:style-name="Preformatted_20_Text">BEGIN</text:p>
      <text:p text:style-name="Preformatted_20_Text"><text:s text:c="4"/>RETURN in_t.f1 || in_t.f3 || in_t.f5 || in_t.f7;</text:p>
      <text:p text:style-name="Preformatted_20_Text">END;</text:p>
      <text:p text:style-name="P12">$$ LANGUAGE plpgsql;</text:p>
      <text:p text:style-name="Text_20_body">Когда PL/pgSQL функция объявляется с выходными параметрами, им выдаются цифровые идентификаторы <text:span text:style-name="Teletype">$</text:span><text:span text:style-name="Teletype"><text:span text:style-name="T1">n</text:span></text:span> и для них можно создавать псевдонимы точно таким же способом, как и для обычных входных параметров. Выходной параметр это фактически переменная, стартующая с NULL и которой присваивается значение во время выполнения функции. Возвращается последнее присвоенное значение. Например, функция sales_tax может быть переписана так: </text:p>
      <text:p text:style-name="Preformatted_20_Text">CREATE FUNCTION sales_tax(subtotal real, OUT tax real) AS $$</text:p>
      <text:p text:style-name="Preformatted_20_Text">BEGIN</text:p>
      <text:p text:style-name="Preformatted_20_Text"><text:s text:c="4"/>tax := subtotal * 0.06;</text:p>
      <text:p text:style-name="Preformatted_20_Text">END;</text:p>
      <text:p text:style-name="P12">$$ LANGUAGE plpgsql;</text:p>
      <text:p text:style-name="Text_20_body">Обратите внимание, что мы опустили <text:span text:style-name="Teletype">RETURNS real</text:span> — хотя можно было и включить, но это было бы излишним. </text:p>
      <text:p text:style-name="Text_20_body">Выходные параметры наиболее полезны для возвращения нескольких значений. Простейший пример: </text:p>
      <text:p text:style-name="Preformatted_20_Text">CREATE FUNCTION sum_n_product(x int, y int, OUT sum int, OUT prod int) AS $$</text:p>
      <text:p text:style-name="Preformatted_20_Text">BEGIN</text:p>
      <text:p text:style-name="Preformatted_20_Text"><text:s text:c="4"/>sum := x + y;</text:p>
      <text:p text:style-name="Preformatted_20_Text"><text:s text:c="4"/>prod := x * y;</text:p>
      <text:p text:style-name="Preformatted_20_Text">END;</text:p>
      <text:p text:style-name="P12">$$ LANGUAGE plpgsql;</text:p>
      <text:p text:style-name="Text_20_body">Как обсуждалось в <text:a xlink:type="simple" xlink:href="../../../../SRC/postgresql-9.4.1/doc/src/sgml/html/xfunc-sql.html#XFUNC-OUTPUT-PARAMETERS">Section 35.4.4</text:a>, здесь фактически создается анонимный тип <text:span text:style-name="Teletype">record</text:span> для возвращения результата функции. Если используется фраза <text:span text:style-name="Teletype">RETURNS</text:span>, то она должна выглядеть как <text:span text:style-name="Teletype">RETURNS record</text:span>. </text:p>
      <text:p text:style-name="Text_20_body"><text:soft-page-break/>Есть еще способ объявить PL/pgSQL функцию с использованием <text:span text:style-name="Teletype">RETURNS TABLE</text:span>, например: </text:p>
      <text:p text:style-name="Preformatted_20_Text">CREATE FUNCTION extended_sales(p_itemno int)</text:p>
      <text:p text:style-name="Preformatted_20_Text">RETURNS TABLE(quantity int, total numeric) AS $$</text:p>
      <text:p text:style-name="Preformatted_20_Text">BEGIN</text:p>
      <text:p text:style-name="Preformatted_20_Text"><text:s text:c="4"/>RETURN QUERY SELECT s.quantity, s.quantity * s.price FROM sales s</text:p>
      <text:p text:style-name="Preformatted_20_Text"><text:s text:c="17"/>WHERE s.itemno = p_itemno;</text:p>
      <text:p text:style-name="Preformatted_20_Text">END;</text:p>
      <text:p text:style-name="P12">$$ LANGUAGE plpgsql;</text:p>
      <text:p text:style-name="Text_20_body">Это в точности соответствует объявлению одного или нескольких <text:span text:style-name="Teletype">OUT</text:span> параметров и указанию <text:span text:style-name="Teletype">RETURNS SETOF </text:span><text:span text:style-name="Teletype"><text:span text:style-name="T1">sometype</text:span></text:span>. </text:p>
      <text:p text:style-name="Text_20_body">Для PL/pgSQL функции, возвращающей полиморфный тип (<text:span text:style-name="Teletype">anyelement</text:span>, <text:span text:style-name="Teletype">anyarray</text:span>, <text:span text:style-name="Teletype">anynonarray</text:span>, <text:span text:style-name="Teletype">anyenum</text:span>, <text:span text:style-name="Teletype">anyrange</text:span>), создается специальный параметр <text:span text:style-name="Teletype">$0</text:span>. Его тип данных соответствует типу, фактически возвращаемому функцией, и который устанавливается на основании фактических типов входных параметров (смотри <text:a xlink:type="simple" xlink:href="../../../../SRC/postgresql-9.4.1/doc/src/sgml/html/extend-type-system.html#EXTEND-TYPES-POLYMORPHIC">Section 35.2.5</text:a>). Это позволяет функции получить доступ к фактически возвращаемому типу данных, как показано в <text:a xlink:type="simple" xlink:href="../../../../SRC/postgresql-9.4.1/doc/src/sgml/html/plpgsql-declarations.html#PLPGSQL-DECLARATION-TYPE">Section 40.3.3</text:a>. Параметр <text:span text:style-name="Teletype">$0</text:span> инициализируется в <text:span text:style-name="Teletype">NULL</text:span> и его можно изменять внутри функции. Таким образом, его можно использовать для хранения возвращаемого значения, хотя это не обязательно. Параметру <text:span text:style-name="Teletype">$0</text:span> можно дать псевдоним. В следующем примере функция работает с любым типом данных, поддерживающим оператор <text:span text:style-name="Teletype">+</text:span>: </text:p>
      <text:p text:style-name="Preformatted_20_Text">CREATE FUNCTION add_three_values(v1 anyelement, v2 anyelement, v3 anyelement)</text:p>
      <text:p text:style-name="Preformatted_20_Text">RETURNS anyelement AS $$</text:p>
      <text:p text:style-name="Preformatted_20_Text">DECLARE</text:p>
      <text:p text:style-name="Preformatted_20_Text"><text:s text:c="4"/>result ALIAS FOR $0;</text:p>
      <text:p text:style-name="Preformatted_20_Text">BEGIN</text:p>
      <text:p text:style-name="Preformatted_20_Text"><text:s text:c="4"/>result := v1 + v2 + v3;</text:p>
      <text:p text:style-name="Preformatted_20_Text"><text:s text:c="4"/>RETURN result;</text:p>
      <text:p text:style-name="Preformatted_20_Text">END;</text:p>
      <text:p text:style-name="P12">$$ LANGUAGE plpgsql;</text:p>
      <text:p text:style-name="Text_20_body">Такой же эффект получается при объявлении одного или нескольких выходных параметров полиморфного типа. При этом <text:span text:style-name="Teletype">$0</text:span> не создается; выходные параметры сами используются для этой цели. Например: </text:p>
      <text:p text:style-name="Preformatted_20_Text">CREATE FUNCTION add_three_values(v1 anyelement, v2 anyelement, v3 anyelement,</text:p>
      <text:p text:style-name="Preformatted_20_Text"><text:s text:c="33"/>OUT sum anyelement)</text:p>
      <text:p text:style-name="Preformatted_20_Text">AS $$</text:p>
      <text:p text:style-name="Preformatted_20_Text">BEGIN</text:p>
      <text:p text:style-name="Preformatted_20_Text"><text:s text:c="4"/>sum := v1 + v2 + v3;</text:p>
      <text:p text:style-name="Preformatted_20_Text">END;</text:p>
      <text:p text:style-name="P12">$$ LANGUAGE plpgsql;</text:p>
      <text:h text:style-name="Heading_20_2" text:outline-level="2"><text:bookmark text:name="PLPGSQL-DECLARATION-ALIAS"/>40.3.2. Псевдонимы (<text:span text:style-name="Teletype">ALIAS</text:span>)</text:h>
      <text:p text:style-name="P12"><text:span text:style-name="Teletype"><text:span text:style-name="T1">newname</text:span></text:span> ALIAS FOR <text:span text:style-name="Teletype"><text:span text:style-name="T1">oldname</text:span></text:span>;</text:p>
      <text:p text:style-name="Text_20_body">Синтаксис <text:span text:style-name="Teletype">ALIAS</text:span> более общий, чем предполагалось в предыдущем разделе: псевдонимы <text:soft-page-break/>можно объявлять для любых переменных, а не только для параметров функции. Основная практическая польза в том, чтобы назначить другие имена переменным с предопределенными названиями, таким как <text:span text:style-name="Teletype">NEW</text:span> или <text:span text:style-name="Teletype">OLD</text:span> в триггерной процедуре. </text:p>
      <text:p text:style-name="Text_20_body">Примеры: </text:p>
      <text:p text:style-name="Preformatted_20_Text">DECLARE</text:p>
      <text:p text:style-name="Preformatted_20_Text"><text:s text:c="2"/>prior ALIAS FOR old;</text:p>
      <text:p text:style-name="P12"><text:s text:c="2"/>updated ALIAS FOR new;</text:p>
      <text:p text:style-name="Text_20_body">Поскольку <text:span text:style-name="Teletype">ALIAS</text:span> дает два различных способа именования одних и тех же объектов, то его неограниченное использование может привести к путанице. Лучше всего использовать <text:span text:style-name="Teletype">ALIAS</text:span> для переименования предопределенных имен. </text:p>
      <text:h text:style-name="Heading_20_2" text:outline-level="2"><text:bookmark text:name="PLPGSQL-DECLARATION-TYPE"/>40.3.3. Наследование типов данных</text:h>
      <text:p text:style-name="P12"><text:span text:style-name="Teletype"><text:span text:style-name="T1">variable</text:span></text:span>%TYPE</text:p>
      <text:p text:style-name="Text_20_body">Конструкция <text:span text:style-name="Teletype">%TYPE</text:span> предоставляет тип данных переменной или столбца таблицы. Её можно использовать для объявления переменных, содержащих значения из базы данных. Например, для объявления переменной с таким же типом, как и столбец <text:span text:style-name="Teletype">user_id</text:span> в таблице <text:span text:style-name="Teletype">users</text:span> нужно написать: </text:p>
      <text:p text:style-name="P12">user_id users.user_id%TYPE;</text:p>
      <text:p text:style-name="Text_20_body">Используя <text:span text:style-name="Teletype">%TYPE</text:span> не нужно знать тип данных структуры, на которую ссылаетесь. И самое главное, если в будущем тип данных изменится (например: тип данных для <text:span text:style-name="Teletype">user_id</text:span> поменяется с <text:span text:style-name="Teletype">integer</text:span> на <text:span text:style-name="Teletype">real</text:span>), то вам может не понадобиться изменять определение функции. </text:p>
      <text:p text:style-name="Text_20_body">Использование <text:span text:style-name="Teletype">%TYPE</text:span> особенно полезно в полиморфных функциях, поскольку типы данных, необходимые для внутренних переменных, могут меняться от одного вызова к другому. Соответствующие переменные могут быть созданы с применением <text:span text:style-name="Teletype">%TYPE</text:span> к аргументам и возвращаемому значению функции. </text:p>
      <text:h text:style-name="Heading_20_2" text:outline-level="2"><text:bookmark text:name="PLPGSQL-DECLARATION-ROWTYPES"/>40.3.4. Строковый тип</text:h>
      <text:p text:style-name="Preformatted_20_Text"><text:span text:style-name="Teletype"><text:span text:style-name="T1">name</text:span></text:span> <text:span text:style-name="Teletype"><text:span text:style-name="T1">table_name</text:span></text:span><text:span text:style-name="Teletype">%ROWTYPE</text:span>;</text:p>
      <text:p text:style-name="P12"><text:span text:style-name="Teletype"><text:span text:style-name="T1">name</text:span></text:span> <text:span text:style-name="Teletype"><text:span text:style-name="T1">composite_type_name</text:span></text:span>;</text:p>
      <text:p text:style-name="Text_20_body">Переменная составного типа называется строковой (<text:span text:style-name="T1">row</text:span>) переменной или переменной строкового типа (<text:span text:style-name="T1">row-type</text:span>). Значением такой переменной может быть целая строка, полученная в результате выполнения запроса <text:span text:style-name="Teletype">SELECT</text:span> или <text:span text:style-name="Teletype">FOR</text:span>, при условии, что набор столбцов запроса соответствует заявленному типу переменной. Доступ к отдельным значениям полей строковой переменной осуществляется, как обычно, через точку, например <text:span text:style-name="Teletype">rowvar.field</text:span>. </text:p>
      <text:p text:style-name="Text_20_body">Строковая переменная может быть объявлена с таким же типом, как и строка в <text:soft-page-break/>существующей таблице или представлении, используя нотацию <text:span text:style-name="Teletype"><text:span text:style-name="T1">table_name</text:span></text:span><text:span text:style-name="Teletype">%ROWTYPE</text:span>; или при объявлении указывается имя составного типа. (Поскольку каждая таблица имеет соответствующий составной тип с таким же именем, то на самом деле, в PostgreSQL не имеет значения, пишите ли вы <text:span text:style-name="Teletype">%ROWTYPE</text:span> или нет. Но использование <text:span text:style-name="Teletype">%ROWTYPE</text:span> более переносимо.) </text:p>
      <text:p text:style-name="Text_20_body">Параметры функции могут быть составного типа (строки таблицы). В этом случае, соответствующий идентификатор <text:span text:style-name="Teletype">$</text:span><text:span text:style-name="Teletype"><text:span text:style-name="T1">n</text:span></text:span> будет строковой переменной, поля которой можно выбирать, например <text:span text:style-name="Teletype">$1.user_id</text:span>. </text:p>
      <text:p text:style-name="Text_20_body">Только определенные пользователем столбцы таблицы доступны в переменной строкового типа, но не OID или другие системные столбцы (потому что это может быть строка представления). Поля строкового типа наследуют размер и точность от типов данных столбцов таблицы, таких как <text:span text:style-name="Teletype">char(</text:span><text:span text:style-name="Teletype"><text:span text:style-name="T1">n</text:span></text:span><text:span text:style-name="Teletype">)</text:span>. </text:p>
      <text:p text:style-name="Text_20_body">Ниже приведен пример использования составных типов. <text:span text:style-name="Teletype">table1</text:span> и <text:span text:style-name="Teletype">table2</text:span> это существующие таблицы, имеющие, по меньшей мере, перечисленные столбцы: </text:p>
      <text:p text:style-name="Preformatted_20_Text">CREATE FUNCTION merge_fields(t_row table1) RETURNS text AS $$</text:p>
      <text:p text:style-name="Preformatted_20_Text">DECLARE</text:p>
      <text:p text:style-name="Preformatted_20_Text"><text:s text:c="4"/>t2_row table2%ROWTYPE;</text:p>
      <text:p text:style-name="Preformatted_20_Text">BEGIN</text:p>
      <text:p text:style-name="Preformatted_20_Text"><text:s text:c="4"/>SELECT * INTO t2_row FROM table2 WHERE ... ;</text:p>
      <text:p text:style-name="Preformatted_20_Text"><text:s text:c="4"/>RETURN t_row.f1 || t2_row.f3 || t_row.f5 || t2_row.f7;</text:p>
      <text:p text:style-name="Preformatted_20_Text">END;</text:p>
      <text:p text:style-name="Preformatted_20_Text">$$ LANGUAGE plpgsql;</text:p>
      <text:p text:style-name="Preformatted_20_Text"/>
      <text:p text:style-name="P12">SELECT merge_fields(t.*) FROM table1 t WHERE ... ;</text:p>
      <text:h text:style-name="Heading_20_2" text:outline-level="2"><text:bookmark text:name="PLPGSQL-DECLARATION-RECORDS"/>40.3.5. Тип <text:span text:style-name="Teletype">record</text:span></text:h>
      <text:p text:style-name="P12"><text:span text:style-name="Teletype"><text:span text:style-name="T1">name</text:span></text:span> RECORD;</text:p>
      <text:p text:style-name="Text_20_body">Переменные типа <text:span text:style-name="Teletype">record</text:span> похожи на переменные строкового типа, но они не имеют предопределенной структуры. Они приобретают фактическую структуру от строки, которая им присваивается командами <text:span text:style-name="Teletype">SELECT</text:span> или <text:span text:style-name="Teletype">FOR</text:span>. Структура переменной типа <text:span text:style-name="Teletype">record</text:span> может меняться каждый раз при присвоении значения. Следствием этого является то, что пока значение не присвоено первый раз, переменная типа <text:span text:style-name="Teletype">record</text:span> не имеет структуры и любая попытка получить доступ к отдельному полю приведет к ошибке во время исполнения. </text:p>
      <text:p text:style-name="Text_20_body">Обратите внимание, что <text:span text:style-name="Teletype">RECORD</text:span> это не подлинный тип данных, а только лишь заполнитель. Также следует понимать, что PL/pgSQL функция, имеющая тип возвращаемого значения <text:span text:style-name="Teletype">record</text:span>, это не то же самое, что и переменная типа <text:span text:style-name="Teletype">record</text:span>, хотя такая функция может использовать переменную типа <text:span text:style-name="Teletype">record</text:span> для хранения своего результата. В обоих случаях фактическая структура строки не известна по время создания функции, но для функции возвращающей <text:span text:style-name="Teletype">record</text:span> фактическая структура определяется во время разбора вызывающего запроса, в то время как переменная типа <text:span text:style-name="Teletype">record</text:span> может менять свою структуру на лету. </text:p>
      <text:h text:style-name="Heading_20_2" text:outline-level="2"><text:bookmark text:name="PLPGSQL-DECLARATION-COLLATION"/><text:soft-page-break/>40.3.6. Упорядочение PL/pgSQL переменных</text:h>
      <text:p text:style-name="Text_20_body">При каждом вызове PL/pgSQL функции определяется схема упорядочения, которая зависит от соответствующих схем каждого фактического аргумента, как описано в <text:a xlink:type="simple" xlink:href="../../../../SRC/postgresql-9.4.1/doc/src/sgml/html/collation.html">Section 22.2</text:a>. Если схема упорядочения успешно определена (т.е. среди аргументов нет конфликтов между неявными схемами упорядочения), то все соответствующие параметры неявно трактуются как имеющие эту схему упорядочения. Внутри функции это будет влиять на поведение операторов, зависящих от используемой схемы упорядочения. Рассмотрим пример: </text:p>
      <text:p text:style-name="Preformatted_20_Text">CREATE FUNCTION less_than(a text, b text) RETURNS boolean AS $$</text:p>
      <text:p text:style-name="Preformatted_20_Text">BEGIN</text:p>
      <text:p text:style-name="Preformatted_20_Text"><text:s text:c="4"/>RETURN a &lt; b;</text:p>
      <text:p text:style-name="Preformatted_20_Text">END;</text:p>
      <text:p text:style-name="Preformatted_20_Text">$$ LANGUAGE plpgsql;</text:p>
      <text:p text:style-name="Preformatted_20_Text"/>
      <text:p text:style-name="Preformatted_20_Text">SELECT less_than(text_field_1, text_field_2) FROM table1;</text:p>
      <text:p text:style-name="P12">SELECT less_than(text_field_1, text_field_2 COLLATE "C") FROM table1;</text:p>
      <text:p text:style-name="Text_20_body">В первом случае <text:span text:style-name="Source_20_Text">less_than</text:span> будет использовать для сравнения общую схему упорядочения для <text:span text:style-name="Teletype">text_field_1</text:span> и <text:span text:style-name="Teletype">text_field_2</text:span>, в то время как во втором случае будет использоваться схема <text:span text:style-name="Teletype">C</text:span>. </text:p>
      <text:p text:style-name="Text_20_body">Кроме того, определенная для вызова функции схема упорядочения также будет использоваться для любых локальных переменных соответствующего типа. Таким образом, функция не станет работать по-другому, если её переписать так: </text:p>
      <text:p text:style-name="Preformatted_20_Text">CREATE FUNCTION less_than(a text, b text) RETURNS boolean AS $$</text:p>
      <text:p text:style-name="Preformatted_20_Text">DECLARE</text:p>
      <text:p text:style-name="Preformatted_20_Text"><text:s text:c="4"/>local_a text := a;</text:p>
      <text:p text:style-name="Preformatted_20_Text"><text:s text:c="4"/>local_b text := b;</text:p>
      <text:p text:style-name="Preformatted_20_Text">BEGIN</text:p>
      <text:p text:style-name="Preformatted_20_Text"><text:s text:c="4"/>RETURN local_a &lt; local_b;</text:p>
      <text:p text:style-name="Preformatted_20_Text">END;</text:p>
      <text:p text:style-name="P12">$$ LANGUAGE plpgsql;</text:p>
      <text:p text:style-name="Text_20_body">Если нет параметров с типами данных, требующих схемы упорядочения, или для параметров невозможно определить общую схему, тогда параметры и локальные переменные используют схемы по умолчанию их типа данных (которые обычно совпадают со схемой по умолчанию базы данных, но могут отличаться для переменных доменных типов). </text:p>
      <text:p text:style-name="Text_20_body">Локальная переменная может иметь схему упорядочения отличную от схемы по умолчанию. Для этого используется опция <text:span text:style-name="Teletype">COLLATE</text:span> в объявлении переменной, например: </text:p>
      <text:p text:style-name="Preformatted_20_Text">DECLARE</text:p>
      <text:p text:style-name="P12"><text:s text:c="4"/>local_a text COLLATE "en_US";</text:p>
      <text:p text:style-name="Text_20_body">Эта опция переопределяет схему упорядочения, которую получила бы переменная в соответствии с вышеуказанными правилами. </text:p>
      <text:p text:style-name="Text_20_body">И, конечно же, можно явно указывать опцию <text:span text:style-name="Teletype">COLLATE</text:span> для конкретных операций внутри функции, если к ним требуется применить конкретную схему упорядочения. Например: </text:p>
      <text:p text:style-name="Preformatted_20_Text"><text:soft-page-break/>CREATE FUNCTION less_than_c(a text, b text) RETURNS boolean AS $$</text:p>
      <text:p text:style-name="Preformatted_20_Text">BEGIN</text:p>
      <text:p text:style-name="Preformatted_20_Text"><text:s text:c="4"/>RETURN a &lt; b COLLATE "C";</text:p>
      <text:p text:style-name="Preformatted_20_Text">END;</text:p>
      <text:p text:style-name="P12">$$ LANGUAGE plpgsql;</text:p>
      <text:p text:style-name="Text_20_body">Как и в обычной SQL команде, это переопределяет схемы упорядочения, связанные с полями таблицы, параметрами и локальными переменными, которые используются в данном выражении. </text:p>
      <text:h text:style-name="Heading_20_1" text:outline-level="1"><text:bookmark text:name="PLPGSQL-EXPRESSIONS"/>40.4. Выражения</text:h>
      <text:p text:style-name="Text_20_body">Все выражения, используемые в PL/pgSQL операторах, обрабатываются основной <text:span text:style-name="acronym">SQL</text:span> машиной сервера. Например, для вычисления такого выражения: </text:p>
      <text:p text:style-name="P12">IF <text:span text:style-name="Teletype"><text:span text:style-name="T1">expression</text:span></text:span> THEN ...</text:p>
      <text:p text:style-name="Text_20_body">PL/pgSQL отправит следующий запрос SQL машине: </text:p>
      <text:p text:style-name="P12">SELECT <text:span text:style-name="Teletype"><text:span text:style-name="T1">expression</text:span></text:span></text:p>
      <text:p text:style-name="Text_20_body">При формировании команды <text:span text:style-name="Teletype">SELECT</text:span>, все вхождения имен PL/pgSQL переменных, заменяются параметрами, как подробно описано в <text:a xlink:type="simple" xlink:href="../../../../SRC/postgresql-9.4.1/doc/src/sgml/html/plpgsql-implementation.html#PLPGSQL-VAR-SUBST">Section 40.10.1</text:a>. Это позволяет один раз подготовить план выполнения команды <text:span text:style-name="Teletype">SELECT</text:span> и повторно использовать его в последующих вычислениях с различными значениями переменных. Таким образом, при первом использовании выражения, по сути происходит выполнение команды <text:span text:style-name="Teletype">PREPARE</text:span>. Например, если мы объявили две целочисленные переменные <text:span text:style-name="Teletype">x</text:span> и <text:span text:style-name="Teletype">y</text:span>, и написали: </text:p>
      <text:p text:style-name="P12">IF x &lt; y THEN ...</text:p>
      <text:p text:style-name="Text_20_body">то, что реально происходит за сценой, эквивалентно: </text:p>
      <text:p text:style-name="P12">PREPARE <text:span text:style-name="Teletype"><text:span text:style-name="T1">statement_name</text:span></text:span>(integer, integer) AS SELECT $1 &lt; $2;</text:p>
      <text:p text:style-name="Text_20_body">и затем, эта подготовленная команда исполняется (<text:span text:style-name="Teletype">EXECUTE</text:span>) для каждого оператора <text:span text:style-name="Teletype">IF</text:span> с текущими значениями PL/pgSQL переменных, переданных как значения параметров. Обычно эти детали не важны для пользователей PL/pgSQL, но их полезно знать при диагностировании проблем. Более подробная информация появится в <text:a xlink:type="simple" xlink:href="../../../../SRC/postgresql-9.4.1/doc/src/sgml/html/plpgsql-implementation.html#PLPGSQL-PLAN-CACHING">Section 40.10.2</text:a>. </text:p>
      <text:h text:style-name="Heading_20_1" text:outline-level="1"><text:bookmark text:name="PLPGSQL-STATEMENTS"/>40.5. Основные операторы</text:h>
      <text:p text:style-name="Text_20_body">В этом и последующих разделах, описаны все типы операторов, которые понимает PL/pgSQL. Все, что не признается в качестве одного из этих типов операторов, считается командой SQL и отправляется для исполнения в основную машину базы данных, как описано в <text:a xlink:type="simple" xlink:href="../../../../SRC/postgresql-9.4.1/doc/src/sgml/html/plpgsql-statements.html#PLPGSQL-STATEMENTS-SQL-NORESULT">Section 40.5.2</text:a> и <text:a xlink:type="simple" xlink:href="../../../../SRC/postgresql-9.4.1/doc/src/sgml/html/plpgsql-statements.html#PLPGSQL-STATEMENTS-SQL-ONEROW">Section 40.5.3</text:a>. </text:p>
      <text:h text:style-name="Heading_20_2" text:outline-level="2"><text:bookmark text:name="PLPGSQL-STATEMENTS-ASSIGNMENT"/><text:soft-page-break/>40.5.1. Присваивания</text:h>
      <text:p text:style-name="Text_20_body">Присвоение значения PL/pgSQL переменной записывается в виде: </text:p>
      <text:p text:style-name="P12"><text:span text:style-name="Teletype"><text:span text:style-name="T1">variable</text:span></text:span> { := | = } <text:span text:style-name="Teletype"><text:span text:style-name="T1">expression</text:span></text:span>;</text:p>
      <text:p text:style-name="Text_20_body">Как описывалось ранее, выражение в таком операторе вычисляется с помощью SQL команды <text:span text:style-name="Teletype">SELECT</text:span>, посылаемой в основную машину базы данных. Выражение должно получить одно значение (возможно, значение строки, если переменная строкового типа или типа <text:span text:style-name="Teletype">record</text:span>). Целевая переменная может быть простой переменной (опционально квалифицированной именем блока), полем в переменной строкового типа или записи; или элементом массива, который является простой переменной или полем. Для присвоения можно использовать знак равенства (<text:span text:style-name="Teletype">=</text:span>) вместо совместимого с PL/SQL <text:span text:style-name="Teletype">:=</text:span>. </text:p>
      <text:p text:style-name="Text_20_body">Если результирующий тип данных выражения не соответствует типу данных переменной, или переменная имеет определенный размер/точность (как <text:span text:style-name="Teletype">char(20)</text:span>), то результирующее значение будет неявно преобразовано интерпретатором PL/pgSQL, используя функцию вывода типа данных результата и функцию ввода типа данных переменной. Заметим, что это потенциально может привести к ошибкам времени выполнения в функции ввода, если формат строки результирующего значения не допустим для функции ввода. </text:p>
      <text:p text:style-name="Text_20_body">Примеры: </text:p>
      <text:p text:style-name="Preformatted_20_Text">tax := subtotal * 0.06;</text:p>
      <text:p text:style-name="P12">my_record.user_id := 20;</text:p>
      <text:h text:style-name="Heading_20_2" text:outline-level="2"><text:bookmark text:name="PLPGSQL-STATEMENTS-SQL-NORESULT"/>40.5.2. Выполнение команды, не возвращающей результат</text:h>
      <text:p text:style-name="Text_20_body">В PL/pgSQL функции можно выполнить любую команду SQL, не возвращающую строк, просто написав эту команду (например <text:span text:style-name="Teletype">INSERT</text:span> без фразы <text:span text:style-name="Teletype">RETURNING</text:span>). </text:p>
      <text:p text:style-name="Text_20_body">Имя любой PL/pgSQL переменной в тексте команды рассматривается как параметр, а затем текущее значение переменной подставляется в качестве значения параметра во время выполнения. Это в точности совпадает с описанной ранее обработкой для выражений; подробнее смотри <text:a xlink:type="simple" xlink:href="../../../../SRC/postgresql-9.4.1/doc/src/sgml/html/plpgsql-implementation.html#PLPGSQL-VAR-SUBST">Section 40.10.1</text:a>. </text:p>
      <text:p text:style-name="Text_20_body">При выполнении SQL команды таким образом, PL/pgSQL может кэшировать и повторно использовать план выполнения команды, как обсуждается в <text:a xlink:type="simple" xlink:href="../../../../SRC/postgresql-9.4.1/doc/src/sgml/html/plpgsql-implementation.html#PLPGSQL-PLAN-CACHING">Section 40.10.2</text:a>. </text:p>
      <text:p text:style-name="Text_20_body">Иногда бывает полезно вычислить значение выражения или запроса <text:span text:style-name="Teletype">SELECT</text:span>, но отказаться от результата, например, при вызове функции, у которой есть побочные эффекты, но нет полезного результата. Для этого в PL/pgSQL, используется оператор <text:span text:style-name="Teletype">PERFORM</text:span>: </text:p>
      <text:p text:style-name="P12">PERFORM <text:span text:style-name="Teletype"><text:span text:style-name="T1">query</text:span></text:span>;</text:p>
      <text:p text:style-name="Text_20_body">Эта команда выполняет <text:span text:style-name="Teletype"><text:span text:style-name="T1">query</text:span></text:span> и отбрасывает результат. Запросы (<text:span text:style-name="Teletype"><text:span text:style-name="T1">query</text:span></text:span>) пишутся таким же образом, как и в команде SQL <text:span text:style-name="Teletype">SELECT</text:span>, но ключевое слово <text:span text:style-name="Teletype">SELECT</text:span> заменяется на <text:span text:style-name="Teletype">PERFORM</text:span>. Для запросов <text:span text:style-name="Teletype">WITH</text:span>, после <text:span text:style-name="Teletype">PERFORM</text:span> нужно поместить запрос в скобки. (В этом случае, <text:soft-page-break/>запрос может вернуть только одну строку.) PL/pgSQL переменные будут подставлены в запрос так же, как и в команду, не возвращающую результат, план запроса также кэшируется. Кроме того, специальная переменная <text:span text:style-name="Teletype">FOUND</text:span> устанавливается в истину, если запрос возвращает, по крайней мере, одну строку, или ложь, если не возвращает ни одной строки (смотри <text:a xlink:type="simple" xlink:href="../../../../SRC/postgresql-9.4.1/doc/src/sgml/html/plpgsql-statements.html#PLPGSQL-STATEMENTS-DIAGNOSTICS">Section 40.5.5</text:a>). </text:p>
      <text:p text:style-name="Quotations"><text:span text:style-name="T2">Note: </text:span>Можно предположить, что такой же результат получается непосредственно командой <text:span text:style-name="Teletype">SELECT</text:span>, но в настоящее время использование <text:span text:style-name="Teletype">PERFORM</text:span> является единственным способом. Команда SQL, которая может возвращать строки, например <text:span text:style-name="Teletype">SELECT</text:span>, будет отклонена с ошибкой, если не имеет фразы <text:span text:style-name="Teletype">INTO</text:span>, как описано в следующем разделе. </text:p>
      <text:p text:style-name="Text_20_body">Пример: </text:p>
      <text:p text:style-name="P12">PERFORM create_mv('cs_session_page_requests_mv', my_query);</text:p>
      <text:h text:style-name="Heading_20_2" text:outline-level="2"><text:bookmark text:name="PLPGSQL-STATEMENTS-SQL-ONEROW"/>40.5.3. Выполнение запроса, возвращающего одну строку</text:h>
      <text:p text:style-name="Text_20_body">Результат SQL команды, возвращающей одну строку (возможно из нескольких столбцов), может быть присвоен переменной типа <text:span text:style-name="Teletype">record</text:span>, переменной строкового типа или списку скалярных переменных. Для этого нужно к основной команде SQL добавить фразу <text:span text:style-name="Teletype">INTO</text:span>. Так, например: </text:p>
      <text:p text:style-name="Preformatted_20_Text">SELECT <text:span text:style-name="Teletype"><text:span text:style-name="T1">select_expressions</text:span></text:span> INTO [STRICT] <text:span text:style-name="Teletype"><text:span text:style-name="T1">target</text:span></text:span> FROM ...;</text:p>
      <text:p text:style-name="Preformatted_20_Text">INSERT ... RETURNING <text:span text:style-name="Teletype"><text:span text:style-name="T1">expressions</text:span></text:span> INTO [STRICT] <text:span text:style-name="Teletype"><text:span text:style-name="T1">target</text:span></text:span>;</text:p>
      <text:p text:style-name="Preformatted_20_Text">UPDATE ... RETURNING <text:span text:style-name="Teletype"><text:span text:style-name="T1">expressions</text:span></text:span> INTO [STRICT] <text:span text:style-name="Teletype"><text:span text:style-name="T1">target</text:span></text:span>;</text:p>
      <text:p text:style-name="P12">DELETE ... RETURNING <text:span text:style-name="Teletype"><text:span text:style-name="T1">expressions</text:span></text:span> INTO [STRICT] <text:span text:style-name="Teletype"><text:span text:style-name="T1">target</text:span></text:span>;</text:p>
      <text:p text:style-name="Text_20_body">где <text:span text:style-name="Teletype"><text:span text:style-name="T1">target</text:span></text:span> может быть переменной типа <text:span text:style-name="Teletype">record</text:span>, строковой переменной или разделенным через запятую списком скалярных переменных, полей записи/строки. PL/pgSQL переменные подставляются в оставшуюся часть запроса, план выполнения кэшируется, так же, как было описано выше для команд, не возвращающих строки. Это работает для команд <text:span text:style-name="Teletype">SELECT</text:span>, <text:span text:style-name="Teletype">INSERT</text:span>/<text:span text:style-name="Teletype">UPDATE</text:span>/<text:span text:style-name="Teletype">DELETE</text:span> с фразой <text:span text:style-name="Teletype">RETURNING</text:span> и утилит, возвращающих результат в виде набора строк (таких, как <text:span text:style-name="Teletype">EXPLAIN</text:span>). За исключением фразы <text:span text:style-name="Teletype">INTO</text:span>, это те же SQL команды, как их можно написать вне PL/pgSQL. </text:p>
      <text:p text:style-name="Quotations"><text:span text:style-name="T2">Tip: </text:span>Обратите внимание, что данная интерпретация <text:span text:style-name="Teletype">SELECT</text:span> с <text:span text:style-name="Teletype">INTO</text:span> полностью отличается от PostgreSQL команды <text:span text:style-name="Teletype">SELECT INTO</text:span>, где в <text:span text:style-name="Teletype">INTO</text:span> указывается вновь создаваемая таблица. Если вы хотите в PL/pgSQL функции создать таблицу, основанную на результате команды <text:span text:style-name="Teletype">SELECT</text:span>, используйте синтаксис <text:span text:style-name="Teletype">CREATE TABLE ... AS SELECT</text:span>. </text:p>
      <text:p text:style-name="Text_20_body">Если результат запроса присваивается переменной строкового типа или списку переменных, то они должны в точности соответствовать по количеству и типам данных столбцам результата, иначе произойдет ошибка во время выполнения. Если используется переменная типа <text:span text:style-name="Teletype">record</text:span>, то она автоматически приводится к строковому типу результата запроса. </text:p>
      <text:p text:style-name="Text_20_body">Фраза INTO может появиться практически в любом месте SQL команды. Обычно её <text:soft-page-break/>записывают непосредственно перед или сразу после списка <text:span text:style-name="Teletype"><text:span text:style-name="T1">select_expressions</text:span></text:span> в <text:span text:style-name="Teletype">SELECT</text:span> или в конце команды для команд других типов. Рекомендуется следовать этому соглашению на случай, если парсер PL/pgSQL станет более строгим в будущих версиях. </text:p>
      <text:p text:style-name="Text_20_body">Если опция <text:span text:style-name="Teletype">STRICT</text:span> не указана во фразе <text:span text:style-name="Teletype">INTO</text:span>, то в <text:span text:style-name="Teletype"><text:span text:style-name="T1">target</text:span></text:span> присваивается первая строка возвращенная запросом; или NULL, если запрос не вернул строк. (Заметим, что понятие "первая строка" не четко определено без использования <text:span text:style-name="Teletype">ORDER BY</text:span>.) Все остальные строки результата после первой отбрасываются. Можно проверить специальную переменную <text:span text:style-name="Teletype">FOUND</text:span> (смотри <text:a xlink:type="simple" xlink:href="../../../../SRC/postgresql-9.4.1/doc/src/sgml/html/plpgsql-statements.html#PLPGSQL-STATEMENTS-DIAGNOSTICS">Section 40.5.5</text:a>), чтобы определить была ли возвращена запись: </text:p>
      <text:p text:style-name="Preformatted_20_Text">SELECT * INTO myrec FROM emp WHERE empname = myname;</text:p>
      <text:p text:style-name="Preformatted_20_Text">IF NOT FOUND THEN</text:p>
      <text:p text:style-name="Preformatted_20_Text"><text:s text:c="4"/>RAISE EXCEPTION 'Сотрудник % не найден', myname;</text:p>
      <text:p text:style-name="P12">END IF;</text:p>
      <text:p text:style-name="Text_20_body">Если опция <text:span text:style-name="Teletype">STRICT</text:span> указана, то запрос должен вернуть ровно одну строку или произойдет ошибка во время выполнения: либо <text:span text:style-name="Teletype">NO_DATA_FOUND</text:span> (нет строк), либо <text:span text:style-name="Teletype">TOO_MANY_ROWS</text:span> (более одной строки). Можно использовать секцию исключений в блоке для обработки ошибок, например: </text:p>
      <text:p text:style-name="Preformatted_20_Text">BEGIN</text:p>
      <text:p text:style-name="Preformatted_20_Text"><text:s text:c="4"/>SELECT * INTO STRICT myrec FROM emp WHERE empname = myname;</text:p>
      <text:p text:style-name="Preformatted_20_Text"><text:s text:c="4"/>EXCEPTION</text:p>
      <text:p text:style-name="Preformatted_20_Text"><text:s text:c="8"/>WHEN NO_DATA_FOUND THEN</text:p>
      <text:p text:style-name="Preformatted_20_Text"><text:s text:c="12"/>RAISE EXCEPTION 'Сотрудник % не найден', myname;</text:p>
      <text:p text:style-name="Preformatted_20_Text"><text:s text:c="8"/>WHEN TOO_MANY_ROWS THEN</text:p>
      <text:p text:style-name="Preformatted_20_Text"><text:s text:c="12"/>RAISE EXCEPTION 'Сотрудник % уже существует', myname;</text:p>
      <text:p text:style-name="P12">END;</text:p>
      <text:p text:style-name="Text_20_body">После успешного выполнения команды с опцией <text:span text:style-name="Teletype">STRICT</text:span>, значение переменной <text:span text:style-name="Teletype">FOUND</text:span> всегда устанавливается в истину. </text:p>
      <text:p text:style-name="Text_20_body">Для <text:span text:style-name="Teletype">INSERT</text:span>/<text:span text:style-name="Teletype">UPDATE</text:span>/<text:span text:style-name="Teletype">DELETE</text:span> с <text:span text:style-name="Teletype">RETURNING</text:span>, PL/pgSQL возвращает ошибку, если выбрано более одной строки, даже в том случае, когда опция <text:span text:style-name="Teletype">STRICT</text:span> не указана. Так происходит потому, что у этих команд нет возможности, типа <text:span text:style-name="Teletype">ORDER BY</text:span>, указать какая из задействованных строк должна быть возвращена. </text:p>
      <text:p text:style-name="Text_20_body">Если для функции доступна опция <text:span text:style-name="Teletype">print_strict_params</text:span>, то при возникновении ошибки, связанной с нарушением условия <text:span text:style-name="Teletype">STRICT</text:span>, в детальную (<text:span text:style-name="Teletype">DETAIL</text:span>) часть сообщения об ошибке будет включена информация о параметрах переданных запросу. Изменить значение <text:span text:style-name="Teletype">print_strict_params</text:span> можно установкой параметра <text:span text:style-name="Teletype">plpgsql.print_strict_params</text:span>. Но это повлияет только функции скомпилированные после изменения. Для конкретной функции можно использовать опцию компилятора, например: </text:p>
      <text:p text:style-name="Preformatted_20_Text">CREATE FUNCTION get_userid(username text) RETURNS int</text:p>
      <text:p text:style-name="Preformatted_20_Text">AS $$</text:p>
      <text:p text:style-name="Preformatted_20_Text">#print_strict_params on</text:p>
      <text:p text:style-name="Preformatted_20_Text">DECLARE</text:p>
      <text:p text:style-name="Preformatted_20_Text"><text:s text:c="4"/>userid int;</text:p>
      <text:p text:style-name="Preformatted_20_Text"><text:soft-page-break/>BEGIN</text:p>
      <text:p text:style-name="Preformatted_20_Text"><text:s text:c="4"/>SELECT users.userid INTO STRICT userid</text:p>
      <text:p text:style-name="Preformatted_20_Text"><text:s text:c="8"/>FROM users WHERE users.username = get_userid.username;</text:p>
      <text:p text:style-name="Preformatted_20_Text"><text:s text:c="4"/>RETURN userid;</text:p>
      <text:p text:style-name="Preformatted_20_Text">END</text:p>
      <text:p text:style-name="P12">$$ LANGUAGE plpgsql;</text:p>
      <text:p text:style-name="Text_20_body">В случае сбоя, будет сформировано примерно такое сообщение об ошибке </text:p>
      <text:p text:style-name="Preformatted_20_Text">ERROR: <text:s/>query returned no rows</text:p>
      <text:p text:style-name="Preformatted_20_Text">DETAIL: <text:s/>parameters: $1 = 'nosuchuser'</text:p>
      <text:p text:style-name="P12">CONTEXT: <text:s/>PL/pgSQL function get_userid(text) line 6 at SQL statement</text:p>
      <text:p text:style-name="Quotations"><text:span text:style-name="T2">Note: </text:span>Опция <text:span text:style-name="Teletype">STRICT</text:span> совпадает с поведением <text:span text:style-name="Teletype">SELECT INTO</text:span> и соответствующих операторов в Oracle PL/SQL. </text:p>
      <text:p text:style-name="Text_20_body">Как действовать в случаях, когда требуется обработать несколько строк результата смотри в <text:a xlink:type="simple" xlink:href="../../../../SRC/postgresql-9.4.1/doc/src/sgml/html/plpgsql-control-structures.html#PLPGSQL-RECORDS-ITERATING">Section 40.6.4</text:a>. </text:p>
      <text:h text:style-name="Heading_20_2" text:outline-level="2"><text:bookmark text:name="PLPGSQL-STATEMENTS-EXECUTING-DYN"/>40.5.4. Выполнение динамически формируемых команд</text:h>
      <text:p text:style-name="Text_20_body">Часто требуется динамически формировать команды внутри PL/pgSQL функций, то есть такие команды, в которых при каждом выполнении могут использоваться разные таблицы или типы данных. Обычная практика PL/pgSQL кэшировать планы выполнения (как описано в <text:a xlink:type="simple" xlink:href="../../../../SRC/postgresql-9.4.1/doc/src/sgml/html/plpgsql-implementation.html#PLPGSQL-PLAN-CACHING">Section 40.10.2</text:a>), в случае с динамическими командами, работать не будет. Для исполнения динамических команд предусмотрен оператор <text:span text:style-name="Teletype">EXECUTE</text:span>: </text:p>
      <text:p text:style-name="P12">EXECUTE <text:span text:style-name="Teletype"><text:span text:style-name="T1">command-string</text:span></text:span> [ INTO [STRICT] <text:span text:style-name="Teletype"><text:span text:style-name="T1">target</text:span></text:span> ] [ USING <text:span text:style-name="Teletype"><text:span text:style-name="T1">expression</text:span></text:span> [, ... ] ];</text:p>
      <text:p text:style-name="Text_20_body">где <text:span text:style-name="Teletype"><text:span text:style-name="T1">command-string</text:span></text:span> это выражение, формирующее строку (типа <text:span text:style-name="Teletype">text</text:span>) с текстом команды, которую нужно выполнить. Необязательный <text:span text:style-name="Teletype"><text:span text:style-name="T1">target</text:span></text:span>, куда присваивается результат команды, может быть переменной типа <text:span text:style-name="Teletype">record</text:span>, строковой переменной или разделенным через запятую списком скалярных переменных, полей записи/строки. Необязательные выражения во фразе <text:span text:style-name="Teletype">USING</text:span> формируют значения, которые будут вставлены в команду. </text:p>
      <text:p text:style-name="Text_20_body">В сформированном тексте команды замена имен переменных PL/pgSQL на их значения проводиться не будет. Все необходимые значения переменных должны быть вставлены в командную строку при её построении, либо нужно использовать параметры, как описано ниже. </text:p>
      <text:p text:style-name="Text_20_body">Также, нет никакого плана кэширования для команд, выполняемых с помощью <text:span text:style-name="Teletype">EXECUTE</text:span>. Вместо этого, план создается каждый раз при выполнении. Таким образом, строка команды может динамически создаваться внутри функции для выполнения действий с различными таблицами и столбцами. </text:p>
      <text:p text:style-name="Text_20_body">Фраза <text:span text:style-name="Teletype">INTO</text:span> указывает, куда должны быть присвоены результаты SQL команды, возвращающей строки. Если используется переменная строкового типа или список переменных, то они должны в точности соответствовать структуре результата запроса (когда используется переменная типа <text:span text:style-name="Teletype">record</text:span>, она автоматически приводится к строковому типу <text:soft-page-break/>результата запроса). Если возвращается несколько строк, то только первая будет присвоена переменной(-ым) в <text:span text:style-name="Teletype">INTO</text:span>. Если не возвращается ни одной строки, то присваивается NULL. При отсутствии фразы <text:span text:style-name="Teletype">INTO</text:span> результаты запроса отбрасываются. </text:p>
      <text:p text:style-name="Text_20_body">С опцией <text:span text:style-name="Teletype">STRICT</text:span> запрос должен вернуть ровно одну строку, иначе выдается сообщение об ошибке. </text:p>
      <text:p text:style-name="Text_20_body">В тексте команды можно использовать значения параметров, ссылки на параметры обозначаются как <text:span text:style-name="Teletype">$1</text:span>, <text:span text:style-name="Teletype">$2</text:span> и т.д. Эти символы указывают на значения, находящиеся во фразе <text:span text:style-name="Teletype">USING</text:span>. Такой метод зачастую предпочтительнее, чем вставка значений в команду в виде текста: это позволяет избегать во время исполнения дополнительных расходов на преобразования значений в текст и обратно, и менее подвержено атакам при помощи SQL-инъекций, так как не требуется заключать текст в кавычки и экранировать символы. Пример: </text:p>
      <text:p text:style-name="Preformatted_20_Text">EXECUTE 'SELECT count(*) FROM mytable WHERE inserted_by = $1 AND inserted &lt;= $2'</text:p>
      <text:p text:style-name="Preformatted_20_Text"><text:s text:c="3"/>INTO c</text:p>
      <text:p text:style-name="P12"><text:s text:c="3"/>USING checked_user, checked_date;</text:p>
      <text:p text:style-name="Text_20_body">Обратите внимание, что символы параметров могут быть использованы только в местах, где должны быть значения. Если требуется динамически формировать имена таблиц или столбцов, то их необходимо вставлять в виде текста. Например, если в предыдущем запросе необходимо динамически задавать имя таблицы, можно сделать следующее: </text:p>
      <text:p text:style-name="Preformatted_20_Text">EXECUTE 'SELECT count(*) FROM '</text:p>
      <text:p text:style-name="Preformatted_20_Text"><text:s text:c="4"/>|| tabname::regclass</text:p>
      <text:p text:style-name="Preformatted_20_Text"><text:s text:c="4"/>|| ' WHERE inserted_by = $1 AND inserted &lt;= $2'</text:p>
      <text:p text:style-name="Preformatted_20_Text"><text:s text:c="3"/>INTO c</text:p>
      <text:p text:style-name="P12"><text:s text:c="3"/>USING checked_user, checked_date;</text:p>
      <text:p text:style-name="Text_20_body">Еще одно ограничение состоит в том, что символы параметров могут использоваться только в командах <text:span text:style-name="Teletype">SELECT</text:span>, <text:span text:style-name="Teletype">INSERT</text:span>, <text:span text:style-name="Teletype">UPDATE</text:span> и <text:span text:style-name="Teletype">DELETE</text:span>. В других типах операторов (обычно называемых утилитами), необходимо вставлять значения в виде текста, даже там, где требуются просто значения. </text:p>
      <text:p text:style-name="Text_20_body">Команда <text:span text:style-name="Teletype">EXECUTE</text:span> c неизменяемым текстом и параметрами во фразе USING (как в первом примере выше), функционально эквивалентна команде записанной напрямую в PL/pgSQL, в которой переменные PL/pgSQL автоматически заменяются значениями. Важное отличие в том, что <text:span text:style-name="Teletype">EXECUTE</text:span>, при каждом исполнении, заново строит план команды с учетом текущих значений параметров, тогда как PL/pgSQL строит общий план выполнения и кэширует его при повторном использовании. В тех случаях, когда наилучший план выполнения сильно зависит от значений параметров, может быть полезно использовать <text:span text:style-name="Teletype">EXECUTE</text:span>, для гарантии того, что не будет выбран общий план. </text:p>
      <text:p text:style-name="Text_20_body">В настоящее время, команда <text:span text:style-name="Teletype">SELECT INTO</text:span> не поддерживается в <text:span text:style-name="Teletype">EXECUTE</text:span>, вместо этого нужно выполнять обычный <text:span text:style-name="Teletype">SELECT</text:span> и использовать фразу <text:span text:style-name="Teletype">INTO</text:span> самой команды <text:span text:style-name="Teletype">EXECUTE</text:span>. </text:p>
      <text:p text:style-name="Quotations"><text:span text:style-name="T2">Note: </text:span>Оператор <text:span text:style-name="Teletype">EXECUTE</text:span> в PL/pgSQL не имеет отношения к одноименному SQL оператору сервера PostgreSQL. Серверный <text:span text:style-name="Teletype">EXECUTE</text:span> не может напрямую <text:soft-page-break/>использоваться в PL/pgSQL функциях (и в этом нет необходимости). </text:p>
      <text:p text:style-name="P3"><text:bookmark text:name="PLPGSQL-QUOTE-LITERAL-EXAMPLE"/>Example 40-1. Использование кавычек в динамических запросах</text:p>
      <text:p text:style-name="Text_20_body">При работе с динамическими командами часто приходится иметь дело с экранированием одинарных кавычек. Рекомендуемым методом для взятия текста в кавычки в теле функции является экранирование знаками доллара. (Если имеется унаследованный код, не использующий этот метод, пожалуйста, обратитесь к обзору в <text:a xlink:type="simple" xlink:href="../../../../SRC/postgresql-9.4.1/doc/src/sgml/html/plpgsql-development-tips.html#PLPGSQL-QUOTE-TIPS">Section 40.11.1</text:a>, это поможет сэкономить усилия при переводе кода к более приемлемому виду.) </text:p>
      <text:p text:style-name="Text_20_body">Необходимо соблюдать осторожность при вставке динамических значений в конструируемый текст запроса, так как они могут сами содержать кавычки. Пример (предполагается, что тело функции экранируется знаками доллара, поэтому кавычки не нужно дублировать): </text:p>
      <text:p text:style-name="Preformatted_20_Text">EXECUTE 'UPDATE tbl SET '</text:p>
      <text:p text:style-name="Preformatted_20_Text"><text:s text:c="8"/>|| quote_ident(colname)</text:p>
      <text:p text:style-name="Preformatted_20_Text"><text:s text:c="8"/>|| ' = '</text:p>
      <text:p text:style-name="Preformatted_20_Text"><text:s text:c="8"/>|| quote_literal(newvalue)</text:p>
      <text:p text:style-name="Preformatted_20_Text"><text:s text:c="8"/>|| ' WHERE key = '</text:p>
      <text:p text:style-name="P12"><text:s text:c="8"/>|| quote_literal(keyvalue);</text:p>
      <text:p text:style-name="Text_20_body">Этот пример демонстрирует использование функций <text:span text:style-name="Source_20_Text">quote_ident</text:span> и <text:span text:style-name="Source_20_Text">quote_literal</text:span> (смотри <text:a xlink:type="simple" xlink:href="../../../../SRC/postgresql-9.4.1/doc/src/sgml/html/functions-string.html">Section 9.4</text:a>). Для надежности, выражения, содержащие идентификаторы столбцов и таблиц должны использовать функцию <text:span text:style-name="Source_20_Text">quote_ident</text:span> при добавлении в текст запроса. А для выражений со значениями, которые должны быть обычными строками, используется функция <text:span text:style-name="Source_20_Text">quote_literal</text:span>. Эти функции выполняют соответствующие шаги, чтобы вернуть текст, по ситуации заключенный в двойные или одинарные кавычки и с правильно экранированными специальными символами. </text:p>
      <text:p text:style-name="Text_20_body">Так как функция <text:span text:style-name="Source_20_Text">quote_literal</text:span> помечена как <text:span text:style-name="Teletype">STRICT</text:span>, то она всегда возвращает NULL, если переданный ей аргумент имеет значение NULL. В приведенном выше примере, если <text:span text:style-name="Teletype">newvalue</text:span> или <text:span text:style-name="Teletype">keyvalue</text:span> были NULL, вся строка с текстом запроса станет NULL, что приведет к ошибке в <text:span text:style-name="Teletype">EXECUTE</text:span>. Для избегания этой проблемы, используйте функцию <text:span text:style-name="Source_20_Text">quote_nullable</text:span>, которая работает так же, как <text:span text:style-name="Source_20_Text">quote_literal</text:span> за исключением того, что при вызове с пустым аргументом, возвращает строку 'NULL'. Например: </text:p>
      <text:p text:style-name="Preformatted_20_Text">EXECUTE 'UPDATE tbl SET '</text:p>
      <text:p text:style-name="Preformatted_20_Text"><text:s text:c="8"/>|| quote_ident(colname)</text:p>
      <text:p text:style-name="Preformatted_20_Text"><text:s text:c="8"/>|| ' = '</text:p>
      <text:p text:style-name="Preformatted_20_Text"><text:s text:c="8"/>|| quote_nullable(newvalue)</text:p>
      <text:p text:style-name="Preformatted_20_Text"><text:s text:c="8"/>|| ' WHERE key = '</text:p>
      <text:p text:style-name="P12"><text:s text:c="8"/>|| quote_nullable(keyvalue);</text:p>
      <text:p text:style-name="Text_20_body">Если вы имеете дело со значениями, которые могут быть пустыми, то, как правило, нужно использовать <text:span text:style-name="Source_20_Text">quote_nullable</text:span> вместо <text:span text:style-name="Source_20_Text">quote_literal</text:span>. </text:p>
      <text:p text:style-name="Text_20_body">Как обычно, необходимо убедиться, что пустые значения в запросе не принесут неожиданных результатов. Например, следующая фраза <text:span text:style-name="Teletype">WHERE</text:span> </text:p>
      <text:p text:style-name="P12">'WHERE key = ' || quote_nullable(keyvalue)</text:p>
      <text:p text:style-name="Text_20_body"><text:soft-page-break/>никогда не вернет истину, если <text:span text:style-name="Teletype">keyvalue</text:span> - NULL, так как применение <text:span text:style-name="Teletype">=</text:span> с операндом, имеющим значение NULL, всегда дает NULL. Если требуется, чтобы NULL обрабатывалось как обычное значение, то фразу выше нужно переписать так: </text:p>
      <text:p text:style-name="P12">'WHERE key IS NOT DISTINCT FROM ' || quote_nullable(keyvalue)</text:p>
      <text:p text:style-name="Text_20_body">(В настоящее время <text:span text:style-name="Teletype">IS NOT DISTINCT FROM</text:span> работает менее эффективно чем <text:span text:style-name="Teletype">=</text:span>, так что используйте этот способ, если это действительно необходимо. Смотри <text:a xlink:type="simple" xlink:href="../../../../SRC/postgresql-9.4.1/doc/src/sgml/html/functions-comparison.html">Section 9.2</text:a> для более подробной информации о работе с NULL и <text:span text:style-name="Teletype">IS DISTINCT</text:span>.) </text:p>
      <text:p text:style-name="Text_20_body">Обратите внимание, что использование знака $ полезно только для взятия в кавычки фиксированного текста. Плохая идея написать этот пример так: </text:p>
      <text:p text:style-name="Preformatted_20_Text">EXECUTE 'UPDATE tbl SET '</text:p>
      <text:p text:style-name="Preformatted_20_Text"><text:s text:c="8"/>|| quote_ident(colname)</text:p>
      <text:p text:style-name="Preformatted_20_Text"><text:s text:c="8"/>|| ' = $$'</text:p>
      <text:p text:style-name="Preformatted_20_Text"><text:s text:c="8"/>|| newvalue</text:p>
      <text:p text:style-name="Preformatted_20_Text"><text:s text:c="8"/>|| '$$ WHERE key = '</text:p>
      <text:p text:style-name="P12"><text:s text:c="8"/>|| quote_literal(keyvalue);</text:p>
      <text:p text:style-name="Text_20_body">потому что <text:span text:style-name="Teletype">newvalue</text:span> может также содержать <text:span text:style-name="Teletype">$$</text:span>. Эта же проблема может возникнуть и с любым другим разделителем, используемым после знака <text:span text:style-name="Teletype">$</text:span>. Поэтому, чтобы безопасно заключить заранее неизвестный текст в кавычки, <text:span text:style-name="T1">нужно</text:span> использовать соответствующие функции: <text:span text:style-name="Source_20_Text">quote_literal</text:span>, <text:span text:style-name="Source_20_Text">quote_nullable</text:span>, или <text:span text:style-name="Source_20_Text">quote_ident</text:span>. </text:p>
      <text:p text:style-name="Text_20_body">Динамические операторы SQL также могут быть безопасно сконструированы при помощи функции <text:span text:style-name="Source_20_Text">format</text:span> (смотри <text:a xlink:type="simple" xlink:href="../../../../SRC/postgresql-9.4.1/doc/src/sgml/html/functions-string.html">Section 9.4</text:a>).Так, например: </text:p>
      <text:p text:style-name="P12">EXECUTE format('UPDATE tbl SET %I = %L WHERE key = %L', colname, newvalue, keyvalue);</text:p>
      <text:p text:style-name="Text_20_body">Функцию <text:span text:style-name="Source_20_Text">format</text:span> можно использовать в сочетании с фразой <text:span text:style-name="Teletype">USING</text:span>: </text:p>
      <text:p text:style-name="Preformatted_20_Text">EXECUTE format('UPDATE tbl SET %I = $1 WHERE key = $2', colname)</text:p>
      <text:p text:style-name="P12"><text:s text:c="3"/>USING newvalue, keyvalue;</text:p>
      <text:p text:style-name="Text_20_body">Это более эффективная форма, так как параметры <text:span text:style-name="Teletype">newvalue</text:span> и <text:span text:style-name="Teletype">keyvalue</text:span> не преобразуются в текст. </text:p>
      <text:p text:style-name="Text_20_body">Более объемный пример использования динамической команды и <text:span text:style-name="Teletype">EXECUTE</text:span> можно увидеть в <text:a xlink:type="simple" xlink:href="../../../../SRC/postgresql-9.4.1/doc/src/sgml/html/plpgsql-porting.html#PLPGSQL-PORTING-EX2">Example 40-9</text:a>. В нем создается и динамически выполняется команда <text:span text:style-name="Teletype">CREATE FUNCTION</text:span> для определения новой функции. </text:p>
      <text:h text:style-name="Heading_20_2" text:outline-level="2"><text:bookmark text:name="PLPGSQL-STATEMENTS-DIAGNOSTICS"/>40.5.5. Статус выполнения команды</text:h>
      <text:p text:style-name="Text_20_body">Существует несколько способов определить статус выполнения команды. Первый способ заключается в использовании команды <text:span text:style-name="Teletype">GET DIAGNOSTICS</text:span>, которая имеет следующий вид: </text:p>
      <text:p text:style-name="P12">GET [ CURRENT ] DIAGNOSTICS <text:span text:style-name="Teletype"><text:span text:style-name="T1">variable</text:span></text:span> { = | := } <text:span text:style-name="Teletype"><text:span text:style-name="T1">item</text:span></text:span> [ , ... ];</text:p>
      <text:p text:style-name="Text_20_body">Эта команда позволяет получить значения индикаторов состояния системы. Каждый <text:span text:style-name="Teletype"><text:span text:style-name="T1">item</text:span></text:span> <text:soft-page-break/>является ключевым словом, идентифицирующим значение состояния, которое будет присвоено указанной переменной. Переменная должна быть соответствующего типа данных. В настоящий момент доступны следующие индикаторы: <text:span text:style-name="Teletype">ROW_COUNT</text:span> - количество строк, обработанных последней командой <text:span text:style-name="acronym">SQL</text:span>; <text:span text:style-name="Teletype">RESULT_OID</text:span> - OID последней строки, вставленной последней выполненной командой <text:span text:style-name="acronym">SQL</text:span>. Обратите внимание, что получать <text:span text:style-name="Teletype">RESULT_OID</text:span> имеет смысл только после вставки (<text:span text:style-name="Teletype">INSERT</text:span>) записей в таблицу, содержащую OID. Для <text:span text:style-name="Teletype">GET DIAGNOSTICS</text:span> можно использовать двоеточие-равно (<text:span text:style-name="Teletype">:=</text:span>) вместо <text:span text:style-name="Teletype">=</text:span> в стандарте SQL. </text:p>
      <text:p text:style-name="Text_20_body">Пример: </text:p>
      <text:p text:style-name="P12">GET DIAGNOSTICS integer_var = ROW_COUNT;</text:p>
      <text:p text:style-name="Text_20_body">Второй способ определения статуса выполнения команды заключается в проверке значения специальной переменной <text:span text:style-name="Teletype">FOUND</text:span>, имеющей тип <text:span text:style-name="Teletype">boolean</text:span>. При вызове PL/pgSQL функции, переменная <text:span text:style-name="Teletype">FOUND</text:span> инициализируется в ложь. Далее, значение переменной изменяется следующими операторами: </text:p>
      <text:list xml:id="list6339201712013824309" text:style-name="L3">
        <text:list-item>
          <text:p text:style-name="P4"><text:span text:style-name="Teletype">SELECT INTO</text:span> устанавливает <text:span text:style-name="Teletype">FOUND</text:span> в истину, если строка присвоена, или в ложь, если строки не выбраны. </text:p>
        </text:list-item>
        <text:list-item>
          <text:p text:style-name="P4"><text:span text:style-name="Teletype">PERFORM</text:span> устанавливает <text:span text:style-name="Teletype">FOUND</text:span> в истину если строки выбраны (затем они отбрасываются), или в ложь, если строки не выбраны. </text:p>
        </text:list-item>
        <text:list-item>
          <text:p text:style-name="P4"><text:span text:style-name="Teletype">UPDATE</text:span>, <text:span text:style-name="Teletype">INSERT</text:span> и <text:span text:style-name="Teletype">DELETE</text:span> устанавливают <text:span text:style-name="Teletype">FOUND</text:span> в истину, если при их выполнении была задействована хотя бы одна строка, или в ложь, если ни одна строка не была задействована. </text:p>
        </text:list-item>
        <text:list-item>
          <text:p text:style-name="P4"><text:span text:style-name="Teletype">FETCH</text:span> устанавливают <text:span text:style-name="Teletype">FOUND</text:span> в истину, если команда вернула строку, или ложь, если строка не выбрана. </text:p>
        </text:list-item>
        <text:list-item>
          <text:p text:style-name="P4"><text:span text:style-name="Teletype">MOVE</text:span> устанавливает <text:span text:style-name="Teletype">FOUND</text:span> в истину при успешном перемещении курсора, в противном случае - в ложь. </text:p>
        </text:list-item>
        <text:list-item>
          <text:p text:style-name="P4"><text:span text:style-name="Teletype">FOR</text:span>, как и <text:span text:style-name="Teletype">FOREACH</text:span>, устанавливают <text:span text:style-name="Teletype">FOUND</text:span> в истину, если была произведена хотя бы одна итерация цикла, в противном случае - в ложь. При этом значение <text:span text:style-name="Teletype">FOUND</text:span> будет установлено только после выхода из цикла. Пока цикл выполняется, оператор цикла не изменяет значение переменной. Но другие операторы внутри цикла могут менять значение <text:span text:style-name="Teletype">FOUND</text:span>. </text:p>
        </text:list-item>
        <text:list-item>
          <text:p text:style-name="P4"><text:span text:style-name="Teletype">RETURN QUERY</text:span> и <text:span text:style-name="Teletype">RETURN QUERY EXECUTE</text:span> устанавливают <text:span text:style-name="Teletype">FOUND</text:span> в истину, если запрос вернул хотя бы одну строку, или в ложь, если строки не выбраны. </text:p>
        </text:list-item>
      </text:list>
      <text:p text:style-name="Text_20_body">Другие операторы PL/pgSQL не меняют значение <text:span text:style-name="Teletype">FOUND</text:span>. Помните в частности, что <text:span text:style-name="Teletype">EXECUTE</text:span> изменяет вывод <text:span text:style-name="Teletype">GET DIAGNOSTICS</text:span>, но не меняет <text:span text:style-name="Teletype">FOUND</text:span>. </text:p>
      <text:p text:style-name="Text_20_body"><text:span text:style-name="Teletype">FOUND</text:span> является локальной переменной в каждой функции PL/pgSQL и любые её изменения, влияют только на текущую функцию. </text:p>
      <text:h text:style-name="Heading_20_2" text:outline-level="2"><text:bookmark text:name="PLPGSQL-STATEMENTS-NULL"/><text:soft-page-break/>40.5.6. Не делать ничего</text:h>
      <text:p text:style-name="Text_20_body">Иногда бывает полезен оператор, который не делает ничего. Например, он может показывать, что одна из ветвей if/then/else сознательно оставлена пустой. Для этих целей используется <text:span text:style-name="Teletype">NULL</text:span>: </text:p>
      <text:p text:style-name="P12">NULL;</text:p>
      <text:p text:style-name="Text_20_body">В следующем примере два фрагмента кода эквивалентны: </text:p>
      <text:p text:style-name="Preformatted_20_Text">BEGIN</text:p>
      <text:p text:style-name="Preformatted_20_Text"><text:s text:c="4"/>y := x / 0;</text:p>
      <text:p text:style-name="Preformatted_20_Text">EXCEPTION</text:p>
      <text:p text:style-name="Preformatted_20_Text"><text:s text:c="4"/>WHEN division_by_zero THEN</text:p>
      <text:p text:style-name="Preformatted_20_Text"><text:s text:c="8"/>NULL; <text:s/>-- игнорируем ошибку</text:p>
      <text:p text:style-name="P12">END;</text:p>
      <text:p text:style-name="Preformatted_20_Text">BEGIN</text:p>
      <text:p text:style-name="Preformatted_20_Text"><text:s text:c="4"/>y := x / 0;</text:p>
      <text:p text:style-name="Preformatted_20_Text">EXCEPTION</text:p>
      <text:p text:style-name="Preformatted_20_Text"><text:s text:c="4"/>WHEN division_by_zero THEN <text:s/>-- игнорируем ошибку</text:p>
      <text:p text:style-name="P12">END;</text:p>
      <text:p text:style-name="Text_20_body">Какой вариант выбрать - дело вкуса. </text:p>
      <text:p text:style-name="Quotations"><text:span text:style-name="T2">Note: </text:span>В Oracle PL/SQL оператор не может отсутствовать, поэтому <text:span text:style-name="Teletype">NULL</text:span> <text:span text:style-name="T1">обязателен</text:span> в подобных ситуациях. В PL/pgSQL разрешается не писать ничего. </text:p>
      <text:h text:style-name="Heading_20_1" text:outline-level="1"><text:bookmark text:name="PLPGSQL-CONTROL-STRUCTURES"/>40.6. Управляющие структуры</text:h>
      <text:p text:style-name="Text_20_body">Управляющие структуры, вероятно, наиболее полезная и важная часть PL/pgSQL. С их помощью можно очень гибко и эффективно манипулировать данными PostgreSQL. </text:p>
      <text:h text:style-name="Heading_20_2" text:outline-level="2"><text:bookmark text:name="PLPGSQL-STATEMENTS-RETURNING"/>40.6.1. Команды для возврата значения из функции</text:h>
      <text:p text:style-name="Text_20_body">Две команды позволяют вернуть данные из функции: <text:span text:style-name="Teletype">RETURN</text:span> и <text:span text:style-name="Teletype">RETURN NEXT</text:span>. </text:p>
      <text:h text:style-name="Heading_20_3" text:outline-level="3"><text:bookmark text:name="AEN60482"/>40.6.1.1. <text:span text:style-name="Teletype">RETURN</text:span></text:h>
      <text:p text:style-name="P12">RETURN <text:span text:style-name="Teletype"><text:span text:style-name="T1">expression</text:span></text:span>;</text:p>
      <text:p text:style-name="Text_20_body"><text:span text:style-name="Teletype">RETURN</text:span> с последующим выражением прекращает выполнение функции и возвращает значение выражения в вызывающую программу. Эта форма используется для функций PL/pgSQL, которые не возвращают набор строк. </text:p>
      <text:p text:style-name="Text_20_body">В функции, возвращающей скалярный тип, результирующее выражение автоматически приводится к типу возвращаемого значения. Однако чтобы вернуть составной тип (строку), возвращаемое выражение должно в точности содержать требуемый набор столбцов. При этом может потребоваться явное привидение типов. </text:p>
      <text:p text:style-name="Text_20_body"><text:soft-page-break/>Для функции с выходными параметрами просто используйте <text:span text:style-name="Teletype">RETURN</text:span> без выражения. Будут возвращены текущие значения выходных параметров. </text:p>
      <text:p text:style-name="Text_20_body">Для функции, возвращающей <text:span text:style-name="Teletype">void</text:span>, <text:span text:style-name="Teletype">RETURN</text:span> можно использовать в любом месте, но без выражения после <text:span text:style-name="Teletype">RETURN</text:span>. </text:p>
      <text:p text:style-name="Text_20_body">Возвращаемое значение функции не может остаться не определенным. Если достигнут конец блока верхнего уровня, а оператор <text:span text:style-name="Teletype">RETURN</text:span> так и не встретился, происходит ошибка времени исполнения. Это не касается функций с выходными параметрами и функций, возвращающих <text:span text:style-name="Teletype">void</text:span>. Для них, оператор <text:span text:style-name="Teletype">RETURN</text:span> выполняется автоматически по окончании блока верхнего уровня. </text:p>
      <text:p text:style-name="Text_20_body">Несколько примеров: </text:p>
      <text:p text:style-name="Preformatted_20_Text">-- Функции возвращающие скалярный тип данных</text:p>
      <text:p text:style-name="Preformatted_20_Text">RETURN 1 + 2;</text:p>
      <text:p text:style-name="Preformatted_20_Text">RETURN scalar_var;</text:p>
      <text:p text:style-name="Preformatted_20_Text"/>
      <text:p text:style-name="Preformatted_20_Text">-- Функции возвращающие составной тип данных</text:p>
      <text:p text:style-name="Preformatted_20_Text">RETURN composite_type_var;</text:p>
      <text:p text:style-name="P12">RETURN (1, 2, 'three'::text); <text:s/>-- требуется приведение типов</text:p>
      <text:h text:style-name="Heading_20_3" text:outline-level="3"><text:bookmark text:name="AEN60503"/>40.6.1.2. <text:span text:style-name="Teletype">RETURN NEXT</text:span> и <text:span text:style-name="Teletype">RETURN QUERY</text:span></text:h>
      <text:p text:style-name="Preformatted_20_Text">RETURN NEXT <text:span text:style-name="Teletype"><text:span text:style-name="T1">expression</text:span></text:span>;</text:p>
      <text:p text:style-name="Preformatted_20_Text">RETURN QUERY <text:span text:style-name="Teletype"><text:span text:style-name="T1">query</text:span></text:span>;</text:p>
      <text:p text:style-name="P12">RETURN QUERY EXECUTE <text:span text:style-name="Teletype"><text:span text:style-name="T1">command-string</text:span></text:span> [ USING <text:span text:style-name="Teletype"><text:span text:style-name="T1">expression</text:span></text:span> [, ... ] ];</text:p>
      <text:p text:style-name="Text_20_body">Для PL/pgSQL функций, возвращающих <text:span text:style-name="Teletype">SETOF </text:span><text:span text:style-name="Teletype"><text:span text:style-name="T1">sometype</text:span></text:span>, нужно действовать несколько по иному. Отдельные элементы возвращаемого значения формируются командами <text:span text:style-name="Teletype">RETURN NEXT</text:span> или <text:span text:style-name="Teletype">RETURN QUERY</text:span>, а финальная команда <text:span text:style-name="Teletype">RETURN</text:span> без аргументов завершает выполнение функции. <text:span text:style-name="Teletype">RETURN NEXT</text:span> используется как со скалярными, так и с составными типами данных. Для составного типа, результат функции возвращается в виде таблицы. <text:span text:style-name="Teletype">RETURN QUERY</text:span> добавляет результат выполнения запроса к результату функции. <text:span text:style-name="Teletype">RETURN NEXT</text:span> и <text:span text:style-name="Teletype">RETURN QUERY</text:span> можно свободно смешивать в теле функции, в этом случае их результаты будут объединены. </text:p>
      <text:p text:style-name="Text_20_body"><text:span text:style-name="Teletype">RETURN NEXT</text:span> и <text:span text:style-name="Teletype">RETURN QUERY</text:span> не выполняют возврат из функции. Они просто добавляют строки в результирующее множество. Затем выполнение продолжается со следующего оператора в функции. Успешное выполнение <text:span text:style-name="Teletype">RETURN NEXT</text:span> и <text:span text:style-name="Teletype">RETURN QUERY</text:span> формирует множество строк результата. Для выхода из функции используется <text:span text:style-name="Teletype">RETURN</text:span>, обязательно без аргументов (или можно просто дождаться окончания выполнения функции). </text:p>
      <text:p text:style-name="Text_20_body"><text:span text:style-name="Teletype">RETURN QUERY</text:span> имеет разновидность <text:span text:style-name="Teletype">RETURN QUERY EXECUTE</text:span>, предназначенную для динамического выполнения запроса. В тексте запроса можно использовать параметры, используя фразу <text:span text:style-name="Teletype">USING</text:span>, также как и в команде <text:span text:style-name="Teletype">EXECUTE</text:span>. </text:p>
      <text:p text:style-name="Text_20_body">Для функции с выходными параметрами просто используйте <text:span text:style-name="Teletype">RETURN NEXT</text:span> без аргументов. <text:soft-page-break/>При каждом исполнении <text:span text:style-name="Teletype">RETURN NEXT</text:span>, текущие значения выходных параметров сохраняются для последующего возврата в качестве строки результата. Обратите внимание, что если функция с выходными параметрами должна возвращать множество значений, то при объявлении нужно указывать <text:span text:style-name="Teletype">RETURNS SETOF</text:span>. При этом если выходных параметров несколько, то используется <text:span text:style-name="Teletype">RETURNS SETOF record</text:span>, а если только один с типом <text:span text:style-name="Teletype"><text:span text:style-name="T1">sometype</text:span></text:span>, то <text:span text:style-name="Teletype">RETURNS SETOF </text:span><text:span text:style-name="Teletype"><text:span text:style-name="T1">sometype</text:span></text:span>. </text:p>
      <text:p text:style-name="Text_20_body">Пример использования <text:span text:style-name="Teletype">RETURN NEXT</text:span>: </text:p>
      <text:p text:style-name="Preformatted_20_Text">CREATE TABLE foo (fooid INT, foosubid INT, fooname TEXT);</text:p>
      <text:p text:style-name="Preformatted_20_Text">INSERT INTO foo VALUES (1, 2, 'three');</text:p>
      <text:p text:style-name="Preformatted_20_Text">INSERT INTO foo VALUES (4, 5, 'six');</text:p>
      <text:p text:style-name="Preformatted_20_Text"/>
      <text:p text:style-name="Preformatted_20_Text">CREATE OR REPLACE FUNCTION get_all_foo() RETURNS SETOF foo AS</text:p>
      <text:p text:style-name="Preformatted_20_Text">$BODY$</text:p>
      <text:p text:style-name="Preformatted_20_Text">DECLARE</text:p>
      <text:p text:style-name="Preformatted_20_Text"><text:s text:c="4"/>r foo%rowtype;</text:p>
      <text:p text:style-name="Preformatted_20_Text">BEGIN</text:p>
      <text:p text:style-name="Preformatted_20_Text"><text:s text:c="4"/>FOR r IN</text:p>
      <text:p text:style-name="Preformatted_20_Text"><text:s text:c="8"/>SELECT * FROM foo WHERE fooid &gt; 0</text:p>
      <text:p text:style-name="Preformatted_20_Text"><text:s text:c="4"/>LOOP</text:p>
      <text:p text:style-name="Preformatted_20_Text"><text:s text:c="8"/>-- здесь возможна обработка данных</text:p>
      <text:p text:style-name="Preformatted_20_Text"><text:s text:c="8"/>RETURN NEXT r; -- добавялет текущую строку запроса к возвращаемому результату</text:p>
      <text:p text:style-name="Preformatted_20_Text"><text:s text:c="4"/>END LOOP;</text:p>
      <text:p text:style-name="Preformatted_20_Text"><text:s text:c="4"/>RETURN;</text:p>
      <text:p text:style-name="Preformatted_20_Text">END</text:p>
      <text:p text:style-name="Preformatted_20_Text">$BODY$</text:p>
      <text:p text:style-name="Preformatted_20_Text">LANGUAGE plpgsql;</text:p>
      <text:p text:style-name="Preformatted_20_Text"/>
      <text:p text:style-name="P12">SELECT * FROM get_all_foo();</text:p>
      <text:p text:style-name="Text_20_body">Пример использования <text:span text:style-name="Teletype">RETURN QUERY</text:span>: </text:p>
      <text:p text:style-name="Preformatted_20_Text">CREATE FUNCTION get_available_flightid(date) RETURNS SETOF integer AS</text:p>
      <text:p text:style-name="Preformatted_20_Text">$BODY$</text:p>
      <text:p text:style-name="Preformatted_20_Text">BEGIN</text:p>
      <text:p text:style-name="Preformatted_20_Text"><text:s text:c="4"/>RETURN QUERY SELECT flightid</text:p>
      <text:p text:style-name="Preformatted_20_Text"><text:s text:c="19"/>FROM flight</text:p>
      <text:p text:style-name="Preformatted_20_Text"><text:s text:c="18"/>WHERE flightdate &gt;= $1</text:p>
      <text:p text:style-name="Preformatted_20_Text"><text:s text:c="20"/>AND flightdate &lt; ($1 + 1);</text:p>
      <text:p text:style-name="Preformatted_20_Text"/>
      <text:p text:style-name="Preformatted_20_Text"><text:s text:c="4"/>-- Т.к. выполнение еще не закончено, можно проверить были ли возвращены строки</text:p>
      <text:p text:style-name="Preformatted_20_Text"><text:s text:c="4"/>-- Если нет, то вызываем исключение</text:p>
      <text:p text:style-name="Preformatted_20_Text"><text:s text:c="4"/>IF NOT FOUND THEN</text:p>
      <text:p text:style-name="Preformatted_20_Text"><text:s text:c="8"/>RAISE EXCEPTION 'Нет рейсов на дату: %.', $1;</text:p>
      <text:p text:style-name="Preformatted_20_Text"><text:s text:c="4"/>END IF;</text:p>
      <text:p text:style-name="Preformatted_20_Text"/>
      <text:p text:style-name="Preformatted_20_Text"><text:s text:c="4"/>RETURN;</text:p>
      <text:p text:style-name="Preformatted_20_Text"><text:s/>END</text:p>
      <text:p text:style-name="Preformatted_20_Text">$BODY$</text:p>
      <text:p text:style-name="Preformatted_20_Text">LANGUAGE plpgsql;</text:p>
      <text:p text:style-name="Preformatted_20_Text"/>
      <text:p text:style-name="Preformatted_20_Text">-- Возвращает доступные рейсы, либо вызывает исключение</text:p>
      <text:p text:style-name="P12">SELECT * FROM get_available_flightid(CURRENT_DATE);</text:p>
      <text:p text:style-name="Quotations"><text:soft-page-break/><text:span text:style-name="T2">Note: </text:span>В текущей реализации <text:span text:style-name="Teletype">RETURN NEXT</text:span> и <text:span text:style-name="Teletype">RETURN QUERY</text:span>, результирующее множество накапливается целиком, прежде чем будет возвращено из функции. Если множество очень большое, то это может отрицательно сказаться на производительности, т.к. при нехватке оперативной памяти данные записываются на диск. В следующих версиях PL/pgSQL это ограничение будет снято. В настоящее время управлять количеством оперативной памяти в подобных случаях можно параметром конфигурации <text:a xlink:type="simple" xlink:href="../../../../SRC/postgresql-9.4.1/doc/src/sgml/html/runtime-config-resource.html#GUC-WORK-MEM">work_mem</text:a>. При наличии свободной памяти, администраторы должны рассмотреть возможность увеличения значения данного параметра. </text:p>
      <text:h text:style-name="Heading_20_2" text:outline-level="2"><text:bookmark text:name="PLPGSQL-CONDITIONALS"/>40.6.2. Условные операторы</text:h>
      <text:p text:style-name="Text_20_body">Операторы <text:span text:style-name="Teletype">IF</text:span> и <text:span text:style-name="Teletype">CASE</text:span> позволяют выполнять команды в зависимости от определенных условий. PL/pgSQL поддерживает три формы <text:span text:style-name="Teletype">IF</text:span>: </text:p>
      <text:list xml:id="list5322579500488354155" text:style-name="L4">
        <text:list-item>
          <text:p text:style-name="P5"><text:span text:style-name="Teletype">IF ... THEN</text:span></text:p>
        </text:list-item>
        <text:list-item>
          <text:p text:style-name="P5"><text:span text:style-name="Teletype">IF ... THEN ... ELSE</text:span></text:p>
        </text:list-item>
        <text:list-item>
          <text:p text:style-name="P5"><text:span text:style-name="Teletype">IF ... THEN ... ELSIF ... THEN ... ELSE</text:span></text:p>
        </text:list-item>
      </text:list>
      <text:p text:style-name="Text_20_body">и две формы <text:span text:style-name="Teletype">CASE</text:span>: </text:p>
      <text:list xml:id="list1227924189970850450" text:style-name="L5">
        <text:list-item>
          <text:p text:style-name="P6"><text:span text:style-name="Teletype">CASE ... WHEN ... THEN ... ELSE ... END CASE</text:span></text:p>
        </text:list-item>
        <text:list-item>
          <text:p text:style-name="P6"><text:span text:style-name="Teletype">CASE WHEN ... THEN ... ELSE ... END CASE</text:span></text:p>
        </text:list-item>
      </text:list>
      <text:h text:style-name="Heading_20_3" text:outline-level="3"><text:bookmark text:name="AEN60587"/>40.6.2.1. <text:span text:style-name="Teletype">IF-THEN</text:span></text:h>
      <text:p text:style-name="Preformatted_20_Text">IF <text:span text:style-name="Teletype"><text:span text:style-name="T1">boolean-expression</text:span></text:span> THEN</text:p>
      <text:p text:style-name="Preformatted_20_Text"><text:s text:c="4"/><text:span text:style-name="Teletype"><text:span text:style-name="T1">statements</text:span></text:span></text:p>
      <text:p text:style-name="P12">END IF;</text:p>
      <text:p text:style-name="Text_20_body"><text:span text:style-name="Teletype">IF-THEN</text:span> это простейшая форма <text:span text:style-name="Teletype">IF</text:span>. Операторы между <text:span text:style-name="Teletype">THEN</text:span> и <text:span text:style-name="Teletype">END IF</text:span> выполняются, если условие (<text:span text:style-name="Teletype"><text:span text:style-name="T1">boolean-expression</text:span></text:span>) истинно. В противном случае они опускаются. </text:p>
      <text:p text:style-name="Text_20_body">Пример: </text:p>
      <text:p text:style-name="Preformatted_20_Text">IF v_user_id &lt;&gt; 0 THEN</text:p>
      <text:p text:style-name="Preformatted_20_Text"><text:s text:c="4"/>UPDATE users SET email = v_email WHERE user_id = v_user_id;</text:p>
      <text:p text:style-name="P12">END IF;</text:p>
      <text:h text:style-name="Heading_20_3" text:outline-level="3"><text:bookmark text:name="AEN60601"/>40.6.2.2. <text:span text:style-name="Teletype">IF-THEN-ELSE</text:span></text:h>
      <text:p text:style-name="Preformatted_20_Text">IF <text:span text:style-name="Teletype"><text:span text:style-name="T1">boolean-expression</text:span></text:span> THEN</text:p>
      <text:p text:style-name="Preformatted_20_Text"><text:s text:c="4"/><text:span text:style-name="Teletype"><text:span text:style-name="T1">statements</text:span></text:span></text:p>
      <text:p text:style-name="Preformatted_20_Text">ELSE</text:p>
      <text:p text:style-name="Preformatted_20_Text"><text:s text:c="4"/><text:span text:style-name="Teletype"><text:span text:style-name="T1">statements</text:span></text:span></text:p>
      <text:p text:style-name="P12">END IF;</text:p>
      <text:p text:style-name="Text_20_body"><text:span text:style-name="Teletype">IF-THEN-ELSE</text:span> добавляет к <text:span text:style-name="Teletype">IF-THEN</text:span> возможность указать альтернативный набор операторов, которые будут выполнены, если условие не истинно (в том числе, если условие <text:soft-page-break/>NULL). </text:p>
      <text:p text:style-name="Text_20_body">Примеры: </text:p>
      <text:p text:style-name="Preformatted_20_Text">IF parentid IS NULL OR parentid = ''</text:p>
      <text:p text:style-name="Preformatted_20_Text">THEN</text:p>
      <text:p text:style-name="Preformatted_20_Text"><text:s text:c="4"/>RETURN fullname;</text:p>
      <text:p text:style-name="Preformatted_20_Text">ELSE</text:p>
      <text:p text:style-name="Preformatted_20_Text"><text:s text:c="4"/>RETURN hp_true_filename(parentid) || '/' || fullname;</text:p>
      <text:p text:style-name="P12">END IF;</text:p>
      <text:p text:style-name="Preformatted_20_Text">IF v_count &gt; 0 THEN</text:p>
      <text:p text:style-name="Preformatted_20_Text"><text:s text:c="4"/>INSERT INTO users_count (count) VALUES (v_count);</text:p>
      <text:p text:style-name="Preformatted_20_Text"><text:s text:c="4"/>RETURN 't';</text:p>
      <text:p text:style-name="Preformatted_20_Text">ELSE</text:p>
      <text:p text:style-name="Preformatted_20_Text"><text:s text:c="4"/>RETURN 'f';</text:p>
      <text:p text:style-name="P12">END IF;</text:p>
      <text:h text:style-name="Heading_20_3" text:outline-level="3"><text:bookmark text:name="AEN60614"/>40.6.2.3. <text:span text:style-name="Teletype">IF-THEN-ELSIF</text:span></text:h>
      <text:p text:style-name="Preformatted_20_Text">IF <text:span text:style-name="Teletype"><text:span text:style-name="T1">boolean-expression</text:span></text:span> THEN</text:p>
      <text:p text:style-name="Preformatted_20_Text"><text:s text:c="4"/><text:span text:style-name="Teletype"><text:span text:style-name="T1">statements</text:span></text:span></text:p>
      <text:p text:style-name="Preformatted_20_Text">[ ELSIF <text:span text:style-name="Teletype"><text:span text:style-name="T1">boolean-expression</text:span></text:span> THEN</text:p>
      <text:p text:style-name="Preformatted_20_Text"><text:s text:c="4"/><text:span text:style-name="Teletype"><text:span text:style-name="T1">statements</text:span></text:span></text:p>
      <text:p text:style-name="Preformatted_20_Text">[ ELSIF <text:span text:style-name="Teletype"><text:span text:style-name="T1">boolean-expression</text:span></text:span> THEN</text:p>
      <text:p text:style-name="Preformatted_20_Text"><text:s text:c="4"/><text:span text:style-name="Teletype"><text:span text:style-name="T1">statements</text:span></text:span></text:p>
      <text:p text:style-name="Preformatted_20_Text"><text:s text:c="4"/>...]]</text:p>
      <text:p text:style-name="Preformatted_20_Text">[ ELSE</text:p>
      <text:p text:style-name="Preformatted_20_Text"><text:s text:c="4"/><text:span text:style-name="Teletype"><text:span text:style-name="T1">statements</text:span></text:span> ]</text:p>
      <text:p text:style-name="P12">END IF;</text:p>
      <text:p text:style-name="Text_20_body">В некоторых случаях двух альтернатив недостаточно. <text:span text:style-name="Teletype">IF-THEN-ELSIF</text:span> обеспечивает удобный способ проверки нескольких вариантов по очереди. Условия в <text:span text:style-name="Teletype">IF</text:span> последовательно проверяются до тех пор, пока не будет найдено первое истинное. После этого операторы, относящиеся к этому условию, выполняются, и управление переходит к следующей после <text:span text:style-name="Teletype">END IF</text:span> команде. (Все последующие условия не проверяются.) Если ни одно из условий <text:span text:style-name="Teletype">IF</text:span> не является истинным, то выполняется блок <text:span text:style-name="Teletype">ELSE</text:span> (если присутствует). </text:p>
      <text:p text:style-name="Text_20_body">Пример: </text:p>
      <text:p text:style-name="Preformatted_20_Text">IF number = 0 THEN</text:p>
      <text:p text:style-name="Preformatted_20_Text"><text:s text:c="4"/>result := 'zero';</text:p>
      <text:p text:style-name="Preformatted_20_Text">ELSIF number &gt; 0 THEN</text:p>
      <text:p text:style-name="Preformatted_20_Text"><text:s text:c="4"/>result := 'positive';</text:p>
      <text:p text:style-name="Preformatted_20_Text">ELSIF number &lt; 0 THEN</text:p>
      <text:p text:style-name="Preformatted_20_Text"><text:s text:c="4"/>result := 'negative';</text:p>
      <text:p text:style-name="Preformatted_20_Text">ELSE</text:p>
      <text:p text:style-name="Preformatted_20_Text"><text:s text:c="4"/>-- раз мы здесь, значит значение number не определено (NULL)</text:p>
      <text:p text:style-name="Preformatted_20_Text"><text:s text:c="4"/>result := 'NULL';</text:p>
      <text:p text:style-name="P12">END IF;</text:p>
      <text:p text:style-name="Text_20_body">Вместо ключевого слова <text:span text:style-name="Teletype">ELSIF</text:span> можно использовать <text:span text:style-name="Teletype">ELSEIF</text:span>. </text:p>
      <text:p text:style-name="Text_20_body">Другой вариант сделать то же самое, это использование вложенных операторов <text:span text:style-name="Teletype">IF-THEN-ELSE</text:span>, как в следующем примере: </text:p>
      <text:p text:style-name="Preformatted_20_Text"><text:soft-page-break/>IF demo_row.sex = 'm' THEN</text:p>
      <text:p text:style-name="Preformatted_20_Text"><text:s text:c="4"/>pretty_sex := 'man';</text:p>
      <text:p text:style-name="Preformatted_20_Text">ELSE</text:p>
      <text:p text:style-name="Preformatted_20_Text"><text:s text:c="4"/>IF demo_row.sex = 'f' THEN</text:p>
      <text:p text:style-name="Preformatted_20_Text"><text:s text:c="8"/>pretty_sex := 'woman';</text:p>
      <text:p text:style-name="Preformatted_20_Text"><text:s text:c="4"/>END IF;</text:p>
      <text:p text:style-name="P12">END IF;</text:p>
      <text:p text:style-name="Text_20_body">Однако это требует написания соответствующих <text:span text:style-name="Teletype">END IF</text:span> для каждого <text:span text:style-name="Teletype">IF</text:span>, что при наличии нескольких альтернатив делает код более громоздким, чем использование <text:span text:style-name="Teletype">ELSIF</text:span>. </text:p>
      <text:h text:style-name="Heading_20_3" text:outline-level="3"><text:bookmark text:name="AEN60646"/>40.6.2.4. Простой <text:span text:style-name="Teletype">CASE</text:span></text:h>
      <text:p text:style-name="Preformatted_20_Text">CASE <text:span text:style-name="Teletype"><text:span text:style-name="T1">search-expression</text:span></text:span></text:p>
      <text:p text:style-name="Preformatted_20_Text"><text:s text:c="4"/>WHEN <text:span text:style-name="Teletype"><text:span text:style-name="T1">expression</text:span></text:span> [, <text:span text:style-name="Teletype"><text:span text:style-name="T1">expression</text:span></text:span> [ ... ]] THEN</text:p>
      <text:p text:style-name="Preformatted_20_Text"><text:s text:c="6"/><text:span text:style-name="Teletype"><text:span text:style-name="T1">statements</text:span></text:span></text:p>
      <text:p text:style-name="Preformatted_20_Text"><text:s text:c="2"/>[ WHEN <text:span text:style-name="Teletype"><text:span text:style-name="T1">expression</text:span></text:span> [, <text:span text:style-name="Teletype"><text:span text:style-name="T1">expression</text:span></text:span> [ ... ]] THEN</text:p>
      <text:p text:style-name="Preformatted_20_Text"><text:s text:c="6"/><text:span text:style-name="Teletype"><text:span text:style-name="T1">statements</text:span></text:span></text:p>
      <text:p text:style-name="Preformatted_20_Text"><text:s text:c="4"/>... ]</text:p>
      <text:p text:style-name="Preformatted_20_Text"><text:s text:c="2"/>[ ELSE</text:p>
      <text:p text:style-name="Preformatted_20_Text"><text:s text:c="6"/><text:span text:style-name="Teletype"><text:span text:style-name="T1">statements</text:span></text:span> ]</text:p>
      <text:p text:style-name="P12">END CASE;</text:p>
      <text:p text:style-name="Text_20_body">Простая форма <text:span text:style-name="Teletype">CASE</text:span> реализует условное выполнение на основе сравнения операндов. <text:span text:style-name="Teletype"><text:span text:style-name="T1">search-expression</text:span></text:span> вычисляется (один раз) и последовательно сравнивается с каждым <text:span text:style-name="Teletype"><text:span text:style-name="T1">expression</text:span></text:span> во фразах <text:span text:style-name="Teletype">WHEN</text:span>. Если совпадение найдено, то выполняются соответствующие <text:span text:style-name="Teletype"><text:span text:style-name="T1">statements</text:span></text:span> и управление переходит к следующей после <text:span text:style-name="Teletype">END CASE</text:span> команде. (Все последующие выражения <text:span text:style-name="Teletype">WHEN</text:span> не проверяются.) Если совпадение не было найдено, то выполняются <text:span text:style-name="Teletype">ELSE</text:span> <text:span text:style-name="Teletype"><text:span text:style-name="T1">statements</text:span></text:span>. Но если <text:span text:style-name="Teletype">ELSE</text:span> нет, то вызывается исключение <text:span text:style-name="Teletype">CASE_NOT_FOUND</text:span>. </text:p>
      <text:p text:style-name="Text_20_body">Пример: </text:p>
      <text:p text:style-name="Preformatted_20_Text">CASE x</text:p>
      <text:p text:style-name="Preformatted_20_Text"><text:s text:c="4"/>WHEN 1, 2 THEN</text:p>
      <text:p text:style-name="Preformatted_20_Text"><text:s text:c="8"/>msg := 'один или два';</text:p>
      <text:p text:style-name="Preformatted_20_Text"><text:s text:c="4"/>ELSE</text:p>
      <text:p text:style-name="Preformatted_20_Text"><text:s text:c="8"/>msg := 'значение, отличное от один или два';</text:p>
      <text:p text:style-name="P12">END CASE;</text:p>
      <text:h text:style-name="Heading_20_3" text:outline-level="3"><text:bookmark text:name="AEN60678"/>40.6.2.5. <text:span text:style-name="Teletype">CASE</text:span> с перебором условий</text:h>
      <text:p text:style-name="Preformatted_20_Text">CASE</text:p>
      <text:p text:style-name="Preformatted_20_Text"><text:s text:c="4"/>WHEN <text:span text:style-name="Teletype"><text:span text:style-name="T1">boolean-expression</text:span></text:span> THEN</text:p>
      <text:p text:style-name="Preformatted_20_Text"><text:s text:c="6"/><text:span text:style-name="Teletype"><text:span text:style-name="T1">statements</text:span></text:span></text:p>
      <text:p text:style-name="Preformatted_20_Text"><text:s text:c="2"/>[ WHEN <text:span text:style-name="Teletype"><text:span text:style-name="T1">boolean-expression</text:span></text:span> THEN</text:p>
      <text:p text:style-name="Preformatted_20_Text"><text:s text:c="6"/><text:span text:style-name="Teletype"><text:span text:style-name="T1">statements</text:span></text:span></text:p>
      <text:p text:style-name="Preformatted_20_Text"><text:s text:c="4"/>... ]</text:p>
      <text:p text:style-name="Preformatted_20_Text"><text:s text:c="2"/>[ ELSE</text:p>
      <text:p text:style-name="Preformatted_20_Text"><text:s text:c="6"/><text:span text:style-name="Teletype"><text:span text:style-name="T1">statements</text:span></text:span> ]</text:p>
      <text:p text:style-name="P12">END CASE;</text:p>
      <text:p text:style-name="Text_20_body">Эта форма <text:span text:style-name="Teletype">CASE</text:span> реализует условное выполнение, основываясь на истинности логических условий. Каждое выражение <text:span text:style-name="Teletype"><text:span text:style-name="T1">boolean-expression</text:span></text:span> во фразе <text:span text:style-name="Teletype">WHEN</text:span> вычисляется по <text:soft-page-break/>порядку, до тех пор, пока не будет найдено истинное. Затем выполняются соответствующие <text:span text:style-name="Teletype"><text:span text:style-name="T1">statements</text:span></text:span> и управление переходит к следующей после <text:span text:style-name="Teletype">END CASE</text:span> команде. (Все последующие выражения <text:span text:style-name="Teletype">WHEN</text:span> не проверяются.) Если ни одно из условий не окажется истинным, то выполняются <text:span text:style-name="Teletype">ELSE</text:span> <text:span text:style-name="Teletype"><text:span text:style-name="T1">statements</text:span></text:span>. Но если <text:span text:style-name="Teletype">ELSE</text:span> нет, то вызывается исключение <text:span text:style-name="Teletype">CASE_NOT_FOUND</text:span>. </text:p>
      <text:p text:style-name="Text_20_body">Пример: </text:p>
      <text:p text:style-name="Preformatted_20_Text">CASE</text:p>
      <text:p text:style-name="Preformatted_20_Text"><text:s text:c="4"/>WHEN x BETWEEN 0 AND 10 THEN</text:p>
      <text:p text:style-name="Preformatted_20_Text"><text:s text:c="8"/>msg := 'значение в диапазоне между 0 и 10';</text:p>
      <text:p text:style-name="Preformatted_20_Text"><text:s text:c="4"/>WHEN x BETWEEN 11 AND 20 THEN</text:p>
      <text:p text:style-name="Preformatted_20_Text"><text:s text:c="8"/>msg := 'значение в диапазоне между 11 и 20';</text:p>
      <text:p text:style-name="P12">END CASE;</text:p>
      <text:p text:style-name="Text_20_body">Эта форма <text:span text:style-name="Teletype">CASE</text:span> полностью эквивалента <text:span text:style-name="Teletype">IF-THEN-ELSIF</text:span>, за исключением того, что при не выполнении всех условий и отсутствии <text:span text:style-name="Teletype">ELSE</text:span>, <text:span text:style-name="Teletype">IF-THEN-ELSIF</text:span> ничего не делает, а <text:span text:style-name="Teletype">CASE</text:span> вызывает ошибку. </text:p>
      <text:h text:style-name="Heading_20_2" text:outline-level="2"><text:bookmark text:name="PLPGSQL-CONTROL-STRUCTURES-LOOPS"/>40.6.3. Простые циклы</text:h>
      <text:p text:style-name="Text_20_body">Операторы <text:span text:style-name="Teletype">LOOP</text:span>, <text:span text:style-name="Teletype">EXIT</text:span>, <text:span text:style-name="Teletype">CONTINUE</text:span>, <text:span text:style-name="Teletype">WHILE</text:span>, <text:span text:style-name="Teletype">FOR</text:span> и <text:span text:style-name="Teletype">FOREACH</text:span> позволяют повторить серию команд в PL/pgSQL функции. </text:p>
      <text:h text:style-name="Heading_20_3" text:outline-level="3"><text:bookmark text:name="AEN60721"/>40.6.3.1. <text:span text:style-name="Teletype">LOOP</text:span></text:h>
      <text:p text:style-name="Preformatted_20_Text">[ &lt;&lt;<text:span text:style-name="Teletype"><text:span text:style-name="T1">label</text:span></text:span>&gt;&gt; ]</text:p>
      <text:p text:style-name="Preformatted_20_Text">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text:span text:style-name="Teletype">LOOP</text:span> организует безусловный цикл, который повторяется до бесконечности, пока не будет прекращен операторами <text:span text:style-name="Teletype">EXIT</text:span> или <text:span text:style-name="Teletype">RETURN</text:span>. Для вложенных циклов можно использовать <text:span text:style-name="Teletype"><text:span text:style-name="T1">label</text:span></text:span> в операторах <text:span text:style-name="Teletype">EXIT</text:span> и <text:span text:style-name="Teletype">CONTINUE</text:span>, чтобы указать к какому циклу эти операторы относятся. </text:p>
      <text:h text:style-name="Heading_20_3" text:outline-level="3"><text:bookmark text:name="AEN60737"/>40.6.3.2. <text:span text:style-name="Teletype">EXIT</text:span></text:h>
      <text:p text:style-name="P12">EXIT [ <text:span text:style-name="Teletype"><text:span text:style-name="T1">label</text:span></text:span> ] [ WHEN <text:span text:style-name="Teletype"><text:span text:style-name="T1">boolean-expression</text:span></text:span> ];</text:p>
      <text:p text:style-name="Text_20_body">Если <text:span text:style-name="Teletype"><text:span text:style-name="T1">label</text:span></text:span> не указана, то завершается самый внутренний цикл, далее выполняется оператор, следующий за <text:span text:style-name="Teletype">END LOOP</text:span>. Если <text:span text:style-name="Teletype"><text:span text:style-name="T1">label</text:span></text:span> указана, то она должна относиться к текущему или внешнему циклу, или это может быть метка блока. При этом в именованном цикле/блоке выполнение прекращается, а управление переходит к следующему оператору после соответствующего <text:span text:style-name="Teletype">END</text:span>. </text:p>
      <text:p text:style-name="Text_20_body">При наличии <text:span text:style-name="Teletype">WHEN</text:span>, цикл прекращается только, если <text:span text:style-name="Teletype"><text:span text:style-name="T1">boolean-expression</text:span></text:span> истинно. В противном случае управление переходит к оператору следующему за <text:span text:style-name="Teletype">EXIT</text:span>. </text:p>
      <text:p text:style-name="Text_20_body"><text:soft-page-break/><text:span text:style-name="Teletype">EXIT</text:span> можно использовать со всеми типами циклов, не только с безусловным. </text:p>
      <text:p text:style-name="Text_20_body">Когда <text:span text:style-name="Teletype">EXIT</text:span> используется для выхода из блока, управление переходит к следующему оператору после окончания блока. Обратите внимание, что для выхода из блока нужно обязательно указывать <text:span text:style-name="Teletype"><text:span text:style-name="T1">label</text:span></text:span>. <text:span text:style-name="Teletype">EXIT</text:span> без <text:span text:style-name="Teletype"><text:span text:style-name="T1">label</text:span></text:span> не позволяет прекратить работу блока. (Это изменение по сравнению с версиями PostgreSQL до 8.4, в которых разрешалось использовать <text:span text:style-name="Teletype">EXIT</text:span> без <text:span text:style-name="Teletype"><text:span text:style-name="T1">label</text:span></text:span> для прекращения работы текущего блока.) </text:p>
      <text:p text:style-name="Text_20_body">Примеры: </text:p>
      <text:p text:style-name="Preformatted_20_Text">LOOP</text:p>
      <text:p text:style-name="Preformatted_20_Text"><text:s text:c="4"/>-- здесь вычисления </text:p>
      <text:p text:style-name="Preformatted_20_Text"><text:s text:c="4"/>IF count &gt; 0 THEN</text:p>
      <text:p text:style-name="Preformatted_20_Text"><text:s text:c="8"/>EXIT; <text:s/>-- выход из цикла</text:p>
      <text:p text:style-name="Preformatted_20_Text"><text:s text:c="4"/>END IF;</text:p>
      <text:p text:style-name="Preformatted_20_Text">END LOOP;</text:p>
      <text:p text:style-name="Preformatted_20_Text"/>
      <text:p text:style-name="Preformatted_20_Text">LOOP</text:p>
      <text:p text:style-name="Preformatted_20_Text"><text:s text:c="4"/>-- здесь вычисления</text:p>
      <text:p text:style-name="Preformatted_20_Text"><text:s text:c="4"/>EXIT WHEN count &gt; 0; <text:s/>-- аналогично предыдущему примеру</text:p>
      <text:p text:style-name="Preformatted_20_Text">END LOOP;</text:p>
      <text:p text:style-name="Preformatted_20_Text"/>
      <text:p text:style-name="Preformatted_20_Text">&lt;&lt;ablock&gt;&gt;</text:p>
      <text:p text:style-name="Preformatted_20_Text">BEGIN</text:p>
      <text:p text:style-name="Preformatted_20_Text"><text:s text:c="4"/>-- здесь вычисления</text:p>
      <text:p text:style-name="Preformatted_20_Text"><text:s text:c="4"/>IF stocks &gt; 100000 THEN</text:p>
      <text:p text:style-name="Preformatted_20_Text"><text:s text:c="8"/>EXIT ablock; <text:s/>-- выход из блока ablock</text:p>
      <text:p text:style-name="Preformatted_20_Text"><text:s text:c="4"/>END IF;</text:p>
      <text:p text:style-name="Preformatted_20_Text"><text:s text:c="4"/>-- вычисления не будут выполнены, если stocks &gt; 100000</text:p>
      <text:p text:style-name="P12">END;</text:p>
      <text:h text:style-name="Heading_20_3" text:outline-level="3"><text:bookmark text:name="AEN60769"/>40.6.3.3. <text:span text:style-name="Teletype">CONTINUE</text:span></text:h>
      <text:p text:style-name="P12">CONTINUE [ <text:span text:style-name="Teletype"><text:span text:style-name="T1">label</text:span></text:span> ] [ WHEN <text:span text:style-name="Teletype"><text:span text:style-name="T1">boolean-expression</text:span></text:span> ];</text:p>
      <text:p text:style-name="Text_20_body">Если <text:span text:style-name="Teletype"><text:span text:style-name="T1">label</text:span></text:span> не указана, то начинается следующая итерация самого внутреннего цикла. То есть, все оставшиеся в цикле операторы пропускаются, и управление переходит к управляющему выражению цикла (если есть) для определения, нужна ли еще одна итерация цикла. Если <text:span text:style-name="Teletype"><text:span text:style-name="T1">label</text:span></text:span> присутствует, то она указывает на метку цикла, выполнение которого будет продолжено. </text:p>
      <text:p text:style-name="Text_20_body">При наличии <text:span text:style-name="Teletype">WHEN</text:span>, следующая итерация цикла начинается только тогда, когда <text:span text:style-name="Teletype"><text:span text:style-name="T1">boolean-expression</text:span></text:span> истинно. В противном случае управление переходит к оператору, следующему за <text:span text:style-name="Teletype">CONTINUE</text:span>. </text:p>
      <text:p text:style-name="Text_20_body"><text:span text:style-name="Teletype">CONTINUE</text:span> можно использовать со всеми типами циклов, не только с безусловным. </text:p>
      <text:p text:style-name="Text_20_body">Пример: </text:p>
      <text:p text:style-name="Preformatted_20_Text">LOOP</text:p>
      <text:p text:style-name="Preformatted_20_Text"><text:s text:c="4"/>-- здесь вычисления</text:p>
      <text:p text:style-name="Preformatted_20_Text"><text:s text:c="4"/>EXIT WHEN count &gt; 100;</text:p>
      <text:p text:style-name="Preformatted_20_Text"><text:s text:c="4"/>CONTINUE WHEN count &lt; 50;</text:p>
      <text:p text:style-name="Preformatted_20_Text"><text:s text:c="4"/>-- Вычисления для count в диапазоне 50 .. 100</text:p>
      <text:p text:style-name="P12"><text:soft-page-break/>END LOOP;</text:p>
      <text:h text:style-name="Heading_20_3" text:outline-level="3"><text:bookmark text:name="AEN60791"/>40.6.3.4. <text:span text:style-name="Teletype">WHILE</text:span></text:h>
      <text:p text:style-name="Preformatted_20_Text">[ &lt;&lt;<text:span text:style-name="Teletype"><text:span text:style-name="T1">label</text:span></text:span>&gt;&gt; ]</text:p>
      <text:p text:style-name="Preformatted_20_Text">WHILE <text:span text:style-name="Teletype"><text:span text:style-name="T1">boolean-expression</text:span></text:span> 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text:span text:style-name="Teletype">WHILE</text:span> выполняет серию команд до тех пор, пока истинно выражение <text:span text:style-name="Teletype"><text:span text:style-name="T1">boolean-expression</text:span></text:span>. Выражение проверяется непосредственно перед каждым входом в тело цикла. </text:p>
      <text:p text:style-name="Text_20_body">Пример: </text:p>
      <text:p text:style-name="Preformatted_20_Text">WHILE amount_owed &gt; 0 AND gift_certificate_balance &gt; 0 LOOP</text:p>
      <text:p text:style-name="Preformatted_20_Text"><text:s text:c="4"/>-- здесь вычисления</text:p>
      <text:p text:style-name="Preformatted_20_Text">END LOOP;</text:p>
      <text:p text:style-name="Preformatted_20_Text"/>
      <text:p text:style-name="Preformatted_20_Text">WHILE NOT done LOOP</text:p>
      <text:p text:style-name="Preformatted_20_Text"><text:s text:c="4"/>-- здесь вычисления</text:p>
      <text:p text:style-name="P12">END LOOP;</text:p>
      <text:h text:style-name="Heading_20_3" text:outline-level="3"><text:bookmark text:name="PLPGSQL-INTEGER-FOR"/>40.6.3.5. <text:span text:style-name="Teletype">FOR</text:span> (целочисленный вариант)</text:h>
      <text:p text:style-name="Preformatted_20_Text">[ &lt;&lt;<text:span text:style-name="Teletype"><text:span text:style-name="T1">label</text:span></text:span>&gt;&gt; ]</text:p>
      <text:p text:style-name="Preformatted_20_Text">FOR <text:span text:style-name="Teletype"><text:span text:style-name="T1">name</text:span></text:span> IN [ REVERSE ] <text:span text:style-name="Teletype"><text:span text:style-name="T1">expression</text:span></text:span> .. <text:span text:style-name="Teletype"><text:span text:style-name="T1">expression</text:span></text:span> [ BY <text:span text:style-name="Teletype"><text:span text:style-name="T1">expression</text:span></text:span> ] 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В этой форме цикла <text:span text:style-name="Teletype">FOR</text:span> итерации выполняются по диапазону целых чисел. Переменная <text:span text:style-name="Teletype"><text:span text:style-name="T1">name</text:span></text:span> автоматически определяется с типом <text:span text:style-name="Teletype">integer</text:span> и существует только внутри цикла (если уже существует переменная с таким именем, то внутри цикла она будет игнорироваться). Выражения для нижней и верхней границы диапазона чисел вычисляются один раз при входе в цикл. Если не указана фраза <text:span text:style-name="Teletype">BY</text:span>, то шаг итерации 1, в противном случае используется значение в <text:span text:style-name="Teletype">BY</text:span>, которое вычисляется, опять же, один раз при входе в цикл. Если указано <text:span text:style-name="Teletype">REVERSE</text:span>, то после каждой итерации величина шага вычитается, а не добавляется. </text:p>
      <text:p text:style-name="Text_20_body">Примеры целочисленного <text:span text:style-name="Teletype">FOR</text:span>: </text:p>
      <text:p text:style-name="Preformatted_20_Text">FOR i IN 1..10 LOOP</text:p>
      <text:p text:style-name="Preformatted_20_Text"><text:s text:c="4"/>-- внутри цикла переменная i будет иметь значения 1,2,3,4,5,6,7,8,9,10</text:p>
      <text:p text:style-name="Preformatted_20_Text">END LOOP;</text:p>
      <text:p text:style-name="Preformatted_20_Text"/>
      <text:p text:style-name="Preformatted_20_Text">FOR i IN REVERSE 10..1 LOOP</text:p>
      <text:p text:style-name="Preformatted_20_Text"><text:s text:c="4"/>-- внутри цикла переменная i будет иметь значения 10,9,8,7,6,5,4,3,2,1</text:p>
      <text:p text:style-name="Preformatted_20_Text">END LOOP;</text:p>
      <text:p text:style-name="Preformatted_20_Text"/>
      <text:p text:style-name="Preformatted_20_Text">FOR i IN REVERSE 10..1 BY 2 LOOP</text:p>
      <text:p text:style-name="Preformatted_20_Text"><text:s text:c="4"/>-- внутри цикла переменная i будет иметь значения 10,8,6,4,2</text:p>
      <text:p text:style-name="P12">END LOOP;</text:p>
      <text:p text:style-name="Text_20_body">Если нижняя граница цикла больше верхней границы (или меньше, в случае <text:span text:style-name="Teletype">REVERSE</text:span>), то тело цикла не выполняется вообще. При этом ошибка не возникает. </text:p>
      <text:p text:style-name="Text_20_body"><text:soft-page-break/>Если у цикла есть метка, то к переменной цикла можно обращаться по имени, квалифицированному меткой. </text:p>
      <text:h text:style-name="Heading_20_2" text:outline-level="2"><text:bookmark text:name="PLPGSQL-RECORDS-ITERATING"/>40.6.4. Цикл по результатам запроса</text:h>
      <text:p text:style-name="Text_20_body">Другой вариант <text:span text:style-name="Teletype">FOR</text:span> позволяет организовать цикл по результатам запроса. Синтаксис: </text:p>
      <text:p text:style-name="Preformatted_20_Text">[ &lt;&lt;<text:span text:style-name="Teletype"><text:span text:style-name="T1">label</text:span></text:span>&gt;&gt; ]</text:p>
      <text:p text:style-name="Preformatted_20_Text">FOR <text:span text:style-name="Teletype"><text:span text:style-name="T1">target</text:span></text:span> IN <text:span text:style-name="Teletype"><text:span text:style-name="T1">query</text:span></text:span> 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Переменная <text:span text:style-name="Teletype"><text:span text:style-name="T1">target</text:span></text:span> может быть строковой переменной, переменной типа <text:span text:style-name="Teletype">record</text:span> или разделенным запятыми списком скалярных переменных. В переменную <text:span text:style-name="Teletype"><text:span text:style-name="T1">target</text:span></text:span> последовательно присваиваются строки результата запроса, и для каждой строки выполняется тело цикла. Пример: </text:p>
      <text:p text:style-name="Preformatted_20_Text">CREATE FUNCTION cs_refresh_mviews() RETURNS integer AS $$</text:p>
      <text:p text:style-name="Preformatted_20_Text">DECLARE</text:p>
      <text:p text:style-name="Preformatted_20_Text"><text:s text:c="4"/>mviews RECORD;</text:p>
      <text:p text:style-name="Preformatted_20_Text">BEGIN</text:p>
      <text:p text:style-name="Preformatted_20_Text"><text:s text:c="4"/>RAISE NOTICE 'Обновление материализованных представлений...';</text:p>
      <text:p text:style-name="Preformatted_20_Text"/>
      <text:p text:style-name="Preformatted_20_Text"><text:s text:c="4"/>FOR mviews IN SELECT * FROM cs_materialized_views ORDER BY sort_key LOOP</text:p>
      <text:p text:style-name="Preformatted_20_Text"/>
      <text:p text:style-name="Preformatted_20_Text"><text:s text:c="8"/>-- Сейчас "mviews" содержит одну запись из cs_materialized_views</text:p>
      <text:p text:style-name="Preformatted_20_Text"/>
      <text:p text:style-name="Preformatted_20_Text"><text:s text:c="8"/>RAISE NOTICE 'Обновляется мат. представление %s ...', quote_ident(mviews.mv_name);</text:p>
      <text:p text:style-name="Preformatted_20_Text"><text:s text:c="8"/>EXECUTE 'TRUNCATE TABLE ' || quote_ident(mviews.mv_name);</text:p>
      <text:p text:style-name="Preformatted_20_Text"><text:s text:c="8"/>EXECUTE 'INSERT INTO '</text:p>
      <text:p text:style-name="Preformatted_20_Text"><text:s text:c="19"/>|| quote_ident(mviews.mv_name) || ' '</text:p>
      <text:p text:style-name="Preformatted_20_Text"><text:s text:c="19"/>|| mviews.mv_query;</text:p>
      <text:p text:style-name="Preformatted_20_Text"><text:s text:c="4"/>END LOOP;</text:p>
      <text:p text:style-name="Preformatted_20_Text"/>
      <text:p text:style-name="Preformatted_20_Text"><text:s text:c="4"/>RAISE NOTICE 'Закончено обновление материализованных представлений.';</text:p>
      <text:p text:style-name="Preformatted_20_Text"><text:s text:c="4"/>RETURN 1;</text:p>
      <text:p text:style-name="Preformatted_20_Text">END;</text:p>
      <text:p text:style-name="P12">$$ LANGUAGE plpgsql;</text:p>
      <text:p text:style-name="Text_20_body">Если цикл завершается по команде <text:span text:style-name="Teletype">EXIT</text:span>, то последняя присвоенная строка доступна и после цикла. </text:p>
      <text:p text:style-name="Text_20_body">В цикле <text:span text:style-name="Teletype">FOR</text:span> можно использовать любые <text:span text:style-name="Teletype">SQL</text:span> команды, возвращающие строки. Чаще всего это <text:span text:style-name="Teletype">SELECT</text:span>, но могут быть и <text:span text:style-name="Teletype">INSERT</text:span>, <text:span text:style-name="Teletype">UPDATE</text:span>, <text:span text:style-name="Teletype">DELETE</text:span> с фразой <text:span text:style-name="Teletype">RETURNING</text:span>. А также некоторые утилиты, например <text:span text:style-name="Teletype">EXPLAIN</text:span>. </text:p>
      <text:p text:style-name="Text_20_body">Для PL/pgSQL переменных в тексте запроса выполняется подстановка значений, план запроса кэшируется для возможного повторного использования, как подробно описано в <text:a xlink:type="simple" xlink:href="../../../../SRC/postgresql-9.4.1/doc/src/sgml/html/plpgsql-implementation.html#PLPGSQL-VAR-SUBST">Section 40.10.1</text:a> и <text:a xlink:type="simple" xlink:href="../../../../SRC/postgresql-9.4.1/doc/src/sgml/html/plpgsql-implementation.html#PLPGSQL-PLAN-CACHING">Section 40.10.2</text:a>. </text:p>
      <text:p text:style-name="Text_20_body">Еще одна разновидность этого типа цикла <text:span text:style-name="Teletype">FOR-IN-EXECUTE</text:span>: </text:p>
      <text:p text:style-name="Preformatted_20_Text">[ &lt;&lt;<text:span text:style-name="Teletype"><text:span text:style-name="T1">label</text:span></text:span>&gt;&gt; ]</text:p>
      <text:p text:style-name="Preformatted_20_Text"><text:soft-page-break/>FOR <text:span text:style-name="Teletype"><text:span text:style-name="T1">target</text:span></text:span> IN EXECUTE <text:span text:style-name="Teletype"><text:span text:style-name="T1">text_expression</text:span></text:span> [ USING <text:span text:style-name="Teletype"><text:span text:style-name="T1">expression</text:span></text:span> [, ... ] ] 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Она похожа на предыдущую форму, за исключением того, что текст запроса указывается в виде строкового выражения. Текст запроса формируется и для него строится план выполнения при каждом входе в цикл. Это дает программисту выбор между скоростью предварительно разобранного запроса и гибкостью динамического запроса, так же, как и в случае с обычным оператором <text:span text:style-name="Teletype">EXECUTE</text:span>. Как и в <text:span text:style-name="Teletype">EXECUTE</text:span>, значения параметров могут быть добавлены в команду с использованием <text:span text:style-name="Teletype">USING</text:span>. </text:p>
      <text:p text:style-name="Text_20_body">Еще один способ организовать цикл по результатам запроса это объявить курсор. Описание в <text:a xlink:type="simple" xlink:href="../../../../SRC/postgresql-9.4.1/doc/src/sgml/html/plpgsql-cursors.html#PLPGSQL-CURSOR-FOR-LOOP">Section 40.7.4</text:a>. </text:p>
      <text:h text:style-name="Heading_20_2" text:outline-level="2"><text:bookmark text:name="PLPGSQL-FOREACH-ARRAY"/>40.6.5. Цикл по элементам массива</text:h>
      <text:p text:style-name="Text_20_body">Цикл <text:span text:style-name="Teletype">FOREACH</text:span> очень похож на <text:span text:style-name="Teletype">FOR</text:span>. Отличие в том, что вместо перебора строк SQL запроса, происходит перебор элементов массива. (В целом, <text:span text:style-name="Teletype">FOREACH</text:span> предназначен для перебора выражений составного типа. Варианты реализации цикла для работы с прочими составными выражениями помимо массивов могут быть добавлены в будущем.) Синтаксис цикла <text:span text:style-name="Teletype">FOREACH</text:span>: </text:p>
      <text:p text:style-name="Preformatted_20_Text">[ &lt;&lt;<text:span text:style-name="Teletype"><text:span text:style-name="T1">label</text:span></text:span>&gt;&gt; ]</text:p>
      <text:p text:style-name="Preformatted_20_Text">FOREACH <text:span text:style-name="Teletype"><text:span text:style-name="T1">target</text:span></text:span> [ SLICE <text:span text:style-name="Teletype"><text:span text:style-name="T1">number</text:span></text:span> ] IN ARRAY <text:span text:style-name="Teletype"><text:span text:style-name="T1">expression</text:span></text:span> 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Без указания <text:span text:style-name="Teletype">SLICE</text:span>, или если <text:span text:style-name="Teletype">SLICE</text:span> равен 0, цикл выполняется по всем элементам массива, полученного из <text:span text:style-name="Teletype"><text:span text:style-name="T1">expression</text:span></text:span>. В переменную <text:span text:style-name="Teletype"><text:span text:style-name="T1">target</text:span></text:span> последовательно присваивается каждый элемент массива и для него выполняется тело цикла. Пример цикла по элементам целочисленного массива: </text:p>
      <text:p text:style-name="Preformatted_20_Text">CREATE FUNCTION sum(int[]) RETURNS int8 AS $$</text:p>
      <text:p text:style-name="Preformatted_20_Text">DECLARE</text:p>
      <text:p text:style-name="Preformatted_20_Text"><text:s text:c="2"/>s int8 := 0;</text:p>
      <text:p text:style-name="Preformatted_20_Text"><text:s text:c="2"/>x int;</text:p>
      <text:p text:style-name="Preformatted_20_Text">BEGIN</text:p>
      <text:p text:style-name="Preformatted_20_Text"><text:s text:c="2"/>FOREACH x IN ARRAY $1</text:p>
      <text:p text:style-name="Preformatted_20_Text"><text:s text:c="2"/>LOOP</text:p>
      <text:p text:style-name="Preformatted_20_Text"><text:s text:c="4"/>s := s + x;</text:p>
      <text:p text:style-name="Preformatted_20_Text"><text:s text:c="2"/>END LOOP;</text:p>
      <text:p text:style-name="Preformatted_20_Text"><text:s text:c="2"/>RETURN s;</text:p>
      <text:p text:style-name="Preformatted_20_Text">END;</text:p>
      <text:p text:style-name="P12">$$ LANGUAGE plpgsql;</text:p>
      <text:p text:style-name="Text_20_body">Обход элементов проводится в том порядке, в котором они сохранялись, независимо от размерности массива. Как правило, <text:span text:style-name="Teletype"><text:span text:style-name="T1">target</text:span></text:span> это одиночная переменная, но может быть и списком переменных, когда элементы массива имеют составной тип (записи). В этом случае, переменным присваиваются значения из последовательных столбцов составного элемента массива. </text:p>
      <text:p text:style-name="Text_20_body"><text:soft-page-break/>При положительном значении <text:span text:style-name="Teletype">SLICE</text:span>, <text:span text:style-name="Teletype">FOREACH</text:span> выполняет итерации по срезам массива, а не по отдельным элементам. Значение <text:span text:style-name="Teletype">SLICE</text:span> должно быть целым числом, не превышающим размерности массива. Переменная <text:span text:style-name="Teletype"><text:span text:style-name="T1">target</text:span></text:span> должна быть массивом, который получает последовательные срезы исходного массива, где размерность каждого среза задается значением <text:span text:style-name="Teletype">SLICE</text:span>. Пример цикла по одномерным срезам: </text:p>
      <text:p text:style-name="Preformatted_20_Text">CREATE FUNCTION scan_rows(int[]) RETURNS void AS $$</text:p>
      <text:p text:style-name="Preformatted_20_Text">DECLARE</text:p>
      <text:p text:style-name="Preformatted_20_Text"><text:s text:c="2"/>x int[];</text:p>
      <text:p text:style-name="Preformatted_20_Text">BEGIN</text:p>
      <text:p text:style-name="Preformatted_20_Text"><text:s text:c="2"/>FOREACH x SLICE 1 IN ARRAY $1</text:p>
      <text:p text:style-name="Preformatted_20_Text"><text:s text:c="2"/>LOOP</text:p>
      <text:p text:style-name="Preformatted_20_Text"><text:s text:c="4"/>RAISE NOTICE 'row = %', x;</text:p>
      <text:p text:style-name="Preformatted_20_Text"><text:s text:c="2"/>END LOOP;</text:p>
      <text:p text:style-name="Preformatted_20_Text">END;</text:p>
      <text:p text:style-name="Preformatted_20_Text">$$ LANGUAGE plpgsql;</text:p>
      <text:p text:style-name="Preformatted_20_Text"/>
      <text:p text:style-name="Preformatted_20_Text">SELECT scan_rows(ARRAY[[1,2,3],[4,5,6],[7,8,9],[10,11,12]]);</text:p>
      <text:p text:style-name="Preformatted_20_Text"/>
      <text:p text:style-name="Preformatted_20_Text">NOTICE: <text:s/>row = {1,2,3}</text:p>
      <text:p text:style-name="Preformatted_20_Text">NOTICE: <text:s/>row = {4,5,6}</text:p>
      <text:p text:style-name="Preformatted_20_Text">NOTICE: <text:s/>row = {7,8,9}</text:p>
      <text:p text:style-name="P12">NOTICE: <text:s/>row = {10,11,12}</text:p>
      <text:h text:style-name="Heading_20_2" text:outline-level="2"><text:bookmark text:name="PLPGSQL-ERROR-TRAPPING"/>40.6.6. Обработка ошибок</text:h>
      <text:p text:style-name="Text_20_body">По умолчанию, любая возникающая ошибка прерывает выполнение PL/pgSQL функции, а также транзакцию, относящуюся к этой функции. Использование в блоке секции <text:span text:style-name="Teletype">EXCEPTION</text:span> позволяет перехватывать и обрабатывать ошибки. Синтаксис секции <text:span text:style-name="Teletype">EXCEPTION</text:span> дополняет синтаксис обычного блока: </text:p>
      <text:p text:style-name="Preformatted_20_Text">[ &lt;&lt;<text:span text:style-name="Teletype"><text:span text:style-name="T1">label</text:span></text:span>&gt;&gt; ]</text:p>
      <text:p text:style-name="Preformatted_20_Text">[ DECLARE</text:p>
      <text:p text:style-name="Preformatted_20_Text"><text:s text:c="4"/><text:span text:style-name="Teletype"><text:span text:style-name="T1">declarations</text:span></text:span> ]</text:p>
      <text:p text:style-name="Preformatted_20_Text">BEGIN</text:p>
      <text:p text:style-name="Preformatted_20_Text"><text:s text:c="4"/><text:span text:style-name="Teletype"><text:span text:style-name="T1">statements</text:span></text:span></text:p>
      <text:p text:style-name="Preformatted_20_Text">EXCEPTION</text:p>
      <text:p text:style-name="Preformatted_20_Text"><text:s text:c="4"/>WHEN <text:span text:style-name="Teletype"><text:span text:style-name="T1">condition</text:span></text:span> [ OR <text:span text:style-name="Teletype"><text:span text:style-name="T1">condition</text:span></text:span> ... ] THEN</text:p>
      <text:p text:style-name="Preformatted_20_Text"><text:s text:c="8"/><text:span text:style-name="Teletype"><text:span text:style-name="T1">handler_statements</text:span></text:span></text:p>
      <text:p text:style-name="Preformatted_20_Text"><text:s text:c="4"/>[ WHEN <text:span text:style-name="Teletype"><text:span text:style-name="T1">condition</text:span></text:span> [ OR <text:span text:style-name="Teletype"><text:span text:style-name="T1">condition</text:span></text:span> ... ] THEN</text:p>
      <text:p text:style-name="Preformatted_20_Text"><text:s text:c="10"/><text:span text:style-name="Teletype"><text:span text:style-name="T1">handler_statements</text:span></text:span></text:p>
      <text:p text:style-name="Preformatted_20_Text"><text:s text:c="6"/>... ]</text:p>
      <text:p text:style-name="P12">END;</text:p>
      <text:p text:style-name="Text_20_body">Если ошибок не было, то выполняются все <text:span text:style-name="Teletype"><text:span text:style-name="T1">statements</text:span></text:span> блока и управление переходит к следующему оператору после <text:span text:style-name="Teletype">END</text:span>. Но если при выполнении <text:span text:style-name="Teletype"><text:span text:style-name="T1">statements</text:span></text:span> происходит ошибка, то дальнейшая обработка прекращается и управление переходит к списку исключений в секции <text:span text:style-name="Teletype">EXCEPTION</text:span>. В этом списке ищется первое исключение, условие которого соответствует ошибке. Если исключение найдено, то выполняются соответствующие <text:span text:style-name="Teletype"><text:span text:style-name="T1">handler_statements</text:span></text:span> и управление переходит к следующему оператору после <text:span text:style-name="Teletype">END</text:span>. Если исключение не найдено, то ошибка передается наружу, как будто секции <text:soft-page-break/><text:span text:style-name="Teletype">EXCEPTION</text:span> не было. При этом ошибку можно перехватить в секции <text:span text:style-name="Teletype">EXCEPTION</text:span> внешнего блока. Если ошибка так и не была перехвачена, то обработка функции прекращается. </text:p>
      <text:p text:style-name="Text_20_body">Допустимые имена <text:span text:style-name="Teletype"><text:span text:style-name="T1">condition</text:span></text:span> перечислены в <text:a xlink:type="simple" xlink:href="../../../../SRC/postgresql-9.4.1/doc/src/sgml/html/errcodes-appendix.html">Appendix A</text:a>. Специальное имя <text:span text:style-name="Teletype">OTHERS</text:span> соответствует любой ошибке, за исключением <text:span text:style-name="Teletype">QUERY_CANCELED</text:span>. Можно явно обработать <text:span text:style-name="Teletype">QUERY_CANCELED</text:span>, но зачастую это неразумно. Имена исключений не чувствительны к регистру. Кроме того, <text:span text:style-name="Teletype"><text:span text:style-name="T1">condition</text:span></text:span> можно указать через соответствующий <text:span text:style-name="Teletype">SQLSTATE</text:span> код. В следующем примере обе строки эквивалентны: </text:p>
      <text:p text:style-name="Preformatted_20_Text">WHEN division_by_zero THEN ...</text:p>
      <text:p text:style-name="P12">WHEN SQLSTATE '22012' THEN ...</text:p>
      <text:p text:style-name="Text_20_body">Если при выполнении <text:span text:style-name="Teletype"><text:span text:style-name="T1">handler_statements</text:span></text:span> возникнет новая ошибка, то она не может быть перехвачена в этой секции <text:span text:style-name="Teletype">EXCEPTION</text:span>. Ошибка передается наружу и её можно перехватить в секции <text:span text:style-name="Teletype">EXCEPTION</text:span> внешнего блока. </text:p>
      <text:p text:style-name="Text_20_body">При выполнении команд в секции <text:span text:style-name="Teletype">EXCEPTION</text:span>, локальные переменные PL/pgSQL функции сохраняют те значения, которые были на момент возникновения ошибки. Однако будут отменены все изменения в базе данных, выполненные в блоке. В качестве примера, рассмотрим следующий фрагмент: </text:p>
      <text:p text:style-name="Preformatted_20_Text">INSERT INTO mytab(firstname, lastname) VALUES('Tom', 'Jones');</text:p>
      <text:p text:style-name="Preformatted_20_Text">BEGIN</text:p>
      <text:p text:style-name="Preformatted_20_Text"><text:s text:c="4"/>UPDATE mytab SET firstname = 'Joe' WHERE lastname = 'Jones';</text:p>
      <text:p text:style-name="Preformatted_20_Text"><text:s text:c="4"/>x := x + 1;</text:p>
      <text:p text:style-name="Preformatted_20_Text"><text:s text:c="4"/>y := x / 0;</text:p>
      <text:p text:style-name="Preformatted_20_Text">EXCEPTION</text:p>
      <text:p text:style-name="Preformatted_20_Text"><text:s text:c="4"/>WHEN division_by_zero THEN</text:p>
      <text:p text:style-name="Preformatted_20_Text"><text:s text:c="8"/>RAISE NOTICE 'перехватили ошибку division_by_zero';</text:p>
      <text:p text:style-name="Preformatted_20_Text"><text:s text:c="8"/>RETURN x;</text:p>
      <text:p text:style-name="P12">END;</text:p>
      <text:p text:style-name="Text_20_body">При присвоении значения переменной <text:span text:style-name="Teletype">y</text:span> произойдет ошибка <text:span text:style-name="Teletype">division_by_zero</text:span>. Она будет перехвачена в секции <text:span text:style-name="Teletype">EXCEPTION</text:span>. Оператор <text:span text:style-name="Teletype">RETURN</text:span> вернет значение <text:span text:style-name="Teletype">x</text:span> увеличенное на единицу, но изменения сделанные командой <text:span text:style-name="Teletype">UPDATE</text:span> будут отменены. Изменения, выполненные командой <text:span text:style-name="Teletype">INSERT</text:span>, которая предшествует блоку, не будут отменены. В результате, база данных будет содержать <text:span text:style-name="Teletype">Tom Jones</text:span>, а не <text:span text:style-name="Teletype">Joe Jones</text:span>. </text:p>
      <text:p text:style-name="Quotations"><text:span text:style-name="T2">Tip: </text:span>Наличие секции <text:span text:style-name="Teletype">EXCEPTION</text:span> значительно увеличивает накладные расходы на вход/выход из блока. Поэтому, не используйте <text:span text:style-name="Teletype">EXCEPTION</text:span> без надобности. </text:p>
      <text:p text:style-name="Text_20_body"><text:bookmark text:name="PLPGSQL-UPSERT-EXAMPLE"/><text:span text:style-name="T2">Example 40-2. Обработка исключений для команд </text:span><text:span text:style-name="Teletype"><text:span text:style-name="T2">UPDATE</text:span></text:span><text:span text:style-name="T2">/</text:span><text:span text:style-name="Teletype"><text:span text:style-name="T2">INSERT</text:span></text:span></text:p>
      <text:p text:style-name="Text_20_body">В этом примере, обработка исключений используется для того, чтобы определить какую команду выполнить <text:span text:style-name="Teletype">UPDATE</text:span> или <text:span text:style-name="Teletype">INSERT</text:span>: </text:p>
      <text:p text:style-name="Preformatted_20_Text">CREATE TABLE db (a INT PRIMARY KEY, b TEXT);</text:p>
      <text:p text:style-name="Preformatted_20_Text"/>
      <text:p text:style-name="Preformatted_20_Text">CREATE FUNCTION merge_db(key INT, data TEXT) RETURNS VOID AS</text:p>
      <text:p text:style-name="Preformatted_20_Text">$$</text:p>
      <text:p text:style-name="Preformatted_20_Text">BEGIN</text:p>
      <text:p text:style-name="Preformatted_20_Text"><text:soft-page-break/><text:s text:c="4"/>LOOP</text:p>
      <text:p text:style-name="Preformatted_20_Text"><text:s text:c="8"/>-- для начала UPDATE записи по значению ключа</text:p>
      <text:p text:style-name="Preformatted_20_Text"><text:s text:c="8"/>UPDATE db SET b = data WHERE a = key;</text:p>
      <text:p text:style-name="Preformatted_20_Text"><text:s text:c="8"/>IF found THEN</text:p>
      <text:p text:style-name="Preformatted_20_Text"><text:s text:c="12"/>RETURN;</text:p>
      <text:p text:style-name="Preformatted_20_Text"><text:s text:c="8"/>END IF;</text:p>
      <text:p text:style-name="Preformatted_20_Text"><text:s text:c="8"/>-- записи с таким ключом нет, поэтому попытаемся её вставить</text:p>
      <text:p text:style-name="Preformatted_20_Text"><text:s text:c="8"/>-- если параллельно с нами кто-то еще пытается вставить запись с таким же ключом,</text:p>
      <text:p text:style-name="Preformatted_20_Text"><text:s text:c="8"/>-- то мы получим ошибку уникальности</text:p>
      <text:p text:style-name="Preformatted_20_Text"><text:s text:c="8"/>BEGIN</text:p>
      <text:p text:style-name="Preformatted_20_Text"><text:s text:c="12"/>INSERT INTO db(a,b) VALUES (key, data);</text:p>
      <text:p text:style-name="Preformatted_20_Text"><text:s text:c="12"/>RETURN;</text:p>
      <text:p text:style-name="Preformatted_20_Text"><text:s text:c="8"/>EXCEPTION WHEN unique_violation THEN</text:p>
      <text:p text:style-name="Preformatted_20_Text"><text:s text:c="12"/>-- Здесь ничего не делаем и идем на следующую итерацию цикла,</text:p>
      <text:p text:style-name="Preformatted_20_Text"><text:s text:c="12"/>-- чтобы повторно попытаться сделать UPDATE.</text:p>
      <text:p text:style-name="Preformatted_20_Text"><text:s text:c="8"/>END;</text:p>
      <text:p text:style-name="Preformatted_20_Text"><text:s text:c="4"/>END LOOP;</text:p>
      <text:p text:style-name="Preformatted_20_Text">END;</text:p>
      <text:p text:style-name="Preformatted_20_Text">$$</text:p>
      <text:p text:style-name="Preformatted_20_Text">LANGUAGE plpgsql;</text:p>
      <text:p text:style-name="Preformatted_20_Text"/>
      <text:p text:style-name="Preformatted_20_Text">SELECT merge_db(1, 'david');</text:p>
      <text:p text:style-name="P12">SELECT merge_db(1, 'dennis');</text:p>
      <text:p text:style-name="Text_20_body">В примере предполагается, что ошибка <text:span text:style-name="Teletype">unique_violation</text:span> вызвана командой <text:span text:style-name="Teletype">INSERT</text:span> текущего блока, а не, скажем, <text:span text:style-name="Teletype">INSERT</text:span> из триггерной функции таблицы. Здесь также не учтено, что у таблицы может быть несколько уникальных ключей, поэтому попытка повторить операцию будет предприниматься вне зависимости от того, уникальность какого ключа привела к ошибке. Далее будут рассмотрены возможности, позволяющие убедиться, что мы обрабатываем именно ту ошибку, которую хотели. </text:p>
      <text:h text:style-name="Heading_20_3" text:outline-level="3"><text:bookmark text:name="PLPGSQL-EXCEPTION-DIAGNOSTICS"/>40.6.6.1. Получение информации об ошибке</text:h>
      <text:p text:style-name="Text_20_body">При обработке исключений, часто бывает необходимым получить детальную информацию о произошедшей ошибке. Для этого в PL/pgSQL есть два способа: использование специальных переменных и команда <text:span text:style-name="Teletype">GET STACKED DIAGNOSTICS</text:span>. </text:p>
      <text:p text:style-name="Text_20_body">Внутри секции <text:span text:style-name="Teletype">EXCEPTION</text:span>, специальная переменная <text:span text:style-name="Teletype">SQLSTATE</text:span> содержит код ошибки, для которой было вызвано исключение (смотри список возможных кодов ошибок в <text:a xlink:type="simple" xlink:href="../../../../SRC/postgresql-9.4.1/doc/src/sgml/html/errcodes-appendix.html#ERRCODES-TABLE">Table A-1</text:a>). Специальная переменная <text:span text:style-name="Teletype">SQLERRM</text:span> содержит сообщение об ошибке, связанное с исключением. Эти переменные являются неопределенными вне секции <text:span text:style-name="Teletype">EXCEPTION</text:span>. </text:p>
      <text:p text:style-name="Text_20_body">Также, при обработке исключений, дополнительную информацию можно получить командой <text:span text:style-name="Teletype">GET STACKED DIAGNOSTICS</text:span>, которая имеет вид: </text:p>
      <text:p text:style-name="P12">GET STACKED DIAGNOSTICS <text:span text:style-name="Teletype"><text:span text:style-name="T1">variable</text:span></text:span> { = | := } <text:span text:style-name="Teletype"><text:span text:style-name="T1">item</text:span></text:span> [ , ... ];</text:p>
      <text:p text:style-name="Text_20_body">Каждый <text:span text:style-name="Teletype"><text:span text:style-name="T1">item</text:span></text:span> является ключевым словом, идентифицирующим значение состояния, которое будет присвоено указанной переменной. Переменная должна быть соответствующего типа данных. Идентификаторы, доступные в настоящее время, приведены в <text:a xlink:type="simple" xlink:href="../../../../SRC/postgresql-9.4.1/doc/src/sgml/html/plpgsql-control-structures.html#PLPGSQL-EXCEPTION-DIAGNOSTICS-VALUES">Table 40-1</text:a>. </text:p>
      <text:p text:style-name="P3"><text:bookmark text:name="PLPGSQL-EXCEPTION-DIAGNOSTICS-VALUES"/>Table 40-1. Диагностические коды ошибок</text:p>
      <table:table table:name="Table1" table:style-name="Table1">
        <table:table-column table:style-name="Table1.A"/>
        <table:table-column table:style-name="Table1.B"/>
        <table:table-column table:style-name="Table1.C"/>
        <table:table-header-rows>
          <text:soft-page-break/>
          <table:table-row>
            <table:table-cell table:style-name="Table1.A1" office:value-type="string">
              <text:p text:style-name="Table_20_Heading">Название</text:p>
            </table:table-cell>
            <table:table-cell table:style-name="Table1.A1" office:value-type="string">
              <text:p text:style-name="Table_20_Heading">Тип</text:p>
            </table:table-cell>
            <table:table-cell table:style-name="Table1.C1" office:value-type="string">
              <text:p text:style-name="Table_20_Heading">Описание</text:p>
            </table:table-cell>
          </table:table-row>
        </table:table-header-rows>
        <table:table-row>
          <table:table-cell table:style-name="Table1.A2" office:value-type="string">
            <text:p text:style-name="Table_20_Contents"><text:span text:style-name="Teletype">RETURNED_SQLSTATE</text:span></text:p>
          </table:table-cell>
          <table:table-cell table:style-name="Table1.A2" office:value-type="string">
            <text:p text:style-name="Table_20_Contents">text</text:p>
          </table:table-cell>
          <table:table-cell table:style-name="Table1.C2" office:value-type="string">
            <text:p text:style-name="Table_20_Contents">код исключения, возвращаемый SQLSTATE</text:p>
          </table:table-cell>
        </table:table-row>
        <table:table-row>
          <table:table-cell table:style-name="Table1.A2" office:value-type="string">
            <text:p text:style-name="Table_20_Contents"><text:span text:style-name="Teletype">COLUMN_NAME</text:span></text:p>
          </table:table-cell>
          <table:table-cell table:style-name="Table1.A2" office:value-type="string">
            <text:p text:style-name="Table_20_Contents">text</text:p>
          </table:table-cell>
          <table:table-cell table:style-name="Table1.C2" office:value-type="string">
            <text:p text:style-name="Table_20_Contents">имя столбца, относящегося к исключению</text:p>
          </table:table-cell>
        </table:table-row>
        <table:table-row>
          <table:table-cell table:style-name="Table1.A2" office:value-type="string">
            <text:p text:style-name="Table_20_Contents"><text:span text:style-name="Teletype">CONSTRAINT_NAME</text:span></text:p>
          </table:table-cell>
          <table:table-cell table:style-name="Table1.A2" office:value-type="string">
            <text:p text:style-name="Table_20_Contents">text</text:p>
          </table:table-cell>
          <table:table-cell table:style-name="Table1.C2" office:value-type="string">
            <text:p text:style-name="Table_20_Contents">имя ограничения целостности, относящегося к исключению</text:p>
          </table:table-cell>
        </table:table-row>
        <table:table-row>
          <table:table-cell table:style-name="Table1.A2" office:value-type="string">
            <text:p text:style-name="Table_20_Contents"><text:span text:style-name="Teletype">PG_DATATYPE_NAME</text:span></text:p>
          </table:table-cell>
          <table:table-cell table:style-name="Table1.A2" office:value-type="string">
            <text:p text:style-name="Table_20_Contents">text</text:p>
          </table:table-cell>
          <table:table-cell table:style-name="Table1.C2" office:value-type="string">
            <text:p text:style-name="Table_20_Contents">имя типа данных, относящегося к исключению</text:p>
          </table:table-cell>
        </table:table-row>
        <table:table-row>
          <table:table-cell table:style-name="Table1.A2" office:value-type="string">
            <text:p text:style-name="Table_20_Contents"><text:span text:style-name="Teletype">MESSAGE_TEXT</text:span></text:p>
          </table:table-cell>
          <table:table-cell table:style-name="Table1.A2" office:value-type="string">
            <text:p text:style-name="Table_20_Contents">text</text:p>
          </table:table-cell>
          <table:table-cell table:style-name="Table1.C2" office:value-type="string">
            <text:p text:style-name="Table_20_Contents">текст основного сообщения исключения</text:p>
          </table:table-cell>
        </table:table-row>
        <table:table-row>
          <table:table-cell table:style-name="Table1.A2" office:value-type="string">
            <text:p text:style-name="Table_20_Contents"><text:span text:style-name="Teletype">TABLE_NAME</text:span></text:p>
          </table:table-cell>
          <table:table-cell table:style-name="Table1.A2" office:value-type="string">
            <text:p text:style-name="Table_20_Contents">text</text:p>
          </table:table-cell>
          <table:table-cell table:style-name="Table1.C2" office:value-type="string">
            <text:p text:style-name="Table_20_Contents">имя таблицы, относящейся к исключению</text:p>
          </table:table-cell>
        </table:table-row>
        <table:table-row>
          <table:table-cell table:style-name="Table1.A2" office:value-type="string">
            <text:p text:style-name="Table_20_Contents"><text:span text:style-name="Teletype">SCHEMA_NAME</text:span></text:p>
          </table:table-cell>
          <table:table-cell table:style-name="Table1.A2" office:value-type="string">
            <text:p text:style-name="Table_20_Contents">text</text:p>
          </table:table-cell>
          <table:table-cell table:style-name="Table1.C2" office:value-type="string">
            <text:p text:style-name="Table_20_Contents">имя схемы, относящейся к исключению</text:p>
          </table:table-cell>
        </table:table-row>
        <table:table-row>
          <table:table-cell table:style-name="Table1.A2" office:value-type="string">
            <text:p text:style-name="Table_20_Contents"><text:span text:style-name="Teletype">PG_EXCEPTION_DETAIL</text:span></text:p>
          </table:table-cell>
          <table:table-cell table:style-name="Table1.A2" office:value-type="string">
            <text:p text:style-name="Table_20_Contents">text</text:p>
          </table:table-cell>
          <table:table-cell table:style-name="Table1.C2" office:value-type="string">
            <text:p text:style-name="Table_20_Contents">текст детального сообщения исключения (если есть)</text:p>
          </table:table-cell>
        </table:table-row>
        <table:table-row>
          <table:table-cell table:style-name="Table1.A2" office:value-type="string">
            <text:p text:style-name="Table_20_Contents"><text:span text:style-name="Teletype">PG_EXCEPTION_HINT</text:span></text:p>
          </table:table-cell>
          <table:table-cell table:style-name="Table1.A2" office:value-type="string">
            <text:p text:style-name="Table_20_Contents">text</text:p>
          </table:table-cell>
          <table:table-cell table:style-name="Table1.C2" office:value-type="string">
            <text:p text:style-name="Table_20_Contents">текст подсказки к исключению (если есть)</text:p>
          </table:table-cell>
        </table:table-row>
        <table:table-row>
          <table:table-cell table:style-name="Table1.A2" office:value-type="string">
            <text:p text:style-name="Table_20_Contents"><text:span text:style-name="Teletype">PG_EXCEPTION_CONTEXT</text:span></text:p>
          </table:table-cell>
          <table:table-cell table:style-name="Table1.A2" office:value-type="string">
            <text:p text:style-name="Table_20_Contents">text</text:p>
          </table:table-cell>
          <table:table-cell table:style-name="Table1.C2" office:value-type="string">
            <text:p text:style-name="Table_20_Contents">строка(или строки) с описанием стека вызова</text:p>
          </table:table-cell>
        </table:table-row>
      </table:table>
      <text:p text:style-name="Text_20_body">Если исключение не устанавливает значение для идентификатора, то возвращается пустая строка. </text:p>
      <text:p text:style-name="Text_20_body">Пример: </text:p>
      <text:p text:style-name="Preformatted_20_Text">DECLARE</text:p>
      <text:p text:style-name="Preformatted_20_Text"><text:s text:c="2"/>text_var1 text;</text:p>
      <text:p text:style-name="Preformatted_20_Text"><text:s text:c="2"/>text_var2 text;</text:p>
      <text:p text:style-name="Preformatted_20_Text"><text:s text:c="2"/>text_var3 text;</text:p>
      <text:p text:style-name="Preformatted_20_Text">BEGIN</text:p>
      <text:p text:style-name="Preformatted_20_Text"><text:s text:c="2"/>-- здесь происходит обработка, которая может вызвать исключение</text:p>
      <text:p text:style-name="Preformatted_20_Text"><text:s text:c="2"/>...</text:p>
      <text:p text:style-name="Preformatted_20_Text">EXCEPTION WHEN OTHERS THEN</text:p>
      <text:p text:style-name="Preformatted_20_Text"><text:s text:c="2"/>GET STACKED DIAGNOSTICS text_var1 = MESSAGE_TEXT,</text:p>
      <text:p text:style-name="Preformatted_20_Text"><text:s text:c="26"/>text_var2 = PG_EXCEPTION_DETAIL,</text:p>
      <text:p text:style-name="Preformatted_20_Text"><text:s text:c="26"/>text_var3 = PG_EXCEPTION_HINT;</text:p>
      <text:p text:style-name="P12">END;</text:p>
      <text:h text:style-name="Heading_20_2" text:outline-level="2"><text:bookmark text:name="PLPGSQL-GET-DIAGNOSTICS-CONTEXT"/>40.6.7. Получение информации о выполнении в текущий момент</text:h>
      <text:p text:style-name="Text_20_body">Команда <text:span text:style-name="Teletype">GET [ CURRENT ] DIAGNOSTICS</text:span> извлекает информацию о текущем состоянии выполнения (в то время как обсуждавшаяся выше команда <text:span text:style-name="Teletype">GET STACKED DIAGNOSTICS</text:span> выдает информацию о состоянии выполнения на момент предыдущей ошибки). Команда имеет следующий вид: </text:p>
      <text:p text:style-name="P12">GET [ CURRENT ] DIAGNOSTICS <text:span text:style-name="Teletype"><text:span text:style-name="T1">variable</text:span></text:span> { = | := } <text:span text:style-name="Teletype"><text:span text:style-name="T1">item</text:span></text:span> [ , ... ];</text:p>
      <text:p text:style-name="Text_20_body">В настоящий момент поддерживается только один <text:span text:style-name="Teletype"><text:span text:style-name="T1">item</text:span></text:span> <text:span text:style-name="Teletype">PG_CONTEXT</text:span>, который возвращает значение типа <text:span text:style-name="Teletype">text</text:span>, содержащее стек вызова. Стек вызова может состоять из нескольких строк, первая строка относится к выполняемый в текущий момент команде <text:span text:style-name="Teletype">GET DIAGNOSTICS</text:span> в текущей функции. Вторая и последующие строки относятся к следующим функциям далее вверх по стеку вызова. Например: </text:p>
      <text:p text:style-name="Preformatted_20_Text">CREATE OR REPLACE FUNCTION outer_func() RETURNS integer AS $$</text:p>
      <text:p text:style-name="Preformatted_20_Text">BEGIN</text:p>
      <text:p text:style-name="Preformatted_20_Text"><text:s text:c="2"/>RETURN inner_func();</text:p>
      <text:p text:style-name="Preformatted_20_Text"><text:soft-page-break/>END;</text:p>
      <text:p text:style-name="Preformatted_20_Text">$$ LANGUAGE plpgsql;</text:p>
      <text:p text:style-name="Preformatted_20_Text"/>
      <text:p text:style-name="Preformatted_20_Text">CREATE OR REPLACE FUNCTION inner_func() RETURNS integer AS $$</text:p>
      <text:p text:style-name="Preformatted_20_Text">DECLARE</text:p>
      <text:p text:style-name="Preformatted_20_Text"><text:s text:c="2"/>stack text;</text:p>
      <text:p text:style-name="Preformatted_20_Text">BEGIN</text:p>
      <text:p text:style-name="Preformatted_20_Text"><text:s text:c="2"/>GET DIAGNOSTICS stack = PG_CONTEXT;</text:p>
      <text:p text:style-name="Preformatted_20_Text"><text:s text:c="2"/>RAISE NOTICE E'--- Стек вызова ---\n%', stack;</text:p>
      <text:p text:style-name="Preformatted_20_Text"><text:s text:c="2"/>RETURN 1;</text:p>
      <text:p text:style-name="Preformatted_20_Text">END;</text:p>
      <text:p text:style-name="Preformatted_20_Text">$$ LANGUAGE plpgsql;</text:p>
      <text:p text:style-name="Preformatted_20_Text"/>
      <text:p text:style-name="Preformatted_20_Text">SELECT outer_func();</text:p>
      <text:p text:style-name="Preformatted_20_Text"/>
      <text:p text:style-name="Preformatted_20_Text">NOTICE: <text:s/>--- Стек вызова ---</text:p>
      <text:p text:style-name="Preformatted_20_Text">PL/pgSQL function inner_func() line 5 at GET DIAGNOSTICS</text:p>
      <text:p text:style-name="Preformatted_20_Text">PL/pgSQL function outer_func() line 3 at RETURN</text:p>
      <text:p text:style-name="Preformatted_20_Text">CONTEXT: <text:s/>PL/pgSQL function outer_func() line 3 at RETURN</text:p>
      <text:p text:style-name="Preformatted_20_Text"><text:s/>outer_func</text:p>
      <text:p text:style-name="Preformatted_20_Text"><text:s/>------------</text:p>
      <text:p text:style-name="Preformatted_20_Text"><text:s text:c="11"/>1</text:p>
      <text:p text:style-name="P12">(1 row)</text:p>
      <text:h text:style-name="Heading_20_1" text:outline-level="1"><text:bookmark text:name="PLPGSQL-CURSORS"/>40.7. Курсоры</text:h>
      <text:p text:style-name="Text_20_body">Вместо того чтобы сразу выполнять весь запрос, есть возможность настроить курсор, инкапсулирующий запрос, и затем получать результат запроса по нескольку строк за раз. Одна из причин так делать заключается в том, чтобы избежать переполнения памяти, когда результат содержит большое количество строк. (Пользователям PL/pgSQL не нужно об этом беспокоиться, так как циклы <text:span text:style-name="Teletype">FOR</text:span> автоматически используют курсоры, чтобы избежать проблем с памятью.) Более интересным вариантом использования является возврат из функции ссылки на курсор, что позволяет вызывающему получать строки запроса. Это эффективный способ получать большие наборы строк из функций. </text:p>
      <text:h text:style-name="Heading_20_2" text:outline-level="2"><text:bookmark text:name="PLPGSQL-CURSOR-DECLARATIONS"/>40.7.1. Объявление курсорных переменных</text:h>
      <text:p text:style-name="Text_20_body">Доступ к курсорам в PL/pgSQL осуществляется через курсорные переменные, которые всегда имеют специальный тип данных <text:span text:style-name="Teletype">refcursor</text:span>. Один из способов создать курсорную переменную, просто объявить её как переменную типа <text:span text:style-name="Teletype">refcursor</text:span>. Другой способ заключается в использовании синтаксиса объявления курсора, который в общем виде выглядит так: </text:p>
      <text:p text:style-name="P12"><text:span text:style-name="Teletype"><text:span text:style-name="T1">name</text:span></text:span> [ [ NO ] SCROLL ] CURSOR [ ( <text:span text:style-name="Teletype"><text:span text:style-name="T1">arguments</text:span></text:span> ) ] FOR <text:span text:style-name="Teletype"><text:span text:style-name="T1">query</text:span></text:span>;</text:p>
      <text:p text:style-name="Text_20_body">(Для совместимости с Oracle, <text:span text:style-name="Teletype">FOR</text:span> можно заменять на <text:span text:style-name="Teletype">IS</text:span>.) Если указана опция <text:span text:style-name="Teletype">SCROLL</text:span>, то курсор можно будет прокручивать назад. При <text:span text:style-name="Teletype">NO SCROLL</text:span> прокрутка назад не разрешается. Если ничего не указано, то возможность прокрутки назад зависит от запроса. Если указаны <text:span text:style-name="Teletype"><text:span text:style-name="T1">arguments</text:span></text:span>, то они должны представлять собой пары <text:span text:style-name="Teletype"><text:span text:style-name="T1">name</text:span></text:span><text:span text:style-name="Teletype"> </text:span><text:span text:style-name="Teletype"><text:span text:style-name="T1">datatype</text:span></text:span> разделенные через запятую. Эти пары определяют имена, которые будут заменены значениями параметров в <text:soft-page-break/>данном запросе. Фактические значения для замены этих имен появятся позже, при открытии курсора. </text:p>
      <text:p text:style-name="Text_20_body">Примеры: </text:p>
      <text:p text:style-name="Preformatted_20_Text">DECLARE</text:p>
      <text:p text:style-name="Preformatted_20_Text"><text:s text:c="4"/>curs1 refcursor;</text:p>
      <text:p text:style-name="Preformatted_20_Text"><text:s text:c="4"/>curs2 CURSOR FOR SELECT * FROM tenk1;</text:p>
      <text:p text:style-name="P12"><text:s text:c="4"/>curs3 CURSOR (key integer) FOR SELECT * FROM tenk1 WHERE unique1 = key;</text:p>
      <text:p text:style-name="Text_20_body">Все три переменные имеют тип данных <text:span text:style-name="Teletype">refcursor</text:span>. Первая может быть использована с любым запросом, вторая связана (<text:span text:style-name="Teletype">bound</text:span>) с полностью сформированным запросом, а последняя связана с параметризованным запросом. (<text:span text:style-name="Teletype">key</text:span> будет заменен целочисленным значением параметра при открытии курсора.) Про переменную <text:span text:style-name="Teletype">curs1</text:span> говорят, что она является несвязанной (<text:span text:style-name="Teletype">unbound</text:span>), т.к. к ней не привязан никакой запрос. </text:p>
      <text:h text:style-name="Heading_20_2" text:outline-level="2"><text:bookmark text:name="PLPGSQL-CURSOR-OPENING"/>40.7.2. Открытие курсора</text:h>
      <text:p text:style-name="Text_20_body">Прежде чем получать строки из курсора, его нужно открыть. (Это эквивалентно действию SQL команды <text:span text:style-name="Teletype">DECLARE CURSOR</text:span>.) В PL/pgSQL есть три формы оператора <text:span text:style-name="Teletype">OPEN</text:span>, две из которых используются для несвязанных курсорных переменных, а третья для связанных. </text:p>
      <text:p text:style-name="Quotations"><text:span text:style-name="T2">Note: </text:span>Связанные курсорные переменные можно использовать с циклом <text:span text:style-name="Teletype">FOR</text:span> без явного открытия курсора, как описано в <text:a xlink:type="simple" xlink:href="../../../../SRC/postgresql-9.4.1/doc/src/sgml/html/plpgsql-cursors.html#PLPGSQL-CURSOR-FOR-LOOP">Section 40.7.4</text:a>. </text:p>
      <text:h text:style-name="Heading_20_3" text:outline-level="3"><text:bookmark text:name="AEN61134"/>40.7.2.1. <text:span text:style-name="Teletype">OPEN FOR</text:span> <text:span text:style-name="Teletype"><text:span text:style-name="T1">query</text:span></text:span></text:h>
      <text:p text:style-name="P12">OPEN <text:span text:style-name="Teletype"><text:span text:style-name="T1">unbound_cursorvar</text:span></text:span> [ [ NO ] SCROLL ] FOR <text:span text:style-name="Teletype"><text:span text:style-name="T1">query</text:span></text:span>;</text:p>
      <text:p text:style-name="Text_20_body">Курсорная переменная открывается и получает конкретный запрос для выполнения. Курсор не может уже быть открытым, а курсорная переменная обязана быть несвязанной (то есть просто переменной типа <text:span text:style-name="Teletype">refcursor</text:span>). Запрос должен быть командой <text:span text:style-name="Teletype">SELECT</text:span> или любой другой, которая возвращает строки (к примеру <text:span text:style-name="Teletype">EXPLAIN</text:span>). Запрос обрабатывается так же, как и другие команды SQL в PL/pgSQL: имена PL/pgSQL переменных заменяются на значения, план запроса кэшируется для повторного использования. Подстановка значений PL/pgSQL переменных проводится при открытии курсора командой <text:span text:style-name="Teletype">OPEN</text:span>, последующие изменения значений переменных не влияют на работу курсора. <text:span text:style-name="Teletype">SCROLL</text:span> и <text:span text:style-name="Teletype">NO SCROLL</text:span> имеют тот же смысл, что и для связанного курсора. </text:p>
      <text:p text:style-name="Text_20_body">Пример: </text:p>
      <text:p text:style-name="P12">OPEN curs1 FOR SELECT * FROM foo WHERE key = mykey;</text:p>
      <text:h text:style-name="Heading_20_3" text:outline-level="3"><text:bookmark text:name="AEN61155"/>40.7.2.2. <text:span text:style-name="Teletype">OPEN FOR EXECUTE</text:span></text:h>
      <text:p text:style-name="Preformatted_20_Text">OPEN <text:span text:style-name="Teletype"><text:span text:style-name="T1">unbound_cursorvar</text:span></text:span> [ [ NO ] SCROLL ] FOR EXECUTE <text:span text:style-name="Teletype"><text:span text:style-name="T1">query_string</text:span></text:span></text:p>
      <text:p text:style-name="P12"><text:s text:c="37"/>[ USING <text:span text:style-name="Teletype"><text:span text:style-name="T1">expression</text:span></text:span> [, ... ] ];</text:p>
      <text:p text:style-name="Text_20_body"><text:soft-page-break/>Курсорная переменная открывается и получает конкретный запрос для выполнения. Курсор не может уже быть открытым, а курсорная переменная обязана быть несвязанной (то есть просто переменной типа <text:span text:style-name="Teletype">refcursor</text:span>). Запрос задается строковым выражением, так же, как в команде <text:span text:style-name="Teletype">EXECUTE</text:span>. Как обычно, это дает гибкость, план запроса от раза к разу может меняться (смотри <text:a xlink:type="simple" xlink:href="../../../../SRC/postgresql-9.4.1/doc/src/sgml/html/plpgsql-implementation.html#PLPGSQL-PLAN-CACHING">Section 40.10.2</text:a>). Это также означает, что замена переменных выполняется не в командной строке. Как и в <text:span text:style-name="Teletype">EXECUTE</text:span>, для вставки в динамическую команду значений параметров используется <text:span text:style-name="Teletype">USING</text:span>. <text:span text:style-name="Teletype">SCROLL</text:span> и <text:span text:style-name="Teletype">NO SCROLL</text:span> имеют тот же смысл, что и для связанного курсора. </text:p>
      <text:p text:style-name="Text_20_body">Пример: </text:p>
      <text:p text:style-name="Preformatted_20_Text">OPEN curs1 FOR EXECUTE 'SELECT * FROM ' || quote_ident(tabname)</text:p>
      <text:p text:style-name="P12"><text:s text:c="40"/>|| ' WHERE col1 = $1' USING keyvalue;</text:p>
      <text:p text:style-name="Text_20_body">В этом примере, имя таблицы вставляется в текст запроса, поэтому рекомендуется использовать функцию <text:span text:style-name="Source_20_Text">quote_ident()</text:span> для защиты от SQL инъекций. Значение для сравнения с <text:span text:style-name="Teletype">col1</text:span> вставляется через <text:span text:style-name="Teletype">USING</text:span>, поэтому его не требуется заключать в кавычки. </text:p>
      <text:h text:style-name="Heading_20_3" text:outline-level="3"><text:bookmark text:name="PLPGSQL-OPEN-BOUND-CURSOR"/>40.7.2.3. Открытие связанного курсора</text:h>
      <text:p text:style-name="P12">OPEN <text:span text:style-name="Teletype"><text:span text:style-name="T1">bound_cursorvar</text:span></text:span> [ ( [ <text:span text:style-name="Teletype"><text:span text:style-name="T1">argument_name</text:span></text:span> := ] <text:span text:style-name="Teletype"><text:span text:style-name="T1">argument_value</text:span></text:span> [, ...] ) ];</text:p>
      <text:p text:style-name="Text_20_body">Эта форма <text:span text:style-name="Teletype">OPEN</text:span> используется для открытия курсорной переменной, которая была связана с запросом при объявлении. Курсор не может уже быть открытым. Список фактических значений аргументов должен присутствовать только в том случае, если курсор объявлялся с параметрами. Эти значения будут подставлены в запрос. </text:p>
      <text:p text:style-name="Text_20_body">План запроса для связанного курсора всегда считается кэшируемым. В этом случае, нет эквивалента <text:span text:style-name="Teletype">EXECUTE</text:span>. Обратите внимание, что <text:span text:style-name="Teletype">SCROLL</text:span> и <text:span text:style-name="Teletype">NO SCROLL</text:span> не могут быть указаны в этой форме <text:span text:style-name="Teletype">OPEN</text:span>, возможность прокрутки назад была определена при объявлении курсора. </text:p>
      <text:p text:style-name="Text_20_body">При передаче значений аргументов можно использовать позиционную или именную нотацию. В позиционной нотации, все аргументы указываются по порядку. В именной нотации, имя каждого аргумента отделяется от выражения аргумента с помощью <text:span text:style-name="Teletype">:=</text:span>. Это подобно вызову функций, описанному в <text:a xlink:type="simple" xlink:href="../../../../SRC/postgresql-9.4.1/doc/src/sgml/html/sql-syntax-calling-funcs.html">Section 4.3</text:a>. Также разрешается смешивать позиционную и именную нотации. </text:p>
      <text:p text:style-name="Text_20_body">Примеры (здесь используются ранее объявленные курсоры): </text:p>
      <text:p text:style-name="Preformatted_20_Text">OPEN curs2;</text:p>
      <text:p text:style-name="Preformatted_20_Text">OPEN curs3(42);</text:p>
      <text:p text:style-name="P12">OPEN curs3(key := 42);</text:p>
      <text:p text:style-name="Text_20_body">Так как для связанного курсора выполняется подстановка значений переменных, то, на самом деле, существует два способа передать значения в курсор. Либо использовать явные аргументы в <text:span text:style-name="Teletype">OPEN</text:span>, либо неявно, ссылаясь на PL/pgSQL переменные в запросе. В связанном курсоре можно ссылаться только на те переменные, которые были объявлены до самого <text:soft-page-break/>курсора. В любом случае, значение переменной для подстановки в запрос будет определяться на момент выполнения <text:span text:style-name="Teletype">OPEN</text:span>. Вот еще один способ получить тот же результат с <text:span text:style-name="Teletype">curs3</text:span>, как в примере выше: </text:p>
      <text:p text:style-name="Preformatted_20_Text">DECLARE</text:p>
      <text:p text:style-name="Preformatted_20_Text"><text:s text:c="4"/>key integer;</text:p>
      <text:p text:style-name="Preformatted_20_Text"><text:s text:c="4"/>curs4 CURSOR FOR SELECT * FROM tenk1 WHERE unique1 = key;</text:p>
      <text:p text:style-name="Preformatted_20_Text">BEGIN</text:p>
      <text:p text:style-name="Preformatted_20_Text"><text:s text:c="4"/>key := 42;</text:p>
      <text:p text:style-name="P12"><text:s text:c="4"/>OPEN curs4;</text:p>
      <text:h text:style-name="Heading_20_2" text:outline-level="2"><text:bookmark text:name="PLPGSQL-CURSOR-USING"/>40.7.3. Использование курсоров</text:h>
      <text:p text:style-name="Text_20_body">После того, как курсор был открыт, с ним можно работать при помощи описанных здесь операторов. </text:p>
      <text:p text:style-name="Text_20_body">Работать с курсором необязательно в той же функции, где он был открыт. Из функции можно вернуть значение с типом <text:span text:style-name="Teletype">refcursor</text:span>, что позволит вызывающему продолжить работу с курсором. (Внутри <text:span text:style-name="Teletype">refcursor</text:span> представляет собой обычное строковое имя так называемого портала, содержащего активный запрос курсора. Это имя можно передавать, присваивать другим переменным с типом <text:span text:style-name="Teletype">refcursor</text:span> и так далее, при этом портал не нарушается.) </text:p>
      <text:p text:style-name="Text_20_body">Все порталы неявно закрываются в конце транзакции. Поэтому значение <text:span text:style-name="Teletype">refcursor</text:span> можно использовать для ссылки на открытый курсор только до конца транзакции. </text:p>
      <text:h text:style-name="Heading_20_3" text:outline-level="3"><text:bookmark text:name="AEN61215"/>40.7.3.1. <text:span text:style-name="Teletype">FETCH</text:span></text:h>
      <text:p text:style-name="P12">FETCH [ <text:span text:style-name="Teletype"><text:span text:style-name="T1">direction</text:span></text:span> { FROM | IN } ] <text:span text:style-name="Teletype"><text:span text:style-name="T1">cursor</text:span></text:span> INTO <text:span text:style-name="Teletype"><text:span text:style-name="T1">target</text:span></text:span>;</text:p>
      <text:p text:style-name="Text_20_body"><text:span text:style-name="Teletype">FETCH</text:span> извлекает следующую строку из курсора в <text:span text:style-name="Teletype"><text:span text:style-name="T1">target</text:span></text:span>. В качестве <text:span text:style-name="Teletype"><text:span text:style-name="T1">target</text:span></text:span> может быть строковая переменная, переменная типа <text:span text:style-name="Teletype">record</text:span>, или разделенный запятыми список простых переменных, как и в <text:span text:style-name="Teletype">SELECT INTO</text:span>. Если следующей строки нет, в <text:span text:style-name="Teletype"><text:span text:style-name="T1">target</text:span></text:span> присваивается NULL. Как и в <text:span text:style-name="Teletype">SELECT INTO</text:span>, проверить была ли получена запись можно при помощи специальной переменной <text:span text:style-name="Teletype">FOUND</text:span>. </text:p>
      <text:p text:style-name="Text_20_body">Значение <text:span text:style-name="Teletype"><text:span text:style-name="T1">direction</text:span></text:span> может быть любым допустимым в SQL команде <text:a xlink:type="simple" xlink:href="../../../../SRC/postgresql-9.4.1/doc/src/sgml/html/sql-fetch.html">FETCH</text:a> вариантом, кроме тех, что извлекают более одной строки. А именно: <text:span text:style-name="Teletype">NEXT</text:span>, <text:span text:style-name="Teletype">PRIOR</text:span>, <text:span text:style-name="Teletype">FIRST</text:span>, <text:span text:style-name="Teletype">LAST</text:span>, <text:span text:style-name="Teletype">ABSOLUTE</text:span> <text:span text:style-name="Teletype"><text:span text:style-name="T1">count</text:span></text:span>, <text:span text:style-name="Teletype">RELATIVE</text:span> <text:span text:style-name="Teletype"><text:span text:style-name="T1">count</text:span></text:span>, <text:span text:style-name="Teletype">FORWARD</text:span> или <text:span text:style-name="Teletype">BACKWARD</text:span>. Без указания <text:span text:style-name="Teletype"><text:span text:style-name="T1">direction</text:span></text:span> используется значение <text:span text:style-name="Teletype">NEXT</text:span>. Значения <text:span text:style-name="Teletype"><text:span text:style-name="T1">direction</text:span></text:span>, которые требуют перемещения назад, приведут к ошибке, если курсор не был объявлен или открыт с опцией <text:span text:style-name="Teletype">SCROLL</text:span>. </text:p>
      <text:p text:style-name="Text_20_body"><text:span text:style-name="Teletype"><text:span text:style-name="T1">cursor</text:span></text:span> это переменная с типом <text:span text:style-name="Teletype">refcursor</text:span>, которая ссылается на открытый портал курсора. </text:p>
      <text:p text:style-name="Text_20_body">Примеры: </text:p>
      <text:p text:style-name="Preformatted_20_Text">FETCH curs1 INTO rowvar;</text:p>
      <text:p text:style-name="Preformatted_20_Text">FETCH curs2 INTO foo, bar, baz;</text:p>
      <text:p text:style-name="Preformatted_20_Text">FETCH LAST FROM curs3 INTO x, y;</text:p>
      <text:p text:style-name="P12"><text:soft-page-break/>FETCH RELATIVE -2 FROM curs4 INTO x;</text:p>
      <text:h text:style-name="Heading_20_3" text:outline-level="3"><text:bookmark text:name="AEN61254"/>40.7.3.2. <text:span text:style-name="Teletype">MOVE</text:span></text:h>
      <text:p text:style-name="P12">MOVE [ <text:span text:style-name="Teletype"><text:span text:style-name="T1">direction</text:span></text:span> { FROM | IN } ] <text:span text:style-name="Teletype"><text:span text:style-name="T1">cursor</text:span></text:span>;</text:p>
      <text:p text:style-name="Text_20_body"><text:span text:style-name="Teletype">MOVE</text:span> перемещает курсор без извлечения данных. <text:span text:style-name="Teletype">MOVE</text:span> работает точно также как и <text:span text:style-name="Teletype">FETCH</text:span>, но при этом только перемещает курсор и не извлекает строку, к которой переместился. Как и в <text:span text:style-name="Teletype">SELECT INTO</text:span>, проверить успешность перемещения можно с помощью специальной переменной <text:span text:style-name="Teletype">FOUND</text:span>. </text:p>
      <text:p text:style-name="Text_20_body">Значение <text:span text:style-name="Teletype"><text:span text:style-name="T1">direction</text:span></text:span> может быть любым допустимым в SQL команде <text:a xlink:type="simple" xlink:href="../../../../SRC/postgresql-9.4.1/doc/src/sgml/html/sql-fetch.html">FETCH</text:a> вариантом, а именно: <text:span text:style-name="Teletype">NEXT</text:span>, <text:span text:style-name="Teletype">PRIOR</text:span>, <text:span text:style-name="Teletype">FIRST</text:span>, <text:span text:style-name="Teletype">LAST</text:span>, <text:span text:style-name="Teletype">ABSOLUTE</text:span> <text:span text:style-name="Teletype"><text:span text:style-name="T1">count</text:span></text:span>, <text:span text:style-name="Teletype">RELATIVE</text:span> <text:span text:style-name="Teletype"><text:span text:style-name="T1">count</text:span></text:span>, <text:span text:style-name="Teletype">ALL</text:span>, <text:span text:style-name="Teletype">FORWARD</text:span> [ <text:span text:style-name="Teletype"><text:span text:style-name="T1">count</text:span></text:span> | <text:span text:style-name="Teletype">ALL</text:span> ] или <text:span text:style-name="Teletype">BACKWARD</text:span> [ <text:span text:style-name="Teletype"><text:span text:style-name="T1">count</text:span></text:span> | <text:span text:style-name="Teletype">ALL</text:span> ]. Без указания <text:span text:style-name="Teletype"><text:span text:style-name="T1">direction</text:span></text:span> используется значение <text:span text:style-name="Teletype">NEXT</text:span>. Значения <text:span text:style-name="Teletype"><text:span text:style-name="T1">direction</text:span></text:span>, которые требуют перемещения назад, приведут к ошибке, если курсор не был объявлен или открыт с опцией <text:span text:style-name="Teletype">SCROLL</text:span>. </text:p>
      <text:p text:style-name="Text_20_body">Примеры: </text:p>
      <text:p text:style-name="Preformatted_20_Text">MOVE curs1;</text:p>
      <text:p text:style-name="Preformatted_20_Text">MOVE LAST FROM curs3;</text:p>
      <text:p text:style-name="Preformatted_20_Text">MOVE RELATIVE -2 FROM curs4;</text:p>
      <text:p text:style-name="P12">MOVE FORWARD 2 FROM curs4;</text:p>
      <text:h text:style-name="Heading_20_3" text:outline-level="3"><text:bookmark text:name="AEN61293"/>40.7.3.3. <text:span text:style-name="Teletype">UPDATE/DELETE WHERE CURRENT OF</text:span></text:h>
      <text:p text:style-name="Preformatted_20_Text">UPDATE <text:span text:style-name="Teletype"><text:span text:style-name="T1">table</text:span></text:span> SET ... WHERE CURRENT OF <text:span text:style-name="Teletype"><text:span text:style-name="T1">cursor</text:span></text:span>;</text:p>
      <text:p text:style-name="P12">DELETE FROM <text:span text:style-name="Teletype"><text:span text:style-name="T1">table</text:span></text:span> WHERE CURRENT OF <text:span text:style-name="Teletype"><text:span text:style-name="T1">cursor</text:span></text:span>;</text:p>
      <text:p text:style-name="Text_20_body">Когда курсор позиционирован на строку таблицы, эту строку можно изменить или удалить при помощи курсора. Есть ограничения на то, каким может быть запрос курсора (в частности, не должно быть группировок), и крайне желательно использовать фразу <text:span text:style-name="Teletype">FOR UPDATE</text:span>. Для дополнительной информации, смотри справку по <text:a xlink:type="simple" xlink:href="../../../../SRC/postgresql-9.4.1/doc/src/sgml/html/sql-declare.html">DECLARE</text:a>. </text:p>
      <text:p text:style-name="Text_20_body">Пример: </text:p>
      <text:p text:style-name="P12">UPDATE foo SET dataval = myval WHERE CURRENT OF curs1;</text:p>
      <text:h text:style-name="Heading_20_3" text:outline-level="3"><text:bookmark text:name="AEN61306"/>40.7.3.4. <text:span text:style-name="Teletype">CLOSE</text:span></text:h>
      <text:p text:style-name="P12">CLOSE <text:span text:style-name="Teletype"><text:span text:style-name="T1">cursor</text:span></text:span>;</text:p>
      <text:p text:style-name="Text_20_body"><text:span text:style-name="Teletype">CLOSE</text:span> закрывает связанный с курсором портал. Используется для того, чтобы освободить ресурсы раньше, чем закончится транзакция, или чтобы освободить курсорную переменную для повторного открытия. </text:p>
      <text:p text:style-name="Text_20_body">Пример: </text:p>
      <text:p text:style-name="P12">CLOSE curs1;</text:p>
      <text:h text:style-name="Heading_20_3" text:outline-level="3"><text:bookmark text:name="AEN61315"/><text:soft-page-break/>40.7.3.5. Возврат курсора из функции</text:h>
      <text:p text:style-name="Text_20_body">Курсоры можно возвращать из PL/pgSQL функции. Это полезно, когда нужно вернуть множество строк и столбцов, особенно если выборки очень большие. Для этого, в функции открывается курсор и его имя возвращается вызывающему (или просто открывается курсор, используя указанное имя портала, каким-либо образом известное вызывающему). Вызывающий затем может извлекать строки из курсора. Курсор может быть закрыт вызывающим или он будет автоматически закрыт при завершении транзакции. </text:p>
      <text:p text:style-name="Text_20_body">Имя портала, используемое для курсора, может быть указано разработчиком или будет генерироваться автоматически. Чтобы указать имя портала, нужно просто присвоить строку в переменную <text:span text:style-name="Teletype">refcursor</text:span> перед его открытием. Значение строки переменной <text:span text:style-name="Teletype">refcursor</text:span> будет использоваться командой <text:span text:style-name="Teletype">OPEN</text:span> как имя портала. Однако если переменная <text:span text:style-name="Teletype">refcursor</text:span> имеет значение NULL, <text:span text:style-name="Teletype">OPEN</text:span> автоматически генерирует имя, которое не конфликтует с любым существующим порталом и присваивает его переменной <text:span text:style-name="Teletype">refcursor</text:span>. </text:p>
      <text:p text:style-name="Quotations"><text:span text:style-name="T2">Note: </text:span>Связанная курсорная переменная инициализируется в строковое значение, представляющее собой имя самой переменной. Таким образом, имя портала совпадает с именем курсорной переменной, кроме случаев, когда разработчик переопределил имя, присвоив новое значение перед открытием курсора. Несвязанная курсорная переменная инициализируется в NULL и получит автоматически сгенерированное уникальное имя, если не будет переопределена. </text:p>
      <text:p text:style-name="Text_20_body">Следующий пример показывает один из способов передачи имени курсора вызывающему: </text:p>
      <text:p text:style-name="Preformatted_20_Text">CREATE TABLE test (col text);</text:p>
      <text:p text:style-name="Preformatted_20_Text">INSERT INTO test VALUES ('123');</text:p>
      <text:p text:style-name="Preformatted_20_Text"/>
      <text:p text:style-name="Preformatted_20_Text">CREATE FUNCTION reffunc(refcursor) RETURNS refcursor AS '</text:p>
      <text:p text:style-name="Preformatted_20_Text">BEGIN</text:p>
      <text:p text:style-name="Preformatted_20_Text"><text:s text:c="4"/>OPEN $1 FOR SELECT col FROM test;</text:p>
      <text:p text:style-name="Preformatted_20_Text"><text:s text:c="4"/>RETURN $1;</text:p>
      <text:p text:style-name="Preformatted_20_Text">END;</text:p>
      <text:p text:style-name="Preformatted_20_Text">' LANGUAGE plpgsql;</text:p>
      <text:p text:style-name="Preformatted_20_Text"/>
      <text:p text:style-name="Preformatted_20_Text">BEGIN;</text:p>
      <text:p text:style-name="Preformatted_20_Text">SELECT reffunc('funccursor');</text:p>
      <text:p text:style-name="Preformatted_20_Text">FETCH ALL IN funccursor;</text:p>
      <text:p text:style-name="P12">COMMIT;</text:p>
      <text:p text:style-name="Text_20_body">В следующем примере используется автоматическая генерация имени курсора: </text:p>
      <text:p text:style-name="Preformatted_20_Text">CREATE FUNCTION reffunc2() RETURNS refcursor AS '</text:p>
      <text:p text:style-name="Preformatted_20_Text">DECLARE</text:p>
      <text:p text:style-name="Preformatted_20_Text"><text:s text:c="4"/>ref refcursor;</text:p>
      <text:p text:style-name="Preformatted_20_Text">BEGIN</text:p>
      <text:p text:style-name="Preformatted_20_Text"><text:s text:c="4"/>OPEN ref FOR SELECT col FROM test;</text:p>
      <text:p text:style-name="Preformatted_20_Text"><text:s text:c="4"/>RETURN ref;</text:p>
      <text:p text:style-name="Preformatted_20_Text">END;</text:p>
      <text:p text:style-name="Preformatted_20_Text">' LANGUAGE plpgsql;</text:p>
      <text:p text:style-name="Preformatted_20_Text"/>
      <text:p text:style-name="Preformatted_20_Text">-- для использования курсоров, необходимо начать транзакцию</text:p>
      <text:p text:style-name="Preformatted_20_Text">BEGIN;</text:p>
      <text:p text:style-name="Preformatted_20_Text">SELECT reffunc2();</text:p>
      <text:p text:style-name="Preformatted_20_Text"><text:soft-page-break/></text:p>
      <text:p text:style-name="Preformatted_20_Text"><text:s text:c="6"/>reffunc2</text:p>
      <text:p text:style-name="Preformatted_20_Text">--------------------</text:p>
      <text:p text:style-name="Preformatted_20_Text"><text:s/>&lt;unnamed cursor 1&gt;</text:p>
      <text:p text:style-name="Preformatted_20_Text">(1 row)</text:p>
      <text:p text:style-name="Preformatted_20_Text"/>
      <text:p text:style-name="Preformatted_20_Text">FETCH ALL IN "&lt;unnamed cursor 1&gt;";</text:p>
      <text:p text:style-name="P12">COMMIT;</text:p>
      <text:p text:style-name="Text_20_body">В следующем примере показан один из способов вернуть несколько курсоров из одной функции: </text:p>
      <text:p text:style-name="Preformatted_20_Text">CREATE FUNCTION myfunc(refcursor, refcursor) RETURNS SETOF refcursor AS $$</text:p>
      <text:p text:style-name="Preformatted_20_Text">BEGIN</text:p>
      <text:p text:style-name="Preformatted_20_Text"><text:s text:c="4"/>OPEN $1 FOR SELECT * FROM table_1;</text:p>
      <text:p text:style-name="Preformatted_20_Text"><text:s text:c="4"/>RETURN NEXT $1;</text:p>
      <text:p text:style-name="Preformatted_20_Text"><text:s text:c="4"/>OPEN $2 FOR SELECT * FROM table_2;</text:p>
      <text:p text:style-name="Preformatted_20_Text"><text:s text:c="4"/>RETURN NEXT $2;</text:p>
      <text:p text:style-name="Preformatted_20_Text">END;</text:p>
      <text:p text:style-name="Preformatted_20_Text">$$ LANGUAGE plpgsql;</text:p>
      <text:p text:style-name="Preformatted_20_Text"/>
      <text:p text:style-name="Preformatted_20_Text">-- для использования курсоров, необходимо начать транзакцию</text:p>
      <text:p text:style-name="Preformatted_20_Text">BEGIN;</text:p>
      <text:p text:style-name="Preformatted_20_Text"/>
      <text:p text:style-name="Preformatted_20_Text">SELECT * FROM myfunc('a', 'b');</text:p>
      <text:p text:style-name="Preformatted_20_Text"/>
      <text:p text:style-name="Preformatted_20_Text">FETCH ALL FROM a;</text:p>
      <text:p text:style-name="Preformatted_20_Text">FETCH ALL FROM b;</text:p>
      <text:p text:style-name="P12">COMMIT;</text:p>
      <text:h text:style-name="Heading_20_2" text:outline-level="2"><text:bookmark text:name="PLPGSQL-CURSOR-FOR-LOOP"/>40.7.4. Обработка курсора в цикле</text:h>
      <text:p text:style-name="Text_20_body">Один из вариантов цикла <text:span text:style-name="Teletype">FOR</text:span> позволяет перебирать строки возвращенные курсором. Вот его синтаксис: </text:p>
      <text:p text:style-name="Preformatted_20_Text">[ &lt;&lt;<text:span text:style-name="Teletype"><text:span text:style-name="T1">label</text:span></text:span>&gt;&gt; ]</text:p>
      <text:p text:style-name="Preformatted_20_Text">FOR <text:span text:style-name="Teletype"><text:span text:style-name="T1">recordvar</text:span></text:span> IN <text:span text:style-name="Teletype"><text:span text:style-name="T1">bound_cursorvar</text:span></text:span> [ ( [ <text:span text:style-name="Teletype"><text:span text:style-name="T1">argument_name</text:span></text:span> := ] <text:span text:style-name="Teletype"><text:span text:style-name="T1">argument_value</text:span></text:span> [, ...] ) ] LOOP</text:p>
      <text:p text:style-name="Preformatted_20_Text"><text:s text:c="4"/><text:span text:style-name="Teletype"><text:span text:style-name="T1">statements</text:span></text:span></text:p>
      <text:p text:style-name="P12">END LOOP [ <text:span text:style-name="Teletype"><text:span text:style-name="T1">label</text:span></text:span> ];</text:p>
      <text:p text:style-name="Text_20_body">Курсорная переменная должна быть связана с запросом при объявлении. Курсор <text:span text:style-name="T1">не может</text:span> быть открытым. Команда <text:span text:style-name="Teletype">FOR</text:span> автоматически открывает курсор и автоматически закрывает при завершении цикла. Список фактических значений аргументов должен присутствовать только в том случае, если курсор объявлялся с параметрами. Эти значения будут подставлены в запрос, также как и при выполнении <text:span text:style-name="Teletype">OPEN</text:span> (смотри <text:a xlink:type="simple" xlink:href="../../../../SRC/postgresql-9.4.1/doc/src/sgml/html/plpgsql-cursors.html#PLPGSQL-OPEN-BOUND-CURSOR">Section 40.7.2.3</text:a>). </text:p>
      <text:p text:style-name="Text_20_body">Переменная <text:span text:style-name="Teletype"><text:span text:style-name="T1">recordvar</text:span></text:span> автоматически определяется как переменная типа <text:span text:style-name="Teletype">record</text:span> и существует только внутри цикла (другие объявленные переменные с таким именем игнорируется в цикле). Каждая возвращаемая курсором строка последовательно присваивается этой переменной и выполняется тело цикла. </text:p>
      <text:h text:style-name="Heading_20_1" text:outline-level="1"><text:bookmark text:name="PLPGSQL-ERRORS-AND-MESSAGES"/><text:soft-page-break/>40.8. Сообщения и ошибки</text:h>
      <text:p text:style-name="Text_20_body">Команда <text:span text:style-name="Teletype">RAISE</text:span> предназначена для вывода сообщений и вызова ошибок. </text:p>
      <text:p text:style-name="Preformatted_20_Text">RAISE [ <text:span text:style-name="Teletype"><text:span text:style-name="T1">level</text:span></text:span> ] '<text:span text:style-name="Teletype"><text:span text:style-name="T1">format</text:span></text:span>' [, <text:span text:style-name="Teletype"><text:span text:style-name="T1">expression</text:span></text:span> [, ... ]] [ USING <text:span text:style-name="Teletype"><text:span text:style-name="T1">option</text:span></text:span> = <text:span text:style-name="Teletype"><text:span text:style-name="T1">expression</text:span></text:span> [, ... ] ];</text:p>
      <text:p text:style-name="Preformatted_20_Text">RAISE [ <text:span text:style-name="Teletype"><text:span text:style-name="T1">level</text:span></text:span> ] <text:span text:style-name="Teletype"><text:span text:style-name="T1">condition_name</text:span></text:span> [ USING <text:span text:style-name="Teletype"><text:span text:style-name="T1">option</text:span></text:span> = <text:span text:style-name="Teletype"><text:span text:style-name="T1">expression</text:span></text:span> [, ... ] ];</text:p>
      <text:p text:style-name="Preformatted_20_Text">RAISE [ <text:span text:style-name="Teletype"><text:span text:style-name="T1">level</text:span></text:span> ] SQLSTATE '<text:span text:style-name="Teletype"><text:span text:style-name="T1">sqlstate</text:span></text:span>' [ USING <text:span text:style-name="Teletype"><text:span text:style-name="T1">option</text:span></text:span> = <text:span text:style-name="Teletype"><text:span text:style-name="T1">expression</text:span></text:span> [, ... ] ];</text:p>
      <text:p text:style-name="Preformatted_20_Text">RAISE [ <text:span text:style-name="Teletype"><text:span text:style-name="T1">level</text:span></text:span> ] USING <text:span text:style-name="Teletype"><text:span text:style-name="T1">option</text:span></text:span> = <text:span text:style-name="Teletype"><text:span text:style-name="T1">expression</text:span></text:span> [, ... ];</text:p>
      <text:p text:style-name="P12">RAISE ;</text:p>
      <text:p text:style-name="Text_20_body"><text:span text:style-name="Teletype"><text:span text:style-name="T1">level</text:span></text:span> задает уровень серьезности ошибки. Возможные значения: <text:span text:style-name="Teletype">DEBUG</text:span>, <text:span text:style-name="Teletype">LOG</text:span>, <text:span text:style-name="Teletype">INFO</text:span>, <text:span text:style-name="Teletype">NOTICE</text:span>, <text:span text:style-name="Teletype">WARNING</text:span> и <text:span text:style-name="Teletype">EXCEPTION</text:span>. По умолчанию используется <text:span text:style-name="Teletype">EXCEPTION</text:span>. <text:span text:style-name="Teletype">EXCEPTION</text:span> вызывает ошибку (что обычно прерывает текущую транзакцию), остальные значения <text:span text:style-name="Teletype"><text:span text:style-name="T1">level</text:span></text:span> только генерируют сообщения с различными уровнями приоритета. Будут ли сообщения конкретного приоритета переданы клиенту, или записаны в лог сервера, или и то и другое, зависит от конфигурационных переменных <text:a xlink:type="simple" xlink:href="../../../../SRC/postgresql-9.4.1/doc/src/sgml/html/runtime-config-logging.html#GUC-LOG-MIN-MESSAGES">log_min_messages</text:a> и <text:a xlink:type="simple" xlink:href="../../../../SRC/postgresql-9.4.1/doc/src/sgml/html/runtime-config-logging.html#GUC-CLIENT-MIN-MESSAGES">client_min_messages</text:a>. Смотри <text:a xlink:type="simple" xlink:href="../../../../SRC/postgresql-9.4.1/doc/src/sgml/html/runtime-config.html">Chapter 18</text:a> для дополнительной информации. </text:p>
      <text:p text:style-name="Text_20_body">После <text:span text:style-name="Teletype"><text:span text:style-name="T1">level</text:span></text:span> можно записать <text:span text:style-name="Teletype"><text:span text:style-name="T1">format</text:span></text:span> (это должна быть простая символьная строка, не являющаяся выражением). Строка <text:span text:style-name="Teletype"><text:span text:style-name="T1">format</text:span></text:span> задает текст сообщения об ошибке. После <text:span text:style-name="Teletype"><text:span text:style-name="T1">format</text:span></text:span> может следовать список необязательных аргументов выражений для вставки в текст сообщения. Внутри строки <text:span text:style-name="Teletype"><text:span text:style-name="T1">format</text:span></text:span>, символ <text:span text:style-name="Teletype">%</text:span> заменяется на текстовое представление следующего необязательного значения аргумента. Чтобы вставить символ <text:span text:style-name="Teletype">%</text:span> используйте <text:span text:style-name="Teletype">%%</text:span>. </text:p>
      <text:p text:style-name="Text_20_body">В следующем примере символ <text:span text:style-name="Teletype">%</text:span> будет заменен на значение <text:span text:style-name="Teletype">v_job_id</text:span>: </text:p>
      <text:p text:style-name="P12">RAISE NOTICE 'Вызов функции cs_create_job(%)', v_job_id;</text:p>
      <text:p text:style-name="Text_20_body">При помощи фразы <text:span text:style-name="Teletype">USING</text:span> и последующих элементов <text:span text:style-name="Teletype"><text:span text:style-name="T1">option</text:span></text:span> = <text:span text:style-name="Teletype"><text:span text:style-name="T1">expression</text:span></text:span> можно добавить дополнительную информацию к отчету об ошибке. Все <text:span text:style-name="Teletype"><text:span text:style-name="T1">expression</text:span></text:span> представляют собой строковые выражения. Возможные ключевые слова для <text:span text:style-name="Teletype"><text:span text:style-name="T1">option</text:span></text:span> следующие: </text:p>
      <text:p text:style-name="P15"><text:span text:style-name="Teletype">MESSAGE</text:span></text:p>
      <text:p text:style-name="P16">Устанавливает текст сообщения об ошибке. Эта опция не может использоваться, если в команде <text:span text:style-name="Teletype">RAISE</text:span> присутствует <text:span text:style-name="Teletype"><text:span text:style-name="T1">format</text:span></text:span> перед <text:span text:style-name="Teletype">USING</text:span>. </text:p>
      <text:p text:style-name="P15"><text:span text:style-name="Teletype">DETAIL</text:span></text:p>
      <text:p text:style-name="P16">Предоставляет детальное сообщение об ошибке.</text:p>
      <text:p text:style-name="P15"><text:span text:style-name="Teletype">HINT</text:span></text:p>
      <text:p text:style-name="P16">Предоставляет подсказку по вызванной ошибке.</text:p>
      <text:p text:style-name="P15"><text:span text:style-name="Teletype">ERRCODE</text:span></text:p>
      <text:p text:style-name="P16">Устанавливает код ошибки (<text:span text:style-name="Teletype">SQLSTATE</text:span>). Код ошибки задается либо по имени, как <text:soft-page-break/>показано в в <text:a xlink:type="simple" xlink:href="../../../../SRC/postgresql-9.4.1/doc/src/sgml/html/errcodes-appendix.html">Appendix A</text:a>, или напрямую, пяти символьный код <text:span text:style-name="Teletype">SQLSTATE</text:span>. </text:p>
      <text:p text:style-name="P15"><text:span text:style-name="Teletype">COLUMN</text:span><text:line-break/><text:span text:style-name="Teletype">CONSTRAINT</text:span><text:line-break/><text:span text:style-name="Teletype">DATATYPE</text:span><text:line-break/><text:span text:style-name="Teletype">TABLE</text:span><text:line-break/><text:span text:style-name="Teletype">SCHEMA</text:span></text:p>
      <text:p text:style-name="P16">Предоставляет имя соответствующего объекта, связанного с ошибкой.</text:p>
      <text:p text:style-name="Text_20_body">Этот пример прерывает транзакцию и устанавливает сообщение об ошибке с подсказкой: </text:p>
      <text:p text:style-name="Preformatted_20_Text">RAISE EXCEPTION 'Несуществующий ID --&gt; %', user_id</text:p>
      <text:p text:style-name="P12"><text:s text:c="6"/>USING HINT = 'Проверьте ваш пользовательский ID';</text:p>
      <text:p text:style-name="Text_20_body">Следующие два примера демонстрируют эквивалентные способы задания <text:span text:style-name="Teletype">SQLSTATE</text:span>: </text:p>
      <text:p text:style-name="Preformatted_20_Text">RAISE 'Duplicate user ID: %', user_id USING ERRCODE = 'unique_violation';</text:p>
      <text:p text:style-name="P12">RAISE 'Duplicate user ID: %', user_id USING ERRCODE = '23505';</text:p>
      <text:p text:style-name="Text_20_body">У команды <text:span text:style-name="Teletype">RAISE</text:span> есть и другой синтаксис, в котором в качестве главного аргумента используется имя или код <text:span text:style-name="Teletype">SQLSTATE</text:span> ошибки. Например: </text:p>
      <text:p text:style-name="Preformatted_20_Text">RAISE division_by_zero;</text:p>
      <text:p text:style-name="P12">RAISE SQLSTATE '22012';</text:p>
      <text:p text:style-name="Text_20_body">Фразу <text:span text:style-name="Teletype">USING</text:span> в этом синтаксисе можно использовать для того, чтобы переопределить стандартное сообщение об ошибке, детальное сообщение, подсказку. Еще один вариант предыдущего примера: </text:p>
      <text:p text:style-name="P12">RAISE unique_violation USING MESSAGE = 'ID пользователя уже существует: ' || user_id;</text:p>
      <text:p text:style-name="Text_20_body">Еще один вариант, использовать <text:span text:style-name="Teletype">RAISE USING</text:span> или <text:span text:style-name="Teletype">RAISE </text:span><text:span text:style-name="Teletype"><text:span text:style-name="T1">level</text:span></text:span><text:span text:style-name="Teletype"> USING</text:span>, а всё остальное прописать в опциях <text:span text:style-name="Teletype">USING</text:span>. </text:p>
      <text:p text:style-name="Text_20_body">И заключительный вариант, в котором <text:span text:style-name="Teletype">RAISE</text:span> не имеет параметров вообще. Эта форма может использоваться только в секции <text:span text:style-name="Teletype">EXCEPTION</text:span> блока, и предназначена для того, чтобы повторно вызвать ошибку, которая сейчас перехвачена и обрабатывается. </text:p>
      <text:p text:style-name="Quotations"><text:span text:style-name="T2">Note: </text:span>До версии PostgreSQL 9.1, команда <text:span text:style-name="Teletype">RAISE</text:span> без параметров всегда вызывала ошибку с выходом из блока, содержащего активную секцию <text:span text:style-name="Teletype">EXCEPTION</text:span>. Эту ошибку нельзя было перехватить, даже если <text:span text:style-name="Teletype">RAISE</text:span> в секции <text:span text:style-name="Teletype">EXCEPTION</text:span> поместить во вложенный блок со своей секцией <text:span text:style-name="Teletype">EXCEPTION</text:span>. Это было сочтено удивительным и не совместимым с Oracle PL/SQL. </text:p>
      <text:p text:style-name="Text_20_body">Если в команде <text:span text:style-name="Teletype">RAISE EXCEPTION</text:span> не задано ни имя, ни <text:span text:style-name="Teletype">SQLSTATE</text:span> код, то по умолчанию используются <text:span text:style-name="Teletype">RAISE_EXCEPTION</text:span> (<text:span text:style-name="Teletype">P0001</text:span>). В качестве текста сообщения об ошибке (если не задан) используется имя или <text:span text:style-name="Teletype">SQLSTATE</text:span> код. </text:p>
      <text:p text:style-name="Quotations"><text:span text:style-name="T2">Note: </text:span>При задании <text:span text:style-name="Teletype">SQLSTATE</text:span> кода необязательно использовать только список <text:soft-page-break/>предопределенных кодов ошибок. В качестве кода ошибки может быть любое пяти символьное значение, состоящее из цифр и/или ASCII символов в верхнем регистре, кроме <text:span text:style-name="Teletype">00000</text:span>. Не рекомендуется использовать коды ошибок, которые заканчиваются на <text:span text:style-name="Teletype">000</text:span>, потому что так обозначаются коды категорий. И чтобы их перехватить, нужно перехватывать целую категорию. </text:p>
      <text:h text:style-name="Heading_20_1" text:outline-level="1"><text:bookmark text:name="PLPGSQL-TRIGGER"/>40.9. Триггерные процедуры</text:h>
      <text:h text:style-name="Heading_20_2" text:outline-level="2"><text:bookmark text:name="PLPGSQL-DML-TRIGGER"/>40.9.1. Триггеры на изменение данных</text:h>
      <text:p text:style-name="Text_20_body">В PL/pgSQL можно создавать триггерные процедуры. Триггерная процедура создается командой <text:span text:style-name="Teletype">CREATE FUNCTION</text:span>, при этом у функции не должно быть аргументов, а тип возвращаемого значения должен быть <text:span text:style-name="Teletype">trigger</text:span>. Обратите внимание, что функция создается без аргументов, даже если ей нужно получить аргументы, указанные в команде <text:span text:style-name="Teletype">CREATE TRIGGER</text:span>. Аргументы триггера передаются через массив <text:span text:style-name="Teletype">TG_ARGV</text:span>, как будет показано ниже. </text:p>
      <text:p text:style-name="Text_20_body">Когда PL/pgSQL функция срабатывает как триггер, в блоке верхнего уровня автоматически создаются несколько специальных переменных: </text:p>
      <text:p text:style-name="P15"><text:span text:style-name="Teletype">NEW</text:span></text:p>
      <text:p text:style-name="P16">Тип данных <text:span text:style-name="Teletype">RECORD</text:span>. Переменная содержит новую строку базы данных для команд <text:span text:style-name="Teletype">INSERT</text:span>/<text:span text:style-name="Teletype">UPDATE</text:span> в триггерах уровня строки. В триггерах уровня оператора и для команды <text:span text:style-name="Teletype">DELETE</text:span> этой переменной значение не присваивается. </text:p>
      <text:p text:style-name="P15"><text:span text:style-name="Teletype">OLD</text:span></text:p>
      <text:p text:style-name="P16">Тип данных <text:span text:style-name="Teletype">RECORD</text:span>. Переменная содержит старую строку базы данных для команд <text:span text:style-name="Teletype">UPDATE</text:span>/<text:span text:style-name="Teletype">DELETE</text:span> в триггерах уровня строки. В триггерах уровня оператора и для команды <text:span text:style-name="Teletype">INSERT</text:span> этой переменной значение не присваивается. </text:p>
      <text:p text:style-name="P15"><text:span text:style-name="Teletype">TG_NAME</text:span></text:p>
      <text:p text:style-name="P16">Тип данных <text:span text:style-name="Teletype">name</text:span>. Переменная содержит имя сработавшего триггера. </text:p>
      <text:p text:style-name="P15"><text:span text:style-name="Teletype">TG_WHEN</text:span></text:p>
      <text:p text:style-name="P16">Тип данных <text:span text:style-name="Teletype">text</text:span>. Строка, содержащая <text:span text:style-name="Teletype">BEFORE</text:span>, <text:span text:style-name="Teletype">AFTER</text:span> или <text:span text:style-name="Teletype">INSTEAD OF</text:span>, в зависимости от определения триггера. </text:p>
      <text:p text:style-name="P15"><text:span text:style-name="Teletype">TG_LEVEL</text:span></text:p>
      <text:p text:style-name="P16">Тип данных <text:span text:style-name="Teletype">text</text:span>. Строка, содержащая <text:span text:style-name="Teletype">ROW</text:span> или <text:span text:style-name="Teletype">STATEMENT</text:span>, в зависимости от определения триггера. </text:p>
      <text:p text:style-name="P15"><text:span text:style-name="Teletype">TG_OP</text:span></text:p>
      <text:p text:style-name="P16"><text:soft-page-break/>Тип данных <text:span text:style-name="Teletype">text</text:span>. Строка, содержащая <text:span text:style-name="Teletype">INSERT</text:span>, <text:span text:style-name="Teletype">UPDATE</text:span>, <text:span text:style-name="Teletype">DELETE</text:span> или <text:span text:style-name="Teletype">TRUNCATE</text:span>, в зависимости от того, для какой операции сработал триггер. </text:p>
      <text:p text:style-name="P15"><text:span text:style-name="Teletype">TG_RELID</text:span></text:p>
      <text:p text:style-name="P16">Тип данных <text:span text:style-name="Teletype">oid</text:span>. OID таблицы, для которой сработал триггер. </text:p>
      <text:p text:style-name="P15"><text:span text:style-name="Teletype">TG_RELNAME</text:span></text:p>
      <text:p text:style-name="P16">Тип данных <text:span text:style-name="Teletype">name</text:span>. Имя таблицы, для которой сработал триггер. Эта переменная устарела и может стать недоступной в будущих релизах. Вместо неё нужно использовать <text:span text:style-name="Teletype">TG_TABLE_NAME</text:span>. </text:p>
      <text:p text:style-name="P15"><text:span text:style-name="Teletype">TG_TABLE_NAME</text:span></text:p>
      <text:p text:style-name="P16">Тип данных <text:span text:style-name="Teletype">name</text:span>. Имя таблицы, для которой сработал триггер. </text:p>
      <text:p text:style-name="P15"><text:span text:style-name="Teletype">TG_TABLE_SCHEMA</text:span></text:p>
      <text:p text:style-name="P16">Тип данных <text:span text:style-name="Teletype">name</text:span>. Имя схемы, содержащей таблицу, для которой сработал триггер. </text:p>
      <text:p text:style-name="P15"><text:span text:style-name="Teletype">TG_NARGS</text:span></text:p>
      <text:p text:style-name="P16">Тип данных <text:span text:style-name="Teletype">integer</text:span>. Число аргументов в команде <text:span text:style-name="Teletype">CREATE TRIGGER</text:span>, которые передаются в триггерную процедуру. </text:p>
      <text:p text:style-name="P15"><text:span text:style-name="Teletype">TG_ARGV[]</text:span></text:p>
      <text:p text:style-name="P16">Тип данных массив <text:span text:style-name="Teletype">text</text:span>. Аргументы от оператора <text:span text:style-name="Teletype">CREATE TRIGGER</text:span>. Индекс массива начинается с 0. Для недопустимых значений индекса ( &lt; 0 или &gt;= <text:span text:style-name="Teletype">tg_nargs</text:span>) возвращается NULL. </text:p>
      <text:p text:style-name="Text_20_body">Триггерная функция должна вернуть либо <text:span text:style-name="Teletype">NULL</text:span>, либо запись/строку, соответствующую структуре таблице, для которой сработал триггер. </text:p>
      <text:p text:style-name="Text_20_body">Если <text:span text:style-name="Teletype">BEFORE</text:span> триггер уровня строки возвращает <text:span text:style-name="Teletype">NULL</text:span>, то все дальнейшие действия с этой строкой прекращаются (т.е. не срабатывают последующие триггера, команда <text:span text:style-name="Teletype">INSERT</text:span>/<text:span text:style-name="Teletype">UPDATE</text:span>/<text:span text:style-name="Teletype">DELETE</text:span> для этой строки не выполняется). Если возвращается не <text:span text:style-name="Teletype">NULL</text:span>, то дальнейшая обработка продолжается именно с этой строкой. Возвращение строки отличной от начальной <text:span text:style-name="Teletype">NEW</text:span>, изменяет строку, которая будет вставлена или изменена. Поэтому, если в триггерной функции нужно выполнить некоторые действия и не менять саму строку, то нужно возвратить переменную <text:span text:style-name="Teletype">NEW</text:span> (или её эквивалент). Для того чтобы изменить сохраняемую строку, можно поменять отдельные значения в переменной <text:span text:style-name="Teletype">NEW</text:span> и затем её вернуть. Либо создать и вернуть полностью новую переменную. В случае строчного триггера <text:span text:style-name="Teletype">BEFORE</text:span> для команды <text:span text:style-name="Teletype">DELETE</text:span>, само возвращаемое значение не имеет прямого эффекта, но оно должно быть отличным от <text:span text:style-name="Teletype">NULL</text:span>, чтобы не прерывать обработку строки. Обратите внимание, что переменная <text:span text:style-name="Teletype">NEW</text:span> всегда <text:span text:style-name="Teletype">NULL</text:span> в триггерах на <text:span text:style-name="Teletype">DELETE</text:span>, поэтому возвращать её <text:soft-page-break/>не имеет смысла. Традиционной идиомой для триггеров <text:span text:style-name="Teletype">DELETE</text:span> является возврат переменной <text:span text:style-name="Teletype">OLD</text:span>. </text:p>
      <text:p text:style-name="Text_20_body">Триггеры <text:span text:style-name="Teletype">INSTEAD OF</text:span> могут создаваться только как триггеры уровня строки и только для представлений. Если <text:span text:style-name="Teletype">INSTEAD OF</text:span> триггер возвращает <text:span text:style-name="Teletype">NULL</text:span>, то это значит, что он не произвел никаких изменений и дальнейшая обработка этой строки не требуется (т.е. для соответствующей команды <text:span text:style-name="Teletype">INSERT</text:span>/<text:span text:style-name="Teletype">UPDATE</text:span>/<text:span text:style-name="Teletype">DELETE</text:span> не срабатывают последующие триггера и не увеличивается счетчик обработанных строк). В остальных случаях, должно возвращаться значение отличное от <text:span text:style-name="Teletype">NULL</text:span>, что означает, что триггер выполнил требуемые действия. Команды <text:span text:style-name="Teletype">INSERT</text:span> и <text:span text:style-name="Teletype">UPDATE</text:span> должны возвращать <text:span text:style-name="Teletype">NEW</text:span> (которая может быть изменена в триггерной функции) для корректной работы <text:span text:style-name="Teletype">INSERT RETURNING</text:span> и <text:span text:style-name="Teletype">UPDATE RETURNING</text:span>. Возвращаемое значение также влияет на значение строки, которое будет передано в последующие триггеры. Для команды <text:span text:style-name="Teletype">DELETE</text:span> возвращаемое значение должно быть <text:span text:style-name="Teletype">OLD</text:span>. </text:p>
      <text:p text:style-name="Text_20_body">Возвращаемое значение для строчного триггера AFTER и триггеров уровня оператора (BEFORE или AFTER) всегда игнорируется. Это может быть и NULL. Однако в этих триггерах по прежнему можно прервать вызвавшую их команду, для этого нужно явно вызвать ошибку. </text:p>
      <text:p text:style-name="Text_20_body"><text:a xlink:type="simple" xlink:href="../../../../SRC/postgresql-9.4.1/doc/src/sgml/html/plpgsql-trigger.html#PLPGSQL-TRIGGER-EXAMPLE">Example 40-3</text:a> показывает пример триггерной процедуры в PL/pgSQL. </text:p>
      <text:p text:style-name="P3"><text:bookmark text:name="PLPGSQL-TRIGGER-EXAMPLE"/>Example 40-3. Триггерная процедура PL/pgSQL</text:p>
      <text:p text:style-name="Text_20_body">Триггер гарантирует, что всякий раз, когда в таблице добавляется или изменяется запись, в этой записи сохраняется информация о текущем пользователе и временной метке. Также контролируется, что имя сотрудника указано и размер зарплаты выше нуля. </text:p>
      <text:p text:style-name="Preformatted_20_Text">CREATE TABLE emp (</text:p>
      <text:p text:style-name="Preformatted_20_Text"><text:s text:c="4"/>empname text,</text:p>
      <text:p text:style-name="Preformatted_20_Text"><text:s text:c="4"/>salary integer,</text:p>
      <text:p text:style-name="Preformatted_20_Text"><text:s text:c="4"/>last_date timestamp,</text:p>
      <text:p text:style-name="Preformatted_20_Text"><text:s text:c="4"/>last_user text</text:p>
      <text:p text:style-name="Preformatted_20_Text">);</text:p>
      <text:p text:style-name="Preformatted_20_Text"/>
      <text:p text:style-name="Preformatted_20_Text">CREATE FUNCTION emp_stamp() RETURNS trigger AS $emp_stamp$</text:p>
      <text:p text:style-name="Preformatted_20_Text"><text:s text:c="4"/>BEGIN</text:p>
      <text:p text:style-name="Preformatted_20_Text"><text:s text:c="8"/>-- Проверим, что указаны имя сотрудника и зарплата</text:p>
      <text:p text:style-name="Preformatted_20_Text"><text:s text:c="8"/>IF NEW.empname IS NULL THEN</text:p>
      <text:p text:style-name="Preformatted_20_Text"><text:s text:c="12"/>RAISE EXCEPTION 'Не указано имя сотрудника';</text:p>
      <text:p text:style-name="Preformatted_20_Text"><text:s text:c="8"/>END IF;</text:p>
      <text:p text:style-name="Preformatted_20_Text"><text:s text:c="8"/>IF NEW.salary IS NULL THEN</text:p>
      <text:p text:style-name="Preformatted_20_Text"><text:s text:c="12"/>RAISE EXCEPTION 'Не указана зарплата для %', NEW.empname;</text:p>
      <text:p text:style-name="Preformatted_20_Text"><text:s text:c="8"/>END IF;</text:p>
      <text:p text:style-name="Preformatted_20_Text"/>
      <text:p text:style-name="Preformatted_20_Text"><text:s text:c="8"/>-- Зачем работать, если за это еще нужно платить?</text:p>
      <text:p text:style-name="Preformatted_20_Text"><text:s text:c="8"/>IF NEW.salary &lt; 0 THEN</text:p>
      <text:p text:style-name="Preformatted_20_Text"><text:s text:c="12"/>RAISE EXCEPTION 'У % не должна быть отрицательная зарплата', NEW.empname;</text:p>
      <text:p text:style-name="Preformatted_20_Text"><text:s text:c="8"/>END IF;</text:p>
      <text:p text:style-name="Preformatted_20_Text"/>
      <text:p text:style-name="Preformatted_20_Text"><text:s text:c="8"/>-- Запомним кто и когда изменил запись</text:p>
      <text:p text:style-name="Preformatted_20_Text"><text:soft-page-break/><text:s text:c="8"/>NEW.last_date := current_timestamp;</text:p>
      <text:p text:style-name="Preformatted_20_Text"><text:s text:c="8"/>NEW.last_user := current_user;</text:p>
      <text:p text:style-name="Preformatted_20_Text"><text:s text:c="8"/>RETURN NEW;</text:p>
      <text:p text:style-name="Preformatted_20_Text"><text:s text:c="4"/>END;</text:p>
      <text:p text:style-name="Preformatted_20_Text">$emp_stamp$ LANGUAGE plpgsql;</text:p>
      <text:p text:style-name="Preformatted_20_Text"/>
      <text:p text:style-name="Preformatted_20_Text">CREATE TRIGGER emp_stamp BEFORE INSERT OR UPDATE ON emp</text:p>
      <text:p text:style-name="P12"><text:s text:c="4"/>FOR EACH ROW EXECUTE PROCEDURE emp_stamp();</text:p>
      <text:p text:style-name="Text_20_body">Другой вариант вести журнал изменений для таблицы предполагает создание новой таблицы, которая будет содержать отдельную запись для каждой выполненной команды INSERT, UPDATE, DELETE. Этот подход можно рассматривать как аудирование изменений таблицы. <text:a xlink:type="simple" xlink:href="../../../../SRC/postgresql-9.4.1/doc/src/sgml/html/plpgsql-trigger.html#PLPGSQL-TRIGGER-AUDIT-EXAMPLE">Example 40-4</text:a> показывает реализацию триггерной процедуры для аудита в PL/pgSQL. </text:p>
      <text:p text:style-name="P3"><text:bookmark text:name="PLPGSQL-TRIGGER-AUDIT-EXAMPLE"/>Example 40-4. Триггерная процедура для аудита в PL/pgSQL</text:p>
      <text:p text:style-name="Text_20_body">Триггер гарантирует, что любая команда на вставку, изменение или удаление строки в таблице <text:span text:style-name="Teletype">emp</text:span> будет записана (аудирована) в таблице <text:span text:style-name="Teletype">emp_audit</text:span>. Также записывается информация о пользователе, выполнившем операцию, временной метке и типе операции. </text:p>
      <text:p text:style-name="Preformatted_20_Text">CREATE TABLE emp (</text:p>
      <text:p text:style-name="Preformatted_20_Text"><text:s text:c="4"/>empname <text:s text:c="10"/>text NOT NULL,</text:p>
      <text:p text:style-name="Preformatted_20_Text"><text:s text:c="4"/>salary <text:s text:c="11"/>integer</text:p>
      <text:p text:style-name="Preformatted_20_Text">);</text:p>
      <text:p text:style-name="Preformatted_20_Text"/>
      <text:p text:style-name="Preformatted_20_Text">CREATE TABLE emp_audit(</text:p>
      <text:p text:style-name="Preformatted_20_Text"><text:s text:c="4"/>operation <text:s text:c="8"/>char(1) <text:s text:c="2"/>NOT NULL,</text:p>
      <text:p text:style-name="Preformatted_20_Text"><text:s text:c="4"/>stamp <text:s text:c="12"/>timestamp NOT NULL,</text:p>
      <text:p text:style-name="Preformatted_20_Text"><text:s text:c="4"/>userid <text:s text:c="11"/>text <text:s text:c="5"/>NOT NULL,</text:p>
      <text:p text:style-name="Preformatted_20_Text"><text:s text:c="4"/>empname <text:s text:c="10"/>text <text:s text:c="5"/>NOT NULL,</text:p>
      <text:p text:style-name="Preformatted_20_Text"><text:s text:c="4"/>salary integer</text:p>
      <text:p text:style-name="Preformatted_20_Text">);</text:p>
      <text:p text:style-name="Preformatted_20_Text"/>
      <text:p text:style-name="Preformatted_20_Text">CREATE OR REPLACE FUNCTION process_emp_audit() RETURNS TRIGGER AS $emp_audit$</text:p>
      <text:p text:style-name="Preformatted_20_Text"><text:s text:c="4"/>BEGIN</text:p>
      <text:p text:style-name="Preformatted_20_Text"><text:s text:c="8"/>--</text:p>
      <text:p text:style-name="Preformatted_20_Text"><text:s text:c="8"/>-- Создаем строку в emp_audit, которая отражает выполненную операцию.</text:p>
      <text:p text:style-name="Preformatted_20_Text"><text:s text:c="8"/>-- Воспользуемся переменной TG_OP для определения типа операции.</text:p>
      <text:p text:style-name="Preformatted_20_Text"><text:s text:c="8"/>--</text:p>
      <text:p text:style-name="Preformatted_20_Text"><text:s text:c="8"/>IF (TG_OP = 'DELETE') THEN</text:p>
      <text:p text:style-name="Preformatted_20_Text"><text:s text:c="12"/>INSERT INTO emp_audit SELECT 'D', now(), user, OLD.*;</text:p>
      <text:p text:style-name="Preformatted_20_Text"><text:s text:c="12"/>RETURN OLD;</text:p>
      <text:p text:style-name="Preformatted_20_Text"><text:s text:c="8"/>ELSIF (TG_OP = 'UPDATE') THEN</text:p>
      <text:p text:style-name="Preformatted_20_Text"><text:s text:c="12"/>INSERT INTO emp_audit SELECT 'U', now(), user, NEW.*;</text:p>
      <text:p text:style-name="Preformatted_20_Text"><text:s text:c="12"/>RETURN NEW;</text:p>
      <text:p text:style-name="Preformatted_20_Text"><text:s text:c="8"/>ELSIF (TG_OP = 'INSERT') THEN</text:p>
      <text:p text:style-name="Preformatted_20_Text"><text:s text:c="12"/>INSERT INTO emp_audit SELECT 'I', now(), user, NEW.*;</text:p>
      <text:p text:style-name="Preformatted_20_Text"><text:s text:c="12"/>RETURN NEW;</text:p>
      <text:p text:style-name="Preformatted_20_Text"><text:s text:c="8"/>END IF;</text:p>
      <text:p text:style-name="Preformatted_20_Text"><text:s text:c="8"/>RETURN NULL; -- возвращаемое значение для AFTER триггера не имеет значения</text:p>
      <text:p text:style-name="Preformatted_20_Text"><text:s text:c="4"/>END;</text:p>
      <text:p text:style-name="Preformatted_20_Text">$emp_audit$ LANGUAGE plpgsql;</text:p>
      <text:p text:style-name="Preformatted_20_Text"/>
      <text:p text:style-name="Preformatted_20_Text">CREATE TRIGGER emp_audit</text:p>
      <text:p text:style-name="Preformatted_20_Text">AFTER INSERT OR UPDATE OR DELETE ON emp</text:p>
      <text:p text:style-name="P12"><text:s text:c="4"/>FOR EACH ROW EXECUTE PROCEDURE process_emp_audit();</text:p>
      <text:p text:style-name="Text_20_body"><text:soft-page-break/>У предыдущего примера есть разновидность, которая использует представление, соединяющее основную таблицу и таблицу аудита, для отображения даты последнего изменения каждой строки. При этом подходе по-прежнему ведется полный журнал аудита в отдельной таблице, но также имеется представление с упрощенным аудиторским следом. Это представление содержит временную метку, которая вычисляется для каждой строки из данных аудиторской таблицы. <text:a xlink:type="simple" xlink:href="../../../../SRC/postgresql-9.4.1/doc/src/sgml/html/plpgsql-trigger.html#PLPGSQL-VIEW-TRIGGER-AUDIT-EXAMPLE">Example 40-5</text:a> показывает пример триггера на представление для аудита в PL/pgSQL. </text:p>
      <text:p text:style-name="P3"><text:bookmark text:name="PLPGSQL-VIEW-TRIGGER-AUDIT-EXAMPLE"/>Example 40-5. Триггер на представление для аудита в PL/pgSQL</text:p>
      <text:p text:style-name="Text_20_body">Триггер на представление используется для того, чтобы сделать это представление изменяемым и гарантировать, что любая команда на вставку, изменение или удаление строки в представлении будет записана (т.е. аудирована) в таблице <text:span text:style-name="Teletype">emp_audit</text:span>. Также записываются временная метка, имя пользователя и тип выполняемой операции. Представление показывает дату последнего изменения для каждой строки. </text:p>
      <text:p text:style-name="Preformatted_20_Text">CREATE TABLE emp (</text:p>
      <text:p text:style-name="Preformatted_20_Text"><text:s text:c="4"/>empname <text:s text:c="10"/>text PRIMARY KEY,</text:p>
      <text:p text:style-name="Preformatted_20_Text"><text:s text:c="4"/>salary <text:s text:c="11"/>integer</text:p>
      <text:p text:style-name="Preformatted_20_Text">);</text:p>
      <text:p text:style-name="Preformatted_20_Text"/>
      <text:p text:style-name="Preformatted_20_Text">CREATE TABLE emp_audit(</text:p>
      <text:p text:style-name="Preformatted_20_Text"><text:s text:c="4"/>operation <text:s text:c="8"/>char(1) <text:s text:c="2"/>NOT NULL,</text:p>
      <text:p text:style-name="Preformatted_20_Text"><text:s text:c="4"/>userid <text:s text:c="11"/>text <text:s text:c="5"/>NOT NULL,</text:p>
      <text:p text:style-name="Preformatted_20_Text"><text:s text:c="4"/>empname <text:s text:c="10"/>text <text:s text:c="5"/>NOT NULL,</text:p>
      <text:p text:style-name="Preformatted_20_Text"><text:s text:c="4"/>salary <text:s text:c="11"/>integer,</text:p>
      <text:p text:style-name="Preformatted_20_Text"><text:s text:c="4"/>stamp <text:s text:c="12"/>timestamp NOT NULL</text:p>
      <text:p text:style-name="Preformatted_20_Text">);</text:p>
      <text:p text:style-name="Preformatted_20_Text"/>
      <text:p text:style-name="Preformatted_20_Text">CREATE VIEW emp_view AS</text:p>
      <text:p text:style-name="Preformatted_20_Text"><text:s text:c="4"/>SELECT e.empname,</text:p>
      <text:p text:style-name="Preformatted_20_Text"><text:s text:c="11"/>e.salary,</text:p>
      <text:p text:style-name="Preformatted_20_Text"><text:s text:c="11"/>max(ea.stamp) AS last_updated</text:p>
      <text:p text:style-name="Preformatted_20_Text"><text:s text:c="6"/>FROM emp e</text:p>
      <text:p text:style-name="Preformatted_20_Text"><text:s text:c="6"/>LEFT JOIN emp_audit ea ON ea.empname = e.empname</text:p>
      <text:p text:style-name="Preformatted_20_Text"><text:s text:c="5"/>GROUP BY 1, 2;</text:p>
      <text:p text:style-name="Preformatted_20_Text"/>
      <text:p text:style-name="Preformatted_20_Text">CREATE OR REPLACE FUNCTION update_emp_view() RETURNS TRIGGER AS $$</text:p>
      <text:p text:style-name="Preformatted_20_Text"><text:s text:c="4"/>BEGIN</text:p>
      <text:p text:style-name="Preformatted_20_Text"><text:s text:c="8"/>--</text:p>
      <text:p text:style-name="Preformatted_20_Text"><text:s text:c="8"/>-- Выполняем требуемую операцию в emp и создаем строку в emp_audit,</text:p>
      <text:p text:style-name="Preformatted_20_Text"><text:s text:c="8"/>-- которая отражает сделанную операцию.</text:p>
      <text:p text:style-name="Preformatted_20_Text"><text:s text:c="8"/>--</text:p>
      <text:p text:style-name="Preformatted_20_Text"><text:s text:c="8"/>IF (TG_OP = 'DELETE') THEN</text:p>
      <text:p text:style-name="Preformatted_20_Text"><text:s text:c="12"/>DELETE FROM emp WHERE empname = OLD.empname;</text:p>
      <text:p text:style-name="Preformatted_20_Text"><text:s text:c="12"/>IF NOT FOUND THEN RETURN NULL; END IF;</text:p>
      <text:p text:style-name="Preformatted_20_Text"/>
      <text:p text:style-name="Preformatted_20_Text"><text:s text:c="12"/>OLD.last_updated = now();</text:p>
      <text:p text:style-name="Preformatted_20_Text"><text:s text:c="12"/>INSERT INTO emp_audit VALUES('D', user, OLD.*);</text:p>
      <text:p text:style-name="Preformatted_20_Text"><text:s text:c="12"/>RETURN OLD;</text:p>
      <text:p text:style-name="Preformatted_20_Text"><text:s text:c="8"/>ELSIF (TG_OP = 'UPDATE') THEN</text:p>
      <text:p text:style-name="Preformatted_20_Text"><text:s text:c="12"/>UPDATE emp SET salary = NEW.salary WHERE empname = OLD.empname;</text:p>
      <text:p text:style-name="Preformatted_20_Text"><text:s text:c="12"/>IF NOT FOUND THEN RETURN NULL; END IF;</text:p>
      <text:p text:style-name="Preformatted_20_Text"/>
      <text:p text:style-name="Preformatted_20_Text"><text:s text:c="12"/>NEW.last_updated = now();</text:p>
      <text:p text:style-name="Preformatted_20_Text"><text:s text:c="12"/>INSERT INTO emp_audit VALUES('U', user, NEW.*);</text:p>
      <text:p text:style-name="Preformatted_20_Text"><text:soft-page-break/><text:s text:c="12"/>RETURN NEW;</text:p>
      <text:p text:style-name="Preformatted_20_Text"><text:s text:c="8"/>ELSIF (TG_OP = 'INSERT') THEN</text:p>
      <text:p text:style-name="Preformatted_20_Text"><text:s text:c="12"/>INSERT INTO emp VALUES(NEW.empname, NEW.salary);</text:p>
      <text:p text:style-name="Preformatted_20_Text"/>
      <text:p text:style-name="Preformatted_20_Text"><text:s text:c="12"/>NEW.last_updated = now();</text:p>
      <text:p text:style-name="Preformatted_20_Text"><text:s text:c="12"/>INSERT INTO emp_audit VALUES('I', user, NEW.*);</text:p>
      <text:p text:style-name="Preformatted_20_Text"><text:s text:c="12"/>RETURN NEW;</text:p>
      <text:p text:style-name="Preformatted_20_Text"><text:s text:c="8"/>END IF;</text:p>
      <text:p text:style-name="Preformatted_20_Text"><text:s text:c="4"/>END;</text:p>
      <text:p text:style-name="Preformatted_20_Text">$$ LANGUAGE plpgsql;</text:p>
      <text:p text:style-name="Preformatted_20_Text"/>
      <text:p text:style-name="Preformatted_20_Text">CREATE TRIGGER emp_audit</text:p>
      <text:p text:style-name="Preformatted_20_Text">INSTEAD OF INSERT OR UPDATE OR DELETE ON emp_view</text:p>
      <text:p text:style-name="P12"><text:s text:c="4"/>FOR EACH ROW EXECUTE PROCEDURE update_emp_view();</text:p>
      <text:p text:style-name="Text_20_body">Один из вариантов использования триггеров это поддержание в актуальном состоянии отдельной таблицы итогов для некоторой таблицы. В некоторых случаях отдельная таблица с итогами может использоваться в запросах вместо основной таблицы. При этом зачастую время выполнения запросов значительно сокращается. Эта техника широко используется в хранилищах данных, где таблицы фактов могут быть очень большими. <text:a xlink:type="simple" xlink:href="../../../../SRC/postgresql-9.4.1/doc/src/sgml/html/plpgsql-trigger.html#PLPGSQL-TRIGGER-SUMMARY-EXAMPLE">Example 40-6</text:a> показывает триггерную процедуру в PL/pgSQL, которая поддерживает таблицу итогов для таблицы фактов в хранилище данных. </text:p>
      <text:p text:style-name="P3"><text:bookmark text:name="PLPGSQL-TRIGGER-SUMMARY-EXAMPLE"/>Example 40-6. Триггерная процедура в PL/pgSQL для поддержки таблицы итогов</text:p>
      <text:p text:style-name="Text_20_body">Представленная здесь схема данных частично основана на примере <text:span text:style-name="T1">Grocery Store </text:span>из книги <text:span text:style-name="T1">The Data Warehouse Toolkit</text:span> (автор Ralph Kimball). </text:p>
      <text:p text:style-name="Preformatted_20_Text">--</text:p>
      <text:p text:style-name="Preformatted_20_Text">-- Основные таблицы: таблица измерений временных периодов и таблица фактов продаж</text:p>
      <text:p text:style-name="Preformatted_20_Text">--</text:p>
      <text:p text:style-name="Preformatted_20_Text">CREATE TABLE time_dimension (</text:p>
      <text:p text:style-name="Preformatted_20_Text"><text:s text:c="4"/>time_key <text:s text:c="19"/>integer NOT NULL,</text:p>
      <text:p text:style-name="Preformatted_20_Text"><text:s text:c="4"/>day_of_week <text:s text:c="16"/>integer NOT NULL,</text:p>
      <text:p text:style-name="Preformatted_20_Text"><text:s text:c="4"/>day_of_month <text:s text:c="15"/>integer NOT NULL,</text:p>
      <text:p text:style-name="Preformatted_20_Text"><text:s text:c="4"/>month <text:s text:c="22"/>integer NOT NULL,</text:p>
      <text:p text:style-name="Preformatted_20_Text"><text:s text:c="4"/>quarter <text:s text:c="20"/>integer NOT NULL,</text:p>
      <text:p text:style-name="Preformatted_20_Text"><text:s text:c="4"/>year <text:s text:c="23"/>integer NOT NULL</text:p>
      <text:p text:style-name="Preformatted_20_Text">);</text:p>
      <text:p text:style-name="Preformatted_20_Text">CREATE UNIQUE INDEX time_dimension_key ON time_dimension(time_key);</text:p>
      <text:p text:style-name="Preformatted_20_Text"/>
      <text:p text:style-name="Preformatted_20_Text">CREATE TABLE sales_fact (</text:p>
      <text:p text:style-name="Preformatted_20_Text"><text:s text:c="4"/>time_key <text:s text:c="19"/>integer NOT NULL,</text:p>
      <text:p text:style-name="Preformatted_20_Text"><text:s text:c="4"/>product_key <text:s text:c="16"/>integer NOT NULL,</text:p>
      <text:p text:style-name="Preformatted_20_Text"><text:s text:c="4"/>store_key <text:s text:c="18"/>integer NOT NULL,</text:p>
      <text:p text:style-name="Preformatted_20_Text"><text:s text:c="4"/>amount_sold <text:s text:c="16"/>numeric(12,2) NOT NULL,</text:p>
      <text:p text:style-name="Preformatted_20_Text"><text:s text:c="4"/>units_sold <text:s text:c="17"/>integer NOT NULL,</text:p>
      <text:p text:style-name="Preformatted_20_Text"><text:s text:c="4"/>amount_cost <text:s text:c="16"/>numeric(12,2) NOT NULL</text:p>
      <text:p text:style-name="Preformatted_20_Text">);</text:p>
      <text:p text:style-name="Preformatted_20_Text">CREATE INDEX sales_fact_time ON sales_fact(time_key);</text:p>
      <text:p text:style-name="Preformatted_20_Text"/>
      <text:p text:style-name="Preformatted_20_Text">--</text:p>
      <text:p text:style-name="Preformatted_20_Text">-- Таблица с итогами продаж по периодам</text:p>
      <text:p text:style-name="Preformatted_20_Text">--</text:p>
      <text:p text:style-name="Preformatted_20_Text">CREATE TABLE sales_summary_bytime (</text:p>
      <text:p text:style-name="Preformatted_20_Text"><text:s text:c="4"/>time_key <text:s text:c="19"/>integer NOT NULL,</text:p>
      <text:p text:style-name="Preformatted_20_Text"><text:s text:c="4"/>amount_sold <text:s text:c="16"/>numeric(15,2) NOT NULL,</text:p>
      <text:p text:style-name="Preformatted_20_Text"><text:soft-page-break/><text:s text:c="4"/>units_sold <text:s text:c="17"/>numeric(12) NOT NULL,</text:p>
      <text:p text:style-name="Preformatted_20_Text"><text:s text:c="4"/>amount_cost <text:s text:c="16"/>numeric(15,2) NOT NULL</text:p>
      <text:p text:style-name="Preformatted_20_Text">);</text:p>
      <text:p text:style-name="Preformatted_20_Text">CREATE UNIQUE INDEX sales_summary_bytime_key ON sales_summary_bytime(time_key);</text:p>
      <text:p text:style-name="Preformatted_20_Text"/>
      <text:p text:style-name="Preformatted_20_Text">--</text:p>
      <text:p text:style-name="Preformatted_20_Text">-- Функция и триггер, обновляющие столбцы с итоговыми значениями при выполнении</text:p>
      <text:p text:style-name="Preformatted_20_Text">-- команд INSERT, UPDATE, DELETE</text:p>
      <text:p text:style-name="Preformatted_20_Text">--</text:p>
      <text:p text:style-name="Preformatted_20_Text">CREATE OR REPLACE FUNCTION maint_sales_summary_bytime() RETURNS TRIGGER</text:p>
      <text:p text:style-name="Preformatted_20_Text">AS $maint_sales_summary_bytime$</text:p>
      <text:p text:style-name="Preformatted_20_Text"><text:s text:c="4"/>DECLARE</text:p>
      <text:p text:style-name="Preformatted_20_Text"><text:s text:c="8"/>delta_time_key <text:s text:c="9"/>integer;</text:p>
      <text:p text:style-name="Preformatted_20_Text"><text:s text:c="8"/>delta_amount_sold <text:s text:c="6"/>numeric(15,2);</text:p>
      <text:p text:style-name="Preformatted_20_Text"><text:s text:c="8"/>delta_units_sold <text:s text:c="7"/>numeric(12);</text:p>
      <text:p text:style-name="Preformatted_20_Text"><text:s text:c="8"/>delta_amount_cost <text:s text:c="6"/>numeric(15,2);</text:p>
      <text:p text:style-name="Preformatted_20_Text"><text:s text:c="4"/>BEGIN</text:p>
      <text:p text:style-name="Preformatted_20_Text"/>
      <text:p text:style-name="Preformatted_20_Text"><text:s text:c="8"/>-- определим на сколько произошло увеличение/уменьшение количеств</text:p>
      <text:p text:style-name="Preformatted_20_Text"><text:s text:c="8"/>IF (TG_OP = 'DELETE') THEN</text:p>
      <text:p text:style-name="Preformatted_20_Text"/>
      <text:p text:style-name="Preformatted_20_Text"><text:s text:c="12"/>delta_time_key = OLD.time_key;</text:p>
      <text:p text:style-name="Preformatted_20_Text"><text:s text:c="12"/>delta_amount_sold = -1 * OLD.amount_sold;</text:p>
      <text:p text:style-name="Preformatted_20_Text"><text:s text:c="12"/>delta_units_sold = -1 * OLD.units_sold;</text:p>
      <text:p text:style-name="Preformatted_20_Text"><text:s text:c="12"/>delta_amount_cost = -1 * OLD.amount_cost;</text:p>
      <text:p text:style-name="Preformatted_20_Text"/>
      <text:p text:style-name="Preformatted_20_Text"><text:s text:c="8"/>ELSIF (TG_OP = 'UPDATE') THEN</text:p>
      <text:p text:style-name="Preformatted_20_Text"/>
      <text:p text:style-name="Preformatted_20_Text"><text:s text:c="12"/>-- запрещаем изменять time_key</text:p>
      <text:p text:style-name="Preformatted_20_Text"><text:s text:c="12"/>-- для таких изменений больше подходит DELETE + INSERT</text:p>
      <text:p text:style-name="Preformatted_20_Text"><text:s text:c="12"/>IF ( OLD.time_key != NEW.time_key) THEN</text:p>
      <text:p text:style-name="Preformatted_20_Text"><text:s text:c="16"/>RAISE EXCEPTION 'Запрещено изменение time_key : % -&gt; %',</text:p>
      <text:p text:style-name="Preformatted_20_Text"><text:s text:c="54"/>OLD.time_key, NEW.time_key;</text:p>
      <text:p text:style-name="Preformatted_20_Text"><text:s text:c="12"/>END IF;</text:p>
      <text:p text:style-name="Preformatted_20_Text"/>
      <text:p text:style-name="Preformatted_20_Text"><text:s text:c="12"/>delta_time_key = OLD.time_key;</text:p>
      <text:p text:style-name="Preformatted_20_Text"><text:s text:c="12"/>delta_amount_sold = NEW.amount_sold - OLD.amount_sold;</text:p>
      <text:p text:style-name="Preformatted_20_Text"><text:s text:c="12"/>delta_units_sold = NEW.units_sold - OLD.units_sold;</text:p>
      <text:p text:style-name="Preformatted_20_Text"><text:s text:c="12"/>delta_amount_cost = NEW.amount_cost - OLD.amount_cost;</text:p>
      <text:p text:style-name="Preformatted_20_Text"/>
      <text:p text:style-name="Preformatted_20_Text"><text:s text:c="8"/>ELSIF (TG_OP = 'INSERT') THEN</text:p>
      <text:p text:style-name="Preformatted_20_Text"/>
      <text:p text:style-name="Preformatted_20_Text"><text:s text:c="12"/>delta_time_key = NEW.time_key;</text:p>
      <text:p text:style-name="Preformatted_20_Text"><text:s text:c="12"/>delta_amount_sold = NEW.amount_sold;</text:p>
      <text:p text:style-name="Preformatted_20_Text"><text:s text:c="12"/>delta_units_sold = NEW.units_sold;</text:p>
      <text:p text:style-name="Preformatted_20_Text"><text:s text:c="12"/>delta_amount_cost = NEW.amount_cost;</text:p>
      <text:p text:style-name="Preformatted_20_Text"/>
      <text:p text:style-name="Preformatted_20_Text"><text:s text:c="8"/>END IF;</text:p>
      <text:p text:style-name="Preformatted_20_Text"/>
      <text:p text:style-name="Preformatted_20_Text"/>
      <text:p text:style-name="Preformatted_20_Text"><text:s text:c="8"/>-- вставляем или обновляем строку в таблице итогов.</text:p>
      <text:p text:style-name="Preformatted_20_Text"><text:s text:c="8"/>&lt;&lt;insert_update&gt;&gt;</text:p>
      <text:p text:style-name="Preformatted_20_Text"><text:s text:c="8"/>LOOP</text:p>
      <text:p text:style-name="Preformatted_20_Text"><text:s text:c="12"/>UPDATE sales_summary_bytime</text:p>
      <text:p text:style-name="Preformatted_20_Text"><text:s text:c="16"/>SET amount_sold = amount_sold + delta_amount_sold,</text:p>
      <text:p text:style-name="Preformatted_20_Text"><text:s text:c="20"/>units_sold = units_sold + delta_units_sold,</text:p>
      <text:p text:style-name="Preformatted_20_Text"><text:s text:c="20"/>amount_cost = amount_cost + delta_amount_cost</text:p>
      <text:p text:style-name="Preformatted_20_Text"><text:s text:c="16"/>WHERE time_key = delta_time_key;</text:p>
      <text:p text:style-name="Preformatted_20_Text"/>
      <text:p text:style-name="Preformatted_20_Text"><text:s text:c="12"/>EXIT insert_update WHEN found;</text:p>
      <text:p text:style-name="Preformatted_20_Text"><text:soft-page-break/></text:p>
      <text:p text:style-name="Preformatted_20_Text"><text:s text:c="12"/>BEGIN</text:p>
      <text:p text:style-name="Preformatted_20_Text"><text:s text:c="16"/>INSERT INTO sales_summary_bytime (</text:p>
      <text:p text:style-name="Preformatted_20_Text"><text:s text:c="28"/>time_key,</text:p>
      <text:p text:style-name="Preformatted_20_Text"><text:s text:c="28"/>amount_sold,</text:p>
      <text:p text:style-name="Preformatted_20_Text"><text:s text:c="28"/>units_sold,</text:p>
      <text:p text:style-name="Preformatted_20_Text"><text:s text:c="28"/>amount_cost)</text:p>
      <text:p text:style-name="Preformatted_20_Text"><text:s text:c="20"/>VALUES (</text:p>
      <text:p text:style-name="Preformatted_20_Text"><text:s text:c="28"/>delta_time_key,</text:p>
      <text:p text:style-name="Preformatted_20_Text"><text:s text:c="28"/>delta_amount_sold,</text:p>
      <text:p text:style-name="Preformatted_20_Text"><text:s text:c="28"/>delta_units_sold,</text:p>
      <text:p text:style-name="Preformatted_20_Text"><text:s text:c="28"/>delta_amount_cost</text:p>
      <text:p text:style-name="Preformatted_20_Text"><text:s text:c="27"/>);</text:p>
      <text:p text:style-name="Preformatted_20_Text"/>
      <text:p text:style-name="Preformatted_20_Text"><text:s text:c="16"/>EXIT insert_update;</text:p>
      <text:p text:style-name="Preformatted_20_Text"/>
      <text:p text:style-name="Preformatted_20_Text"><text:s text:c="12"/>EXCEPTION</text:p>
      <text:p text:style-name="Preformatted_20_Text"><text:s text:c="16"/>WHEN UNIQUE_VIOLATION THEN</text:p>
      <text:p text:style-name="Preformatted_20_Text"><text:s text:c="20"/>-- ничего не делаем</text:p>
      <text:p text:style-name="Preformatted_20_Text"><text:s text:c="12"/>END;</text:p>
      <text:p text:style-name="Preformatted_20_Text"><text:s text:c="8"/>END LOOP insert_update;</text:p>
      <text:p text:style-name="Preformatted_20_Text"/>
      <text:p text:style-name="Preformatted_20_Text"><text:s text:c="8"/>RETURN NULL;</text:p>
      <text:p text:style-name="Preformatted_20_Text"/>
      <text:p text:style-name="Preformatted_20_Text"><text:s text:c="4"/>END;</text:p>
      <text:p text:style-name="Preformatted_20_Text">$maint_sales_summary_bytime$ LANGUAGE plpgsql;</text:p>
      <text:p text:style-name="Preformatted_20_Text"/>
      <text:p text:style-name="Preformatted_20_Text">CREATE TRIGGER maint_sales_summary_bytime</text:p>
      <text:p text:style-name="Preformatted_20_Text">AFTER INSERT OR UPDATE OR DELETE ON sales_fact</text:p>
      <text:p text:style-name="Preformatted_20_Text"><text:s text:c="4"/>FOR EACH ROW EXECUTE PROCEDURE maint_sales_summary_bytime();</text:p>
      <text:p text:style-name="Preformatted_20_Text"/>
      <text:p text:style-name="Preformatted_20_Text">INSERT INTO sales_fact VALUES(1,1,1,10,3,15);</text:p>
      <text:p text:style-name="Preformatted_20_Text">INSERT INTO sales_fact VALUES(1,2,1,20,5,35);</text:p>
      <text:p text:style-name="Preformatted_20_Text">INSERT INTO sales_fact VALUES(2,2,1,40,15,135);</text:p>
      <text:p text:style-name="Preformatted_20_Text">INSERT INTO sales_fact VALUES(2,3,1,10,1,13);</text:p>
      <text:p text:style-name="Preformatted_20_Text">SELECT * FROM sales_summary_bytime;</text:p>
      <text:p text:style-name="Preformatted_20_Text">DELETE FROM sales_fact WHERE product_key = 1;</text:p>
      <text:p text:style-name="Preformatted_20_Text">SELECT * FROM sales_summary_bytime;</text:p>
      <text:p text:style-name="Preformatted_20_Text">UPDATE sales_fact SET units_sold = units_sold * 2;</text:p>
      <text:p text:style-name="P12">SELECT * FROM sales_summary_bytime;</text:p>
      <text:h text:style-name="Heading_20_2" text:outline-level="2"><text:bookmark text:name="PLPGSQL-EVENT-TRIGGER"/>40.9.2. Триггеры событий</text:h>
      <text:p text:style-name="Text_20_body">В PL/pgSQL можно создавать триггеры событий. PostgreSQL требует, чтобы процедура, которая вызывается как триггер события, была объявлена без аргументов и имела тип возвращаемого значения <text:span text:style-name="Teletype">event_trigger</text:span>. </text:p>
      <text:p text:style-name="Text_20_body">Когда PL/pgSQL функция срабатывает как триггер события, в блоке верхнего уровня автоматически создаются несколько специальных переменных: </text:p>
      <text:p text:style-name="P15"><text:span text:style-name="Teletype">TG_EVENT</text:span></text:p>
      <text:p text:style-name="P16">Тип данных <text:span text:style-name="Teletype">text</text:span>. Строка, содержащая событие, по которому сработал триггер. </text:p>
      <text:p text:style-name="P15"><text:span text:style-name="Teletype">TG_TAG</text:span></text:p>
      <text:p text:style-name="P16"><text:soft-page-break/>Тип данных <text:span text:style-name="Teletype">text</text:span>. Переменная, содержащая тэг команды, для которой сработал триггер. </text:p>
      <text:p text:style-name="Text_20_body"><text:a xlink:type="simple" xlink:href="../../../../SRC/postgresql-9.4.1/doc/src/sgml/html/plpgsql-trigger.html#PLPGSQL-EVENT-TRIGGER-EXAMPLE">Example 40-7</text:a> показывает пример процедуры триггера события в PL/pgSQL. </text:p>
      <text:p text:style-name="P3"><text:bookmark text:name="PLPGSQL-EVENT-TRIGGER-EXAMPLE"/>Example 40-7. Процедура триггера события в PL/pgSQL</text:p>
      <text:p text:style-name="Text_20_body">Триггер просто выдает сообщение всякий раз, когда выполняется поддерживаемая команда. </text:p>
      <text:p text:style-name="Preformatted_20_Text">CREATE OR REPLACE FUNCTION snitch() RETURNS event_trigger AS $$</text:p>
      <text:p text:style-name="Preformatted_20_Text">BEGIN</text:p>
      <text:p text:style-name="Preformatted_20_Text"><text:s text:c="4"/>RAISE NOTICE 'Произошло событие: % %', tg_event, tg_tag;</text:p>
      <text:p text:style-name="Preformatted_20_Text">END;</text:p>
      <text:p text:style-name="Preformatted_20_Text">$$ LANGUAGE plpgsql;</text:p>
      <text:p text:style-name="Preformatted_20_Text"/>
      <text:p text:style-name="P12">CREATE EVENT TRIGGER snitch ON ddl_command_start EXECUTE PROCEDURE snitch();</text:p>
      <text:h text:style-name="Heading_20_1" text:outline-level="1"><text:bookmark text:name="PLPGSQL-IMPLEMENTATION"/>40.10. PL/pgSQL изнутри</text:h>
      <text:p text:style-name="Text_20_body">В этом разделе обсуждаются некоторые детали реализации, которые пользователям PL/pgSQL важно знать. </text:p>
      <text:h text:style-name="Heading_20_2" text:outline-level="2"><text:bookmark text:name="PLPGSQL-VAR-SUBST"/>40.10.1. Подстановка переменных</text:h>
      <text:p text:style-name="Text_20_body">SQL операторы и выражения внутри PL/pgSQL функции, могут ссылаться на переменные и параметры этой функции. За кулисами, PL/pgSQL заменяет параметры запросов для таких ссылок. Параметры будут заменены только в местах, где параметр или ссылка на столбец синтаксически допустимы. Как крайний случай, рассмотрим следующий пример плохого стиля программирования: </text:p>
      <text:p text:style-name="P12">INSERT INTO foo (foo) VALUES (foo);</text:p>
      <text:p text:style-name="Text_20_body">Первый раз <text:span text:style-name="Teletype">foo</text:span> появляется на том месте, где синтаксически должно быть имя таблицы, поэтому замены не будет, даже если функция имеет переменную <text:span text:style-name="Teletype">foo</text:span>. Второй раз <text:span text:style-name="Teletype">foo</text:span> встречается там, где должно быть имя столбца таблицы, поэтому замены не будет и здесь. Только третье вхождение <text:span text:style-name="Teletype">foo</text:span> является кандидатом на то, чтобы быть ссылкой на переменную функции. </text:p>
      <text:p text:style-name="Quotations"><text:span text:style-name="T2">Note: </text:span>Версии PostgreSQL до 9,0 пытаются заменить переменную во всех трех случаях, что приводит к синтаксической ошибке. </text:p>
      <text:p text:style-name="Text_20_body">Если имена переменных синтаксически не отличаются от названий столбцов таблицы, то возможна двусмысленность и в ссылках на таблицы. Является ли данное имя ссылкой на столбец таблицы или ссылкой на переменную? Изменим предыдущий пример: </text:p>
      <text:p text:style-name="P12">INSERT INTO dest (col) SELECT foo + bar FROM src;</text:p>
      <text:p text:style-name="Text_20_body">Здесь <text:span text:style-name="Teletype">dest</text:span> и <text:span text:style-name="Teletype">src</text:span> должны быть именами таблиц, <text:span text:style-name="Teletype">col</text:span> должен быть столбцом <text:span text:style-name="Teletype">dest</text:span>. Однако <text:span text:style-name="Teletype">foo</text:span> и <text:span text:style-name="Teletype">bar</text:span> могут быть как переменными функции, так и столбцами <text:span text:style-name="Teletype">src</text:span>. </text:p>
      <text:p text:style-name="Text_20_body"><text:soft-page-break/>По умолчанию, PL/pgSQL выдаст ошибку, если имя в операторе SQL может относиться как к переменной, так и к столбцу таблицы. Ситуацию можно исправить переименованием переменной, переименованием столбца, точной квалификацией неоднозначной ссылки или указанием PL/pgSQL машине, какую интерпретацию предпочесть. </text:p>
      <text:p text:style-name="Text_20_body">Самое простое решение - переименовать переменную или столбец. Общее правило кодирования предполагает использование различных соглашений о наименовании для переменных PL/pgSQL и столбцов таблиц. Например, если имена переменных всегда имеют вид <text:span text:style-name="Teletype">v_</text:span><text:span text:style-name="Teletype"><text:span text:style-name="T1">something</text:span></text:span>, а имена столбцов никогда не начинаются на <text:span text:style-name="Teletype">v_</text:span>, то конфликты исключены. </text:p>
      <text:p text:style-name="Text_20_body">В качестве альтернативы можно квалифицировать имена неоднозначных ссылок, чтобы сделать их точными. В приведенном выше примере, <text:span text:style-name="Teletype">src.foo</text:span> однозначно бы определялась как ссылка на столбец таблицы. Чтобы сделать однозначный ссылку на переменную, переменная должна быть объявлена в блоке с меткой и далее нужно использовать эту метку. (смотри <text:a xlink:type="simple" xlink:href="../../../../SRC/postgresql-9.4.1/doc/src/sgml/html/plpgsql-structure.html">Section 40.2</text:a>). Например: </text:p>
      <text:p text:style-name="Preformatted_20_Text">&lt;&lt;block&gt;&gt;</text:p>
      <text:p text:style-name="Preformatted_20_Text">DECLARE</text:p>
      <text:p text:style-name="Preformatted_20_Text"><text:s text:c="4"/>foo int;</text:p>
      <text:p text:style-name="Preformatted_20_Text">BEGIN</text:p>
      <text:p text:style-name="Preformatted_20_Text"><text:s text:c="4"/>foo := ...;</text:p>
      <text:p text:style-name="P12"><text:s text:c="4"/>INSERT INTO dest (col) SELECT block.foo + bar FROM src;</text:p>
      <text:p text:style-name="Text_20_body">Здесь <text:span text:style-name="Teletype">block.foo</text:span> ссылается на переменную, даже если в таблице <text:span text:style-name="Teletype">src</text:span> есть колонка <text:span text:style-name="Teletype">foo</text:span>. Параметры функции, а также специальные переменные, такие как <text:span text:style-name="Teletype">FOUND</text:span>, могут быть квалифицированы по имени функции, потому что они неявно объявлены во внешнем блоке, метка которого совпадает с именем функции. </text:p>
      <text:p text:style-name="Text_20_body">Иногда может быть не очень практичным исправлять таким способом все неоднозначные ссылки в большом куске PL/pgSQL кода. В таких случаях можно указать, чтобы PL/pgSQL разрешал неоднозначные ссылки в пользу переменных (это совместимо с PL/pgSQL до версии PostgreSQL 9.0), или в пользу столбцов таблицы (совместимо с некоторыми другими системами, такими как Oracle). </text:p>
      <text:p text:style-name="Text_20_body">На уровне всей системы поведение PL/pgSQL регулируется установкой конфигурационного параметра <text:span text:style-name="Teletype">plpgsql.variable_conflict</text:span>, имеющего значения: <text:span text:style-name="Teletype">error</text:span>, <text:span text:style-name="Teletype">use_variable</text:span> или <text:span text:style-name="Teletype">use_column</text:span> (<text:span text:style-name="Teletype">error</text:span> устанавливается по умолчанию при установке системы). Изменение этого параметра влияет на все последующие компиляции операторов в PL/pgSQL функциях, но не на операторы уже скомпилированные в текущей сессии. Так как изменение этого параметра может привести к неожиданным изменениям в поведении PL/pgSQL функций, он может быть изменен только суперпользователем. </text:p>
      <text:p text:style-name="Text_20_body">Поведение PL/pgSQL можно изменять для каждой отдельной функции, если добавить в начало функции одну из этих специальных команд: </text:p>
      <text:p text:style-name="Preformatted_20_Text">#variable_conflict error</text:p>
      <text:p text:style-name="Preformatted_20_Text">#variable_conflict use_variable</text:p>
      <text:p text:style-name="P12"><text:soft-page-break/>#variable_conflict use_column</text:p>
      <text:p text:style-name="Text_20_body">Эти команды влияют только на функцию, в которой они записаны и перекрывают действие <text:span text:style-name="Teletype">plpgsql.variable_conflict</text:span>. Пример: </text:p>
      <text:p text:style-name="Preformatted_20_Text">CREATE FUNCTION stamp_user(id int, comment text) RETURNS void AS $$</text:p>
      <text:p text:style-name="Preformatted_20_Text"><text:s text:c="4"/>#variable_conflict use_variable</text:p>
      <text:p text:style-name="Preformatted_20_Text"><text:s text:c="4"/>DECLARE</text:p>
      <text:p text:style-name="Preformatted_20_Text"><text:s text:c="8"/>curtime timestamp := now();</text:p>
      <text:p text:style-name="Preformatted_20_Text"><text:s text:c="4"/>BEGIN</text:p>
      <text:p text:style-name="Preformatted_20_Text"><text:s text:c="8"/>UPDATE users SET last_modified = curtime, comment = comment</text:p>
      <text:p text:style-name="Preformatted_20_Text"><text:s text:c="10"/>WHERE users.id = id;</text:p>
      <text:p text:style-name="Preformatted_20_Text"><text:s text:c="4"/>END;</text:p>
      <text:p text:style-name="P12">$$ LANGUAGE plpgsql;</text:p>
      <text:p text:style-name="Text_20_body">В команде <text:span text:style-name="Teletype">UPDATE</text:span>, <text:span text:style-name="Teletype">curtime</text:span>, <text:span text:style-name="Teletype">comment</text:span> и <text:span text:style-name="Teletype">id</text:span> будут ссылаться на переменные и параметры функции, вне зависимости от того, есть ли столбцы с такими именами в таблице <text:span text:style-name="Teletype">users</text:span>. Обратите внимание, что нужно квалифицировать именем таблицы ссылку на <text:span text:style-name="Teletype">users.id</text:span> в предложении <text:span text:style-name="Teletype">WHERE</text:span>, чтобы она ссылалась на столбец таблицы. При этом необязательно квалифицировать ссылку на <text:span text:style-name="Teletype">comment</text:span> в левой части списка <text:span text:style-name="Teletype">UPDATE</text:span>, т.к. синтаксически в этом месте должно быть имя столбца таблицы <text:span text:style-name="Teletype">users</text:span>. Эту функцию можно было бы записать и без зависимости от значения <text:span text:style-name="Teletype">variable_conflict</text:span>: </text:p>
      <text:p text:style-name="Preformatted_20_Text">CREATE FUNCTION stamp_user(id int, comment text) RETURNS void AS $$</text:p>
      <text:p text:style-name="Preformatted_20_Text"><text:s text:c="4"/>&lt;&lt;fn&gt;&gt;</text:p>
      <text:p text:style-name="Preformatted_20_Text"><text:s text:c="4"/>DECLARE</text:p>
      <text:p text:style-name="Preformatted_20_Text"><text:s text:c="8"/>curtime timestamp := now();</text:p>
      <text:p text:style-name="Preformatted_20_Text"><text:s text:c="4"/>BEGIN</text:p>
      <text:p text:style-name="Preformatted_20_Text"><text:s text:c="8"/>UPDATE users SET last_modified = fn.curtime, comment = stamp_user.comment</text:p>
      <text:p text:style-name="Preformatted_20_Text"><text:s text:c="10"/>WHERE users.id = stamp_user.id;</text:p>
      <text:p text:style-name="Preformatted_20_Text"><text:s text:c="4"/>END;</text:p>
      <text:p text:style-name="P12">$$ LANGUAGE plpgsql;</text:p>
      <text:p text:style-name="Text_20_body">Замена переменных не происходит в строке, исполняемой командой <text:span text:style-name="Teletype">EXECUTE</text:span> или её вариантом. Если нужно вставлять изменяющиеся значения в такую команду, то это делается либо при построении самой командной строки или с использованием <text:span text:style-name="Teletype">USING</text:span>, как показано в <text:a xlink:type="simple" xlink:href="../../../../SRC/postgresql-9.4.1/doc/src/sgml/html/plpgsql-statements.html#PLPGSQL-STATEMENTS-EXECUTING-DYN">Section 40.5.4</text:a>. </text:p>
      <text:p text:style-name="Text_20_body">Замена переменных в настоящее время работает только в командах <text:span text:style-name="Teletype">SELECT</text:span>, <text:span text:style-name="Teletype">INSERT</text:span>, <text:span text:style-name="Teletype">UPDATE</text:span> и <text:span text:style-name="Teletype">DELETE</text:span>, потому что основная SQL машина допускает использование параметров запроса только в этих командах. Чтобы использовать изменяемые имена или значения в других типах операторов (обычно называются утилиты), необходимо построить текст команды в виде строки и выполнить её в <text:span text:style-name="Teletype">EXECUTE</text:span>. </text:p>
      <text:h text:style-name="Heading_20_2" text:outline-level="2"><text:bookmark text:name="PLPGSQL-PLAN-CACHING"/>40.10.2. Кэширование плана</text:h>
      <text:p text:style-name="Text_20_body">Интерпретатор PL/pgSQL анализирует исходный текст функции и строит внутреннее бинарное дерево инструкций при первом вызове функции (для каждой сессии). В дерево инструкций полностью переводится вся структура операторов PL/pgSQL, но для выражений <text:soft-page-break/>и команд <text:span text:style-name="acronym">SQL</text:span>, используемых в функции, это происходит не сразу. </text:p>
      <text:p text:style-name="Text_20_body">При первом выполнении в функции каждого выражения или команды <text:span text:style-name="acronym">SQL</text:span>, интерпретатор PL/pgSQL разбирает и анализирует команду для создания подготовленного к выполнению оператора, с помощью функции <text:span text:style-name="Source_20_Text">SPI_prepare</text:span> менеджера интерфейса программирования сервера. Последующие обращения к этому выражению или команде повторно используют подготовленный к выполнению оператор. Таким образом, <text:span text:style-name="acronym">SQL</text:span> команды, находящиеся в редко посещаемой ветке кода условного оператора, не несут накладных расходов на разбор команд, если они так и не будут выполнены в текущей сессии. Здесь есть недостаток, заключающийся в том, что ошибки в определенном выражении или команде не могут быть обнаружены, пока выполнение не дойдет до этой части функции. (Тривиальные синтаксические ошибки обнаружатся в ходе первоначального разбора, но ничего более серьезного не будет обнаружено до исполнения.) </text:p>
      <text:p text:style-name="Text_20_body">Кроме того, PL/pgSQL (точнее, менеджер интерфейса программирования сервера) будет пытаться кэшировать план выполнения для любого подготовленного к исполнению оператора. При каждом вызове оператора, если не используется план из кэша, генерируется новый план выполнения, и текущие значения параметров (то есть, значения переменных PL/pgSQL) могут быть использованы для оптимизации нового плана. Если оператор не имеет параметров, или выполняется много раз, менеджер интерфейса программирования сервера рассмотрит вопрос о создании и кэшировании (для повторного использования) общего плана, не зависящего от значений параметров. Как правило, это происходит в тех случаях, когда план выполнения не очень чувствителен к имеющимся ссылкам на значения переменных PL/pgSQL. В противном случае, выгоднее каждый раз формировать новый план. Смотри <text:a xlink:type="simple" xlink:href="../../../../SRC/postgresql-9.4.1/doc/src/sgml/html/sql-prepare.html">PREPARE</text:a> для более подробной информации об операторах, подготовленных к выполнению. </text:p>
      <text:p text:style-name="Text_20_body">Чтобы PL/pgSQL мог сохранять подготовленные операторы и планы выполнения, команды SQL, находящиеся в PL/pgSQL функции, должны использовать одни и те же таблицы и столбцы при каждом исполнении. А это значит, что в SQL командах нельзя использовать названия таблиц и столбцов в качестве параметров. Чтобы обойти это ограничение, нужно построить динамическую команду для PL/pgSQL оператора <text:span text:style-name="Teletype">EXECUTE</text:span> — ценой будет разбор и построение нового плана выполнения при каждом вызове. </text:p>
      <text:p text:style-name="Text_20_body">Изменчивая природа переменных типа <text:span text:style-name="Teletype">record</text:span> представляет еще одну проблему в этой связи. Когда поля переменной типа <text:span text:style-name="Teletype">record</text:span> используются в выражениях или операторах, типы данных полей не должны меняться от одного вызова функции к другому, так как при анализе каждого выражения будет использоваться тот тип данных, который присутствовал при первом вызове. При необходимости, можно использовать <text:span text:style-name="Teletype">EXECUTE</text:span> для решения этой проблемы. </text:p>
      <text:p text:style-name="Text_20_body">Если функция используется в качестве триггера более чем для одной таблицы, PL/pgSQL независимо подготавливает и кэширует операторы для каждой такой таблицы. То есть, создается кэш для каждой комбинации триггерная функция + таблица, а не только для каждой функции. Это устраняет некоторые проблемы, связанные с различными типами <text:soft-page-break/>данных. Например, триггерная функция сможет успешно работать со столбцом <text:span text:style-name="Teletype">key</text:span>, даже если в разных таблицах этот столбец имеет разные типы данных. </text:p>
      <text:p text:style-name="Text_20_body">Таким же образом, функции, с полиморфными типами аргументов, имеют отдельный кэш для каждой комбинации фактических типов аргументов, так что различия типов данных не вызывает неожиданных сбоев. </text:p>
      <text:p text:style-name="Text_20_body">Кэширование операторов иногда приводит к неожиданным эффектам при интерпретации чувствительных ко времени значений. Например, есть разница между тем, что делают эти две функции: </text:p>
      <text:p text:style-name="Preformatted_20_Text">CREATE FUNCTION logfunc1(logtxt text) RETURNS void AS $$</text:p>
      <text:p text:style-name="Preformatted_20_Text"><text:s text:c="4"/>BEGIN</text:p>
      <text:p text:style-name="Preformatted_20_Text"><text:s text:c="8"/>INSERT INTO logtable VALUES (logtxt, 'now');</text:p>
      <text:p text:style-name="Preformatted_20_Text"><text:s text:c="4"/>END;</text:p>
      <text:p text:style-name="P12">$$ LANGUAGE plpgsql;</text:p>
      <text:p text:style-name="Text_20_body">и </text:p>
      <text:p text:style-name="Preformatted_20_Text">CREATE FUNCTION logfunc2(logtxt text) RETURNS void AS $$</text:p>
      <text:p text:style-name="Preformatted_20_Text"><text:s text:c="4"/>DECLARE</text:p>
      <text:p text:style-name="Preformatted_20_Text"><text:s text:c="8"/>curtime timestamp;</text:p>
      <text:p text:style-name="Preformatted_20_Text"><text:s text:c="4"/>BEGIN</text:p>
      <text:p text:style-name="Preformatted_20_Text"><text:s text:c="8"/>curtime := 'now';</text:p>
      <text:p text:style-name="Preformatted_20_Text"><text:s text:c="8"/>INSERT INTO logtable VALUES (logtxt, curtime);</text:p>
      <text:p text:style-name="Preformatted_20_Text"><text:s text:c="4"/>END;</text:p>
      <text:p text:style-name="P12">$$ LANGUAGE plpgsql;</text:p>
      <text:p text:style-name="Text_20_body">В случае <text:span text:style-name="Source_20_Text">logfunc1</text:span>, при анализе <text:span text:style-name="Teletype">INSERT</text:span>, основной парсер PostgreSQL знает, что строку <text:span text:style-name="Teletype">'now'</text:span> следует толковать как <text:span text:style-name="Teletype">timestamp</text:span>, потому что целевой столбец таблицы <text:span text:style-name="Source_20_Text">logtable</text:span> имеет такой тип данных. Таким образом, <text:span text:style-name="Teletype">'now'</text:span> будет преобразовано в константу <text:span text:style-name="Teletype">timestamp</text:span> при анализе <text:span text:style-name="Teletype">INSERT</text:span>, а затем эта константа будет использоваться в последующих вызовах <text:span text:style-name="Source_20_Text">logfunc1</text:span> в течении всей сессии. Разумеется, это не то, что хотел программист. Лучше было бы использовать функцию <text:span text:style-name="Teletype">now()</text:span> или <text:span text:style-name="Teletype">current_timestamp</text:span>. </text:p>
      <text:p text:style-name="Text_20_body">В случае <text:span text:style-name="Source_20_Text">logfunc2</text:span>, основной парсер PostgreSQL не знает, какого типа будет <text:span text:style-name="Teletype">'now'</text:span> и поэтому возвращает значение типа <text:span text:style-name="Teletype">text</text:span>, содержащее строку <text:span text:style-name="Teletype">now</text:span>. При последующем присвоении локальной переменной <text:span text:style-name="Teletype">curtime</text:span>, интерпретатор PL/pgSQL преобразовывает эту строку к типу <text:span text:style-name="Teletype">timestamp</text:span>, вызывая функции <text:span text:style-name="Source_20_Text">text_out</text:span> и <text:span text:style-name="Source_20_Text">timestamp_in</text:span>. Таким образом, метка времени будет обновляться при каждом выполнении, как и ожидается программистом. И хотя всё работает как ожидалось, это ужасно не эффективно, поэтому использование функции <text:span text:style-name="Teletype">now()</text:span> по-прежнему значительно лучше. </text:p>
      <text:h text:style-name="Heading_20_1" text:outline-level="1"><text:bookmark text:name="PLPGSQL-DEVELOPMENT-TIPS"/>40.11. Советы по разработке на PL/pgSQL</text:h>
      <text:p text:style-name="Text_20_body">Хороший способ разрабатывать на PL/pgSQL заключается в том, чтобы в одном окне с текстовым редактором по выбору создавать тексты функций, а в другом окне с psql загружать и тестировать эти функции. В таком случае удобно записывать функцию, используя <text:span text:style-name="Teletype">CREATE </text:span><text:soft-page-break/><text:span text:style-name="Teletype">OR REPLACE FUNCTION</text:span>. Таким образом, можно легко загрузить файл для обновления определения функции. Например: </text:p>
      <text:p text:style-name="Preformatted_20_Text">CREATE OR REPLACE FUNCTION testfunc(integer) RETURNS integer AS $$</text:p>
      <text:p text:style-name="Preformatted_20_Text"><text:s text:c="10"/>....</text:p>
      <text:p text:style-name="P12">$$ LANGUAGE plpgsql;</text:p>
      <text:p text:style-name="Text_20_body">В psql, можно загрузить или перезагрузить такой файл определения функции, выполнив: </text:p>
      <text:p text:style-name="P12">\i filename.sql</text:p>
      <text:p text:style-name="Text_20_body">а затем сразу выполнять команды SQL для тестирования функции. </text:p>
      <text:p text:style-name="Text_20_body">Еще один хороший способ разрабатывать на PL/pgSQL связан с использованием GUI инструментов, облегчающих разработку на процедурном языке. Один из примеров такого инструмента pgAdmin, хотя есть и другие. Такие инструменты часто предоставляют удобные возможности, такие как экранирование одинарных кавычек, отладка и повторное создание функций. </text:p>
      <text:h text:style-name="Heading_20_2" text:outline-level="2"><text:bookmark text:name="PLPGSQL-QUOTE-TIPS"/>40.11.1. Обработка кавычек</text:h>
      <text:p text:style-name="Text_20_body">Код PL/pgSQL функции указывается в команде <text:span text:style-name="Teletype">CREATE FUNCTION</text:span> в виде строки. Если писать строку в обычном порядке, внутри одинарных кавычек, то любой символ одинарной кавычки должен быть удвоен, также как и должен быть удвоен каждый знак обратной косой черты (если используется синтаксис с экранированием в строках). Удвоение кавычек в лучшем случае утомительно, а в более сложных случаях код может стать совершенно непонятным, так как легко может потребоваться полудюжина или более кавычек идущих подряд. Вместо этого, рекомендуется, при создании тела функции, использовать знаки доллара в качестве кавычек (смотри <text:a xlink:type="simple" xlink:href="../../../../SRC/postgresql-9.4.1/doc/src/sgml/html/sql-syntax-lexical.html#SQL-SYNTAX-DOLLAR-QUOTING">Section 4.1.2.4</text:a>). При таком подходе, никогда не потребуется дублировать кавычки, но придется позаботиться, чтобы иметь разные долларовые разделители для каждого уровня вложенности. Например, команду <text:span text:style-name="Teletype">CREATE FUNCTION</text:span> можно записать так: </text:p>
      <text:p text:style-name="Preformatted_20_Text">CREATE OR REPLACE FUNCTION testfunc(integer) RETURNS integer AS $PROC$</text:p>
      <text:p text:style-name="Preformatted_20_Text"><text:s text:c="10"/>....</text:p>
      <text:p text:style-name="P12">$PROC$ LANGUAGE plpgsql;</text:p>
      <text:p text:style-name="Text_20_body">Внутри, можно использовать кавычки для простых текстовых строк, и <text:span text:style-name="Teletype">$$</text:span> для разграничения фрагментов SQL команды, собираемой из отдельных строк. Если нужно взять в кавычки текст, который включает <text:span text:style-name="Teletype">$$</text:span>, можно использовать <text:span text:style-name="Teletype">$Q$</text:span>, и так далее. </text:p>
      <text:p text:style-name="Text_20_body">Следующая таблица показывает, как применяются знаки кавычек, если не используется экранирование долларами. Это может быть полезно при переводе кода, не использующего экранирование знаками доллара, в нечто более понятное. </text:p>
      <text:p text:style-name="P15">1 кавычка</text:p>
      <text:p text:style-name="P16">В начале и конце тела функции, например: </text:p>
      <text:p text:style-name="P13"><text:soft-page-break/>CREATE FUNCTION foo() RETURNS integer AS '</text:p>
      <text:p text:style-name="P13"><text:s text:c="10"/>....</text:p>
      <text:p text:style-name="P14">' LANGUAGE plpgsql;</text:p>
      <text:p text:style-name="P16">Внутри такой функции, любая кавычка <text:span text:style-name="T1">должна</text:span> дублироваться. </text:p>
      <text:p text:style-name="P15">2 кавычки</text:p>
      <text:p text:style-name="P16">Для строковых литералов внутри тела функции, например: </text:p>
      <text:p text:style-name="P13">a_output := ''Blah'';</text:p>
      <text:p text:style-name="P14">SELECT * FROM users WHERE f_name=''foobar'';</text:p>
      <text:p text:style-name="P16">При использовании знаков доллара, можно просто написать: </text:p>
      <text:p text:style-name="P13">a_output := 'Blah';</text:p>
      <text:p text:style-name="P14">SELECT * FROM users WHERE f_name='foobar';</text:p>
      <text:p text:style-name="P16">и это именно то, что нужно PL/pgSQL парсеру. </text:p>
      <text:p text:style-name="P15">4 кавычки</text:p>
      <text:p text:style-name="P16">Когда нужны одинарные кавычки в строковой константе внутри тела функции, например: </text:p>
      <text:p text:style-name="P14">a_output := a_output || '' AND name LIKE ''''foobar'''' AND xyz''</text:p>
      <text:p text:style-name="P16">К <text:span text:style-name="Teletype">a_output</text:span> будет добавлено: <text:span text:style-name="Teletype">AND name LIKE 'foobar' AND xyz</text:span> </text:p>
      <text:p text:style-name="P16">При использовании знаков доллара, это записывается так: </text:p>
      <text:p text:style-name="P14">a_output := a_output || $$ AND name LIKE 'foobar' AND xyz$$</text:p>
      <text:p text:style-name="P16">будьте внимательны, при этом не должно быть внешнего долларового разделителя <text:span text:style-name="Teletype">$$</text:span>. </text:p>
      <text:p text:style-name="P15">6 кавычек</text:p>
      <text:p text:style-name="P16">Когда нужны одинарные кавычки в строковой константе внутри тела функции, при этом кавычки находятся в конце строковой константы. Например: </text:p>
      <text:p text:style-name="P14">a_output := a_output || '' AND name LIKE ''''foobar''''''</text:p>
      <text:p text:style-name="P16">К <text:span text:style-name="Teletype">a_output</text:span> будет добавлено: <text:span text:style-name="Teletype">AND name LIKE 'foobar'</text:span>. </text:p>
      <text:p text:style-name="P16">При использовании знаков доллара, это записывается так: </text:p>
      <text:p text:style-name="P14">a_output := a_output || $$ AND name LIKE 'foobar'$$</text:p>
      <text:p text:style-name="P15">10 кавычек</text:p>
      <text:p text:style-name="P16">Когда нужны две одиночные кавычки в строковой константе (это уже 8 кавычек), <text:soft-page-break/>примыкающие к концу строковой константы (еще 2). Вероятно такое может понадобиться при разработке функции, которая генерирует другие функции, как в <text:a xlink:type="simple" xlink:href="../../../../SRC/postgresql-9.4.1/doc/src/sgml/html/plpgsql-porting.html#PLPGSQL-PORTING-EX2">Example 40-9</text:a>. Например: </text:p>
      <text:p text:style-name="P13">a_output := a_output || '' if v_'' ||</text:p>
      <text:p text:style-name="P13"><text:s text:c="4"/>referrer_keys.kind || '' like ''''''''''</text:p>
      <text:p text:style-name="P13"><text:s text:c="4"/>|| referrer_keys.key_string || ''''''''''</text:p>
      <text:p text:style-name="P13"><text:s text:c="4"/>then return '''''' <text:s/>|| referrer_keys.referrer_type</text:p>
      <text:p text:style-name="P14"><text:s text:c="4"/>|| ''''''; end if;'';</text:p>
      <text:p text:style-name="P16">Значение <text:span text:style-name="Teletype">a_output</text:span> затем будет: </text:p>
      <text:p text:style-name="P14">if v_... like ''...'' then return ''...''; end if;</text:p>
      <text:p text:style-name="P16">При использовании знаков доллара: </text:p>
      <text:p text:style-name="P13">a_output := a_output || $$ if v_$$ || referrer_keys.kind || $$ like '$$</text:p>
      <text:p text:style-name="P13"><text:s text:c="4"/>|| referrer_keys.key_string || $$'</text:p>
      <text:p text:style-name="P13"><text:s text:c="4"/>then return '$$ <text:s/>|| referrer_keys.referrer_type</text:p>
      <text:p text:style-name="P14"><text:s text:c="4"/>|| $$'; end if;$$;</text:p>
      <text:p text:style-name="P16">где предполагается, что нужны только одиночные кавычки в <text:span text:style-name="Teletype">a_output</text:span>, так как потребуется повторное взятие в кавычки перед использованием. </text:p>
      <text:h text:style-name="Heading_20_2" text:outline-level="2"><text:bookmark text:name="PLPGSQL-EXTRA-CHECKS"/>40.11.2. Дополнительные проверки во время компиляции</text:h>
      <text:p text:style-name="Text_20_body">Чтобы помочь найти и предупредить простые, но часто встречающиеся проблемы, PL/PgSQL предоставляет дополнительные проверки <text:span text:style-name="Teletype"><text:span text:style-name="T1">checks</text:span></text:span>. Если они включены в конфигурации, то во время компиляции функций будут выдаваться дополнительные сообщения <text:span text:style-name="Teletype">WARNING</text:span> или ошибки <text:span text:style-name="Teletype">ERROR</text:span>. Функция, при компиляции которой выдавалось <text:span text:style-name="Teletype">WARNING</text:span>, при последующем выполнении не будет выдавать это сообщение и её можно протестировать в отдельной среде разработки. </text:p>
      <text:p text:style-name="Text_20_body">Для включения этих проверок используются параметры конфигурации <text:span text:style-name="Teletype">plpgsql.extra_warnings</text:span> для предупреждений и <text:span text:style-name="Teletype">plpgsql.extra_errors</text:span> для ошибок. Каждому из параметров можно присвоить список значений, разделенный через запятую, значение <text:span text:style-name="Teletype">"none"</text:span> или <text:span text:style-name="Teletype">"all"</text:span>. По умолчанию используется <text:span text:style-name="Teletype">"none"</text:span>. В настоящий момент доступна только одна проверка: </text:p>
      <text:p text:style-name="P15"><text:span text:style-name="Teletype">shadowed_variables</text:span></text:p>
      <text:p text:style-name="P16">Проверяет, что объявление новой переменной не скрывает ранее объявленную переменую. </text:p>
      <text:p text:style-name="Text_20_body">Следующий пример, показывает эффект от установки <text:span text:style-name="Teletype">plpgsql.extra_warnings</text:span> в значение <text:span text:style-name="Teletype">shadowed_variables</text:span>: </text:p>
      <text:p text:style-name="Preformatted_20_Text">SET plpgsql.extra_warnings TO 'shadowed_variables';</text:p>
      <text:p text:style-name="Preformatted_20_Text"/>
      <text:p text:style-name="Preformatted_20_Text">CREATE FUNCTION foo(f1 int) RETURNS int AS $$</text:p>
      <text:p text:style-name="Preformatted_20_Text"><text:soft-page-break/>DECLARE</text:p>
      <text:p text:style-name="Preformatted_20_Text">f1 int;</text:p>
      <text:p text:style-name="Preformatted_20_Text">BEGIN</text:p>
      <text:p text:style-name="Preformatted_20_Text">RETURN f1;</text:p>
      <text:p text:style-name="Preformatted_20_Text">END</text:p>
      <text:p text:style-name="Preformatted_20_Text">$$ LANGUAGE plpgsql;</text:p>
      <text:p text:style-name="Preformatted_20_Text">WARNING: <text:s/>variable "f1" shadows a previously defined variable</text:p>
      <text:p text:style-name="Preformatted_20_Text">LINE 3: f1 int;</text:p>
      <text:p text:style-name="Preformatted_20_Text"><text:s text:c="8"/>^</text:p>
      <text:p text:style-name="P12">CREATE FUNCTION</text:p>
      <text:h text:style-name="Heading_20_1" text:outline-level="1"><text:bookmark text:name="PLPGSQL-PORTING"/>40.12. Портирование из Oracle PL/SQL</text:h>
      <text:p text:style-name="Text_20_body">В этом разделе рассматриваются различия между языками PostgreSQL PL/pgSQL и Oracle PL/SQL, чтобы помочь разработчикам, портирующим приложения из Oracle® в PostgreSQL. </text:p>
      <text:p text:style-name="Text_20_body">PL/pgSQL во многих аспектах похож на PL/SQL . Это блочно-структурированный, императивный язык, в котором все переменные должны объявляться. Присвоения, циклы, условные операторы в обоих языках похожи. Основные отличия, которые необходимо иметь в виду при портировании с PL/SQL в PL/pgSQL, следующие: </text:p>
      <text:list xml:id="list439597906498708649" text:style-name="L6">
        <text:list-item>
          <text:p text:style-name="P7">Если имя, используемое в SQL команде, может быть как именем столбца таблицы, так и ссылкой на переменную функции, то PL/SQL считает, что это имя столбца таблицы. Это соответствует поведению PL/pgSQL при <text:span text:style-name="Teletype">plpgsql.variable_conflict</text:span> = <text:span text:style-name="Teletype">use_column</text:span>, что не является значением по умолчанию, как описано в <text:a xlink:type="simple" xlink:href="../../../../SRC/postgresql-9.4.1/doc/src/sgml/html/plpgsql-implementation.html#PLPGSQL-VAR-SUBST">Section 40.10.1</text:a>. В первую очередь, было бы правильно избегать таких двусмысленностей, но если требуется портировать большое количество кода, зависящее от данного поведения, то установка переменной <text:span text:style-name="Teletype">variable_conflict</text:span> может быть лучшим решением. </text:p>
        </text:list-item>
        <text:list-item>
          <text:p text:style-name="P7">В PostgreSQL тело функции должно быть записано в виде строки. Поэтому нужно использовать знак доллара в качестве кавычек или экранировать одиночные кавычки в теле функции. (Смотри <text:a xlink:type="simple" xlink:href="../../../../SRC/postgresql-9.4.1/doc/src/sgml/html/plpgsql-development-tips.html#PLPGSQL-QUOTE-TIPS">Section 40.11.1</text:a>.) </text:p>
        </text:list-item>
        <text:list-item>
          <text:p text:style-name="P7">Для группировки функций, вместо пакетов используются схемы. </text:p>
        </text:list-item>
        <text:list-item>
          <text:p text:style-name="P7">Так как пакетов нет, нет и пакетных переменных. Это несколько раздражает. Вместо этого можно хранить состояние каждого сеанса во временных таблицах. </text:p>
        </text:list-item>
        <text:list-item>
          <text:p text:style-name="P7">Целочисленные циклы <text:span text:style-name="Teletype">FOR</text:span> с опцией <text:span text:style-name="Teletype">REVERSE</text:span> работают по разному. В PL/SQL значение счетчика уменьшается от второго числа к первому, в то время как в PL/pgSQL счетчик уменьшается от первого ко второму. Поэтому при портировании нужно менять местами границы цикла. Это печально, но вряд ли будет изменено. (Смотри <text:a xlink:type="simple" xlink:href="../../../../SRC/postgresql-9.4.1/doc/src/sgml/html/plpgsql-control-structures.html#PLPGSQL-INTEGER-FOR">Section 40.6.3.5</text:a>.) </text:p>
        </text:list-item>
        <text:list-item>
          <text:p text:style-name="P7">Циклы <text:span text:style-name="Teletype">FOR</text:span> по запросам (не курсорам) также работают по разному. Переменная цикла должна быть объявлена, в то время как в PL/SQL она объявляется неявно. Преимущество в том, что значения переменных доступны и после выхода из цикла. </text:p>
        </text:list-item>
        <text:list-item>
          <text:p text:style-name="P7"><text:soft-page-break/>Существуют некоторые отличия в нотации при использовании курсорных переменных. </text:p>
        </text:list-item>
      </text:list>
      <text:h text:style-name="Heading_20_2" text:outline-level="2"><text:bookmark text:name="AEN62006"/>40.12.1. Примеры портирования</text:h>
      <text:p text:style-name="Text_20_body"><text:a xlink:type="simple" xlink:href="../../../../SRC/postgresql-9.4.1/doc/src/sgml/html/plpgsql-porting.html#PGSQL-PORTING-EX1">Example 40-8</text:a> показывает, как портировать простую функцию из PL/SQL в PL/pgSQL. </text:p>
      <text:p text:style-name="P3"><text:bookmark text:name="PGSQL-PORTING-EX1"/>Example 40-8. Портирование простой функции из PL/SQL в PL/pgSQL</text:p>
      <text:p text:style-name="Text_20_body">Функция Oracle PL/SQL: </text:p>
      <text:p text:style-name="Preformatted_20_Text">CREATE OR REPLACE FUNCTION cs_fmt_browser_version(v_name varchar,</text:p>
      <text:p text:style-name="Preformatted_20_Text"><text:s text:c="50"/>v_version varchar)</text:p>
      <text:p text:style-name="Preformatted_20_Text">RETURN varchar IS</text:p>
      <text:p text:style-name="Preformatted_20_Text">BEGIN</text:p>
      <text:p text:style-name="Preformatted_20_Text"><text:s text:c="4"/>IF v_version IS NULL THEN</text:p>
      <text:p text:style-name="Preformatted_20_Text"><text:s text:c="8"/>RETURN v_name;</text:p>
      <text:p text:style-name="Preformatted_20_Text"><text:s text:c="4"/>END IF;</text:p>
      <text:p text:style-name="Preformatted_20_Text"><text:s text:c="4"/>RETURN v_name || '/' || v_version;</text:p>
      <text:p text:style-name="Preformatted_20_Text">END;</text:p>
      <text:p text:style-name="Preformatted_20_Text">/</text:p>
      <text:p text:style-name="P12">show errors;</text:p>
      <text:p text:style-name="Text_20_body">Пройдемся по этой функции и посмотрим различия по сравнению с PL/pgSQL: </text:p>
      <text:list xml:id="list4077997373292183000" text:style-name="L7">
        <text:list-item>
          <text:p text:style-name="P8">Ключевое слово <text:span text:style-name="Teletype">RETURN</text:span> в прототипе функции (не в теле функции) заменяется на <text:span text:style-name="Teletype">RETURNS</text:span> в PostgreSQL. Кроме того, <text:span text:style-name="Teletype">IS</text:span> становится <text:span text:style-name="Teletype">AS</text:span>, и нужно добавить фразу <text:span text:style-name="Teletype">LANGUAGE</text:span>, потому что PL/pgSQL не единственный возможный язык. </text:p>
        </text:list-item>
        <text:list-item>
          <text:p text:style-name="P8">В PostgreSQL тело функции является строкой, поэтому нужно использовать кавычки или знаки доллара. Это заменяет завершающий <text:span text:style-name="Teletype">/</text:span> в подходе Oracle. </text:p>
        </text:list-item>
        <text:list-item>
          <text:p text:style-name="P8">Команда <text:span text:style-name="Teletype">show errors</text:span> не существует в PostgreSQL, и не требуется, так как ошибки будут выводиться автоматически. </text:p>
        </text:list-item>
      </text:list>
      <text:p text:style-name="Text_20_body">Вот как эта функция будет выглядеть, после портирования в PostgreSQL: </text:p>
      <text:p text:style-name="Preformatted_20_Text">CREATE OR REPLACE FUNCTION cs_fmt_browser_version(v_name varchar,</text:p>
      <text:p text:style-name="Preformatted_20_Text"><text:s text:c="50"/>v_version varchar)</text:p>
      <text:p text:style-name="Preformatted_20_Text">RETURNS varchar AS $$</text:p>
      <text:p text:style-name="Preformatted_20_Text">BEGIN</text:p>
      <text:p text:style-name="Preformatted_20_Text"><text:s text:c="4"/>IF v_version IS NULL THEN</text:p>
      <text:p text:style-name="Preformatted_20_Text"><text:s text:c="8"/>RETURN v_name;</text:p>
      <text:p text:style-name="Preformatted_20_Text"><text:s text:c="4"/>END IF;</text:p>
      <text:p text:style-name="Preformatted_20_Text"><text:s text:c="4"/>RETURN v_name || '/' || v_version;</text:p>
      <text:p text:style-name="Preformatted_20_Text">END;</text:p>
      <text:p text:style-name="P12">$$ LANGUAGE plpgsql;</text:p>
      <text:p text:style-name="Text_20_body"><text:a xlink:type="simple" xlink:href="../../../../SRC/postgresql-9.4.1/doc/src/sgml/html/plpgsql-porting.html#PLPGSQL-PORTING-EX2">Example 40-9</text:a> показывает, как портировать функцию, которая создает другую функцию и как обрабатывать проблемы с кавычками. </text:p>
      <text:p text:style-name="P3"><text:bookmark text:name="PLPGSQL-PORTING-EX2"/>Example 40-9. Портирование из PL/SQL to PL/pgSQL функции создающей другую функцию</text:p>
      <text:p text:style-name="Text_20_body"><text:soft-page-break/>Следующая процедура получает строки из <text:span text:style-name="Teletype">SELECT</text:span> и строит большую функцию, в целях эффективности возвращающую результат в операторах <text:span text:style-name="Teletype">IF</text:span>. </text:p>
      <text:p text:style-name="Text_20_body">Версия Oracle: </text:p>
      <text:p text:style-name="Preformatted_20_Text">CREATE OR REPLACE PROCEDURE cs_update_referrer_type_proc IS</text:p>
      <text:p text:style-name="Preformatted_20_Text"><text:s text:c="4"/>CURSOR referrer_keys IS</text:p>
      <text:p text:style-name="Preformatted_20_Text"><text:s text:c="8"/>SELECT * FROM cs_referrer_keys</text:p>
      <text:p text:style-name="Preformatted_20_Text"><text:s text:c="8"/>ORDER BY try_order;</text:p>
      <text:p text:style-name="Preformatted_20_Text"><text:s text:c="4"/>func_cmd VARCHAR(4000);</text:p>
      <text:p text:style-name="Preformatted_20_Text">BEGIN</text:p>
      <text:p text:style-name="Preformatted_20_Text"><text:s text:c="4"/>func_cmd := 'CREATE OR REPLACE FUNCTION cs_find_referrer_type(v_host IN VARCHAR,</text:p>
      <text:p text:style-name="Preformatted_20_Text"><text:s text:c="17"/>v_domain IN VARCHAR, v_url IN VARCHAR) RETURN VARCHAR IS BEGIN';</text:p>
      <text:p text:style-name="Preformatted_20_Text"/>
      <text:p text:style-name="Preformatted_20_Text"><text:s text:c="4"/>FOR referrer_key IN referrer_keys LOOP</text:p>
      <text:p text:style-name="Preformatted_20_Text"><text:s text:c="8"/>func_cmd := func_cmd ||</text:p>
      <text:p text:style-name="Preformatted_20_Text"><text:s text:c="10"/>' IF v_' || referrer_key.kind</text:p>
      <text:p text:style-name="Preformatted_20_Text"><text:s text:c="10"/>|| ' LIKE ''' || referrer_key.key_string</text:p>
      <text:p text:style-name="Preformatted_20_Text"><text:s text:c="10"/>|| ''' THEN RETURN ''' || referrer_key.referrer_type</text:p>
      <text:p text:style-name="Preformatted_20_Text"><text:s text:c="10"/>|| '''; END IF;';</text:p>
      <text:p text:style-name="Preformatted_20_Text"><text:s text:c="4"/>END LOOP;</text:p>
      <text:p text:style-name="Preformatted_20_Text"/>
      <text:p text:style-name="Preformatted_20_Text"><text:s text:c="4"/>func_cmd := func_cmd || ' RETURN NULL; END;';</text:p>
      <text:p text:style-name="Preformatted_20_Text"/>
      <text:p text:style-name="Preformatted_20_Text"><text:s text:c="4"/>EXECUTE IMMEDIATE func_cmd;</text:p>
      <text:p text:style-name="Preformatted_20_Text">END;</text:p>
      <text:p text:style-name="Preformatted_20_Text">/</text:p>
      <text:p text:style-name="P12">show errors;</text:p>
      <text:p text:style-name="Text_20_body">В конечном итоге в PostgreSQL эта функция может выглядеть так: </text:p>
      <text:p text:style-name="Preformatted_20_Text">CREATE OR REPLACE FUNCTION cs_update_referrer_type_proc() RETURNS void AS $func$</text:p>
      <text:p text:style-name="Preformatted_20_Text">DECLARE</text:p>
      <text:p text:style-name="Preformatted_20_Text"><text:s text:c="4"/>referrer_keys CURSOR IS</text:p>
      <text:p text:style-name="Preformatted_20_Text"><text:s text:c="8"/>SELECT * FROM cs_referrer_keys</text:p>
      <text:p text:style-name="Preformatted_20_Text"><text:s text:c="8"/>ORDER BY try_order;</text:p>
      <text:p text:style-name="Preformatted_20_Text"><text:s text:c="4"/>func_body text;</text:p>
      <text:p text:style-name="Preformatted_20_Text"><text:s text:c="4"/>func_cmd text;</text:p>
      <text:p text:style-name="Preformatted_20_Text">BEGIN</text:p>
      <text:p text:style-name="Preformatted_20_Text"><text:s text:c="4"/>func_body := 'BEGIN';</text:p>
      <text:p text:style-name="Preformatted_20_Text"/>
      <text:p text:style-name="Preformatted_20_Text"><text:s text:c="4"/>FOR referrer_key IN referrer_keys LOOP</text:p>
      <text:p text:style-name="Preformatted_20_Text"><text:s text:c="8"/>func_body := func_body ||</text:p>
      <text:p text:style-name="Preformatted_20_Text"><text:s text:c="10"/>' IF v_' || referrer_key.kind</text:p>
      <text:p text:style-name="Preformatted_20_Text"><text:s text:c="10"/>|| ' LIKE ' || quote_literal(referrer_key.key_string)</text:p>
      <text:p text:style-name="Preformatted_20_Text"><text:s text:c="10"/>|| ' THEN RETURN ' || quote_literal(referrer_key.referrer_type)</text:p>
      <text:p text:style-name="Preformatted_20_Text"><text:s text:c="10"/>|| '; END IF;' ;</text:p>
      <text:p text:style-name="Preformatted_20_Text"><text:s text:c="4"/>END LOOP;</text:p>
      <text:p text:style-name="Preformatted_20_Text"/>
      <text:p text:style-name="Preformatted_20_Text"><text:s text:c="4"/>func_body := func_body || ' RETURN NULL; END;';</text:p>
      <text:p text:style-name="Preformatted_20_Text"/>
      <text:p text:style-name="Preformatted_20_Text"><text:s text:c="4"/>func_cmd :=</text:p>
      <text:p text:style-name="Preformatted_20_Text"><text:s text:c="6"/>'CREATE OR REPLACE FUNCTION cs_find_referrer_type(v_host varchar,</text:p>
      <text:p text:style-name="Preformatted_20_Text"><text:s text:c="56"/>v_domain varchar,</text:p>
      <text:p text:style-name="Preformatted_20_Text"><text:s text:c="56"/>v_url varchar)</text:p>
      <text:p text:style-name="Preformatted_20_Text"><text:s text:c="8"/>RETURNS varchar AS '</text:p>
      <text:p text:style-name="Preformatted_20_Text"><text:s text:c="6"/>|| quote_literal(func_body)</text:p>
      <text:p text:style-name="Preformatted_20_Text"><text:s text:c="6"/>|| ' LANGUAGE plpgsql;' ;</text:p>
      <text:p text:style-name="Preformatted_20_Text"><text:soft-page-break/></text:p>
      <text:p text:style-name="Preformatted_20_Text"><text:s text:c="4"/>EXECUTE func_cmd;</text:p>
      <text:p text:style-name="Preformatted_20_Text">END;</text:p>
      <text:p text:style-name="P12">$func$ LANGUAGE plpgsql;</text:p>
      <text:p text:style-name="Text_20_body">Обратите внимание, что тело функции строится отдельно, с использованием <text:span text:style-name="Teletype">quote_literal</text:span> для удвоения кавычек. Эта техника необходима, потому что мы не можем безопасно использовать знаки доллара при определении новой функции: мы не знаем наверняка, какие строки будут вставлены из <text:span text:style-name="Teletype">referrer_key.key_string</text:span>. (Мы предполагаем, что <text:span text:style-name="Teletype">referrer_key.kind</text:span> всегда имеет значение из списка: <text:span text:style-name="Teletype">host</text:span>, <text:span text:style-name="Teletype">domain</text:span> или <text:span text:style-name="Teletype">url</text:span>, но <text:span text:style-name="Teletype">referrer_key.key_string</text:span> может быть чем угодно, в частности, может содержать знаки доллара.) На самом деле, в этой функций есть улучшение по сравнению с оригиналом Oracle, потому что не будет генерироваться неправильный код, когда <text:span text:style-name="Teletype">referrer_key.key_string</text:span> или <text:span text:style-name="Teletype">referrer_key.referrer_type</text:span> содержат кавычки. </text:p>
      <text:p text:style-name="Text_20_body"><text:a xlink:type="simple" xlink:href="../../../../SRC/postgresql-9.4.1/doc/src/sgml/html/plpgsql-porting.html#PLPGSQL-PORTING-EX3">Example 40-10</text:a> показывает, как портировать функцию с <text:span text:style-name="Teletype">OUT</text:span> параметрами и манипулирующую строками. PostgreSQL не имеет встроенной функции <text:span text:style-name="Source_20_Text">instr</text:span>, но её можно создать, используя комбинацию других функций. <text:a xlink:type="simple" xlink:href="../../../../SRC/postgresql-9.4.1/doc/src/sgml/html/plpgsql-porting.html#PLPGSQL-PORTING-APPENDIX">Section 40.12.3</text:a> содержит реализацию <text:span text:style-name="Source_20_Text">instr</text:span> в PL/pgSQL, которую можно использовать для облегчения портирования. </text:p>
      <text:p text:style-name="Text_20_body"><text:bookmark text:name="PLPGSQL-PORTING-EX3"/><text:span text:style-name="T2">Example 40-10. Портирование из PL/SQL в PL/pgSQL процедуры, которая манипулирует строками и содержит </text:span><text:span text:style-name="Teletype"><text:span text:style-name="T2">OUT</text:span></text:span><text:span text:style-name="T2"> параметры</text:span></text:p>
      <text:p text:style-name="Text_20_body">Следующая Oracle PL/SQL процедура используется для разбора URL и возвращения несколько элементов (хост, путь и запрос). </text:p>
      <text:p text:style-name="Text_20_body">Версия Oracle: </text:p>
      <text:p text:style-name="Preformatted_20_Text">CREATE OR REPLACE PROCEDURE cs_parse_url(</text:p>
      <text:p text:style-name="Preformatted_20_Text"><text:s text:c="4"/>v_url IN VARCHAR,</text:p>
      <text:p text:style-name="Preformatted_20_Text"><text:s text:c="4"/>v_host OUT VARCHAR, <text:s/>-- Возвращается обратно </text:p>
      <text:p text:style-name="Preformatted_20_Text"><text:s text:c="4"/>v_path OUT VARCHAR, <text:s/>-- И это возвращается</text:p>
      <text:p text:style-name="Preformatted_20_Text"><text:s text:c="4"/>v_query OUT VARCHAR) -- И это</text:p>
      <text:p text:style-name="Preformatted_20_Text">IS</text:p>
      <text:p text:style-name="Preformatted_20_Text"><text:s text:c="4"/>a_pos1 INTEGER;</text:p>
      <text:p text:style-name="Preformatted_20_Text"><text:s text:c="4"/>a_pos2 INTEGER;</text:p>
      <text:p text:style-name="Preformatted_20_Text">BEGIN</text:p>
      <text:p text:style-name="Preformatted_20_Text"><text:s text:c="4"/>v_host := NULL;</text:p>
      <text:p text:style-name="Preformatted_20_Text"><text:s text:c="4"/>v_path := NULL;</text:p>
      <text:p text:style-name="Preformatted_20_Text"><text:s text:c="4"/>v_query := NULL;</text:p>
      <text:p text:style-name="Preformatted_20_Text"><text:s text:c="4"/>a_pos1 := instr(v_url, '//');</text:p>
      <text:p text:style-name="Preformatted_20_Text"/>
      <text:p text:style-name="Preformatted_20_Text"><text:s text:c="4"/>IF a_pos1 = 0 THEN</text:p>
      <text:p text:style-name="Preformatted_20_Text"><text:s text:c="8"/>RETURN;</text:p>
      <text:p text:style-name="Preformatted_20_Text"><text:s text:c="4"/>END IF;</text:p>
      <text:p text:style-name="Preformatted_20_Text"><text:s text:c="4"/>a_pos2 := instr(v_url, '/', a_pos1 + 2);</text:p>
      <text:p text:style-name="Preformatted_20_Text"><text:s text:c="4"/>IF a_pos2 = 0 THEN</text:p>
      <text:p text:style-name="Preformatted_20_Text"><text:s text:c="8"/>v_host := substr(v_url, a_pos1 + 2);</text:p>
      <text:p text:style-name="Preformatted_20_Text"><text:s text:c="8"/>v_path := '/';</text:p>
      <text:p text:style-name="Preformatted_20_Text"><text:s text:c="8"/>RETURN;</text:p>
      <text:p text:style-name="Preformatted_20_Text"><text:s text:c="4"/>END IF;</text:p>
      <text:p text:style-name="Preformatted_20_Text"/>
      <text:p text:style-name="Preformatted_20_Text"><text:s text:c="4"/>v_host := substr(v_url, a_pos1 + 2, a_pos2 - a_pos1 - 2);</text:p>
      <text:p text:style-name="Preformatted_20_Text"><text:s text:c="4"/>a_pos1 := instr(v_url, '?', a_pos2 + 1);</text:p>
      <text:p text:style-name="Preformatted_20_Text"><text:soft-page-break/></text:p>
      <text:p text:style-name="Preformatted_20_Text"><text:s text:c="4"/>IF a_pos1 = 0 THEN</text:p>
      <text:p text:style-name="Preformatted_20_Text"><text:s text:c="8"/>v_path := substr(v_url, a_pos2);</text:p>
      <text:p text:style-name="Preformatted_20_Text"><text:s text:c="8"/>RETURN;</text:p>
      <text:p text:style-name="Preformatted_20_Text"><text:s text:c="4"/>END IF;</text:p>
      <text:p text:style-name="Preformatted_20_Text"/>
      <text:p text:style-name="Preformatted_20_Text"><text:s text:c="4"/>v_path := substr(v_url, a_pos2, a_pos1 - a_pos2);</text:p>
      <text:p text:style-name="Preformatted_20_Text"><text:s text:c="4"/>v_query := substr(v_url, a_pos1 + 1);</text:p>
      <text:p text:style-name="Preformatted_20_Text">END;</text:p>
      <text:p text:style-name="Preformatted_20_Text">/</text:p>
      <text:p text:style-name="P12">show errors;</text:p>
      <text:p text:style-name="Text_20_body">Вот возможная трансляция в PL/pgSQL: </text:p>
      <text:p text:style-name="Preformatted_20_Text">CREATE OR REPLACE FUNCTION cs_parse_url(</text:p>
      <text:p text:style-name="Preformatted_20_Text"><text:s text:c="4"/>v_url IN VARCHAR,</text:p>
      <text:p text:style-name="Preformatted_20_Text"><text:s text:c="4"/>v_host OUT VARCHAR, <text:s/>-- Возвращается обратно</text:p>
      <text:p text:style-name="Preformatted_20_Text"><text:s text:c="4"/>v_path OUT VARCHAR, <text:s/>-- И это возвращается</text:p>
      <text:p text:style-name="Preformatted_20_Text"><text:s text:c="4"/>v_query OUT VARCHAR) -- И это</text:p>
      <text:p text:style-name="Preformatted_20_Text">AS $$</text:p>
      <text:p text:style-name="Preformatted_20_Text">DECLARE</text:p>
      <text:p text:style-name="Preformatted_20_Text"><text:s text:c="4"/>a_pos1 INTEGER;</text:p>
      <text:p text:style-name="Preformatted_20_Text"><text:s text:c="4"/>a_pos2 INTEGER;</text:p>
      <text:p text:style-name="Preformatted_20_Text">BEGIN</text:p>
      <text:p text:style-name="Preformatted_20_Text"><text:s text:c="4"/>v_host := NULL;</text:p>
      <text:p text:style-name="Preformatted_20_Text"><text:s text:c="4"/>v_path := NULL;</text:p>
      <text:p text:style-name="Preformatted_20_Text"><text:s text:c="4"/>v_query := NULL;</text:p>
      <text:p text:style-name="Preformatted_20_Text"><text:s text:c="4"/>a_pos1 := instr(v_url, '//');</text:p>
      <text:p text:style-name="Preformatted_20_Text"/>
      <text:p text:style-name="Preformatted_20_Text"><text:s text:c="4"/>IF a_pos1 = 0 THEN</text:p>
      <text:p text:style-name="Preformatted_20_Text"><text:s text:c="8"/>RETURN;</text:p>
      <text:p text:style-name="Preformatted_20_Text"><text:s text:c="4"/>END IF;</text:p>
      <text:p text:style-name="Preformatted_20_Text"><text:s text:c="4"/>a_pos2 := instr(v_url, '/', a_pos1 + 2);</text:p>
      <text:p text:style-name="Preformatted_20_Text"><text:s text:c="4"/>IF a_pos2 = 0 THEN</text:p>
      <text:p text:style-name="Preformatted_20_Text"><text:s text:c="8"/>v_host := substr(v_url, a_pos1 + 2);</text:p>
      <text:p text:style-name="Preformatted_20_Text"><text:s text:c="8"/>v_path := '/';</text:p>
      <text:p text:style-name="Preformatted_20_Text"><text:s text:c="8"/>RETURN;</text:p>
      <text:p text:style-name="Preformatted_20_Text"><text:s text:c="4"/>END IF;</text:p>
      <text:p text:style-name="Preformatted_20_Text"/>
      <text:p text:style-name="Preformatted_20_Text"><text:s text:c="4"/>v_host := substr(v_url, a_pos1 + 2, a_pos2 - a_pos1 - 2);</text:p>
      <text:p text:style-name="Preformatted_20_Text"><text:s text:c="4"/>a_pos1 := instr(v_url, '?', a_pos2 + 1);</text:p>
      <text:p text:style-name="Preformatted_20_Text"/>
      <text:p text:style-name="Preformatted_20_Text"><text:s text:c="4"/>IF a_pos1 = 0 THEN</text:p>
      <text:p text:style-name="Preformatted_20_Text"><text:s text:c="8"/>v_path := substr(v_url, a_pos2);</text:p>
      <text:p text:style-name="Preformatted_20_Text"><text:s text:c="8"/>RETURN;</text:p>
      <text:p text:style-name="Preformatted_20_Text"><text:s text:c="4"/>END IF;</text:p>
      <text:p text:style-name="Preformatted_20_Text"/>
      <text:p text:style-name="Preformatted_20_Text"><text:s text:c="4"/>v_path := substr(v_url, a_pos2, a_pos1 - a_pos2);</text:p>
      <text:p text:style-name="Preformatted_20_Text"><text:s text:c="4"/>v_query := substr(v_url, a_pos1 + 1);</text:p>
      <text:p text:style-name="Preformatted_20_Text">END;</text:p>
      <text:p text:style-name="P12">$$ LANGUAGE plpgsql;</text:p>
      <text:p text:style-name="Text_20_body">Эту функцию можно использовать так: </text:p>
      <text:p text:style-name="P12">SELECT * FROM cs_parse_url('http://foobar.com/query.cgi?baz');</text:p>
      <text:p text:style-name="Text_20_body"><text:a xlink:type="simple" xlink:href="../../../../SRC/postgresql-9.4.1/doc/src/sgml/html/plpgsql-porting.html#PLPGSQL-PORTING-EX4">Example 40-11</text:a> показывает, как портировать процедуру, использующую большое количество специфических для Oracle возможностей. </text:p>
      <text:p text:style-name="P3"><text:bookmark text:name="PLPGSQL-PORTING-EX4"/>Example 40-11. Портирование процедуры из PL/SQL в PL/pgSQL</text:p>
      <text:p text:style-name="Text_20_body"><text:soft-page-break/>Версия Oracle: </text:p>
      <text:p text:style-name="Preformatted_20_Text">CREATE OR REPLACE PROCEDURE cs_create_job(v_job_id IN INTEGER) IS</text:p>
      <text:p text:style-name="Preformatted_20_Text"><text:s text:c="4"/>a_running_job_count INTEGER;</text:p>
      <text:p text:style-name="Preformatted_20_Text"><text:s text:c="4"/>PRAGMA AUTONOMOUS_TRANSACTION;<text:bookmark text:name="CO.PLPGSQL-PORTING-PRAGMA"/><text:span text:style-name="T2">(1)</text:span></text:p>
      <text:p text:style-name="Preformatted_20_Text">BEGIN</text:p>
      <text:p text:style-name="Preformatted_20_Text"><text:s text:c="4"/>LOCK TABLE cs_jobs IN EXCLUSIVE MODE;<text:bookmark text:name="CO.PLPGSQL-PORTING-LOCKTABLE"/><text:span text:style-name="T2">(2)</text:span></text:p>
      <text:p text:style-name="Preformatted_20_Text"/>
      <text:p text:style-name="Preformatted_20_Text"><text:s text:c="4"/>SELECT count(*) INTO a_running_job_count FROM cs_jobs WHERE end_stamp IS NULL;</text:p>
      <text:p text:style-name="Preformatted_20_Text"/>
      <text:p text:style-name="Preformatted_20_Text"><text:s text:c="4"/>IF a_running_job_count &gt; 0 THEN</text:p>
      <text:p text:style-name="Preformatted_20_Text"><text:s text:c="8"/>COMMIT; -- free lock<text:bookmark text:name="CO.PLPGSQL-PORTING-COMMIT"/><text:span text:style-name="T2">(3)</text:span></text:p>
      <text:p text:style-name="Preformatted_20_Text"><text:s text:c="8"/>raise_application_error(-20000,</text:p>
      <text:p text:style-name="Preformatted_20_Text"><text:s text:c="17"/>'Не могу создать новое задание. Задание сейчас выполняется.');</text:p>
      <text:p text:style-name="Preformatted_20_Text"><text:s text:c="4"/>END IF;</text:p>
      <text:p text:style-name="Preformatted_20_Text"/>
      <text:p text:style-name="Preformatted_20_Text"><text:s text:c="4"/>DELETE FROM cs_active_job;</text:p>
      <text:p text:style-name="Preformatted_20_Text"><text:s text:c="4"/>INSERT INTO cs_active_job(job_id) VALUES (v_job_id);</text:p>
      <text:p text:style-name="Preformatted_20_Text"/>
      <text:p text:style-name="Preformatted_20_Text"><text:s text:c="4"/>BEGIN</text:p>
      <text:p text:style-name="Preformatted_20_Text"><text:s text:c="8"/>INSERT INTO cs_jobs (job_id, start_stamp) VALUES (v_job_id, sysdate);</text:p>
      <text:p text:style-name="Preformatted_20_Text"><text:s text:c="4"/>EXCEPTION</text:p>
      <text:p text:style-name="Preformatted_20_Text"><text:s text:c="8"/>WHEN dup_val_on_index THEN NULL; -- don't worry if it already exists</text:p>
      <text:p text:style-name="Preformatted_20_Text"><text:s text:c="4"/>END;</text:p>
      <text:p text:style-name="Preformatted_20_Text"><text:s text:c="4"/>COMMIT;</text:p>
      <text:p text:style-name="Preformatted_20_Text">END;</text:p>
      <text:p text:style-name="Preformatted_20_Text">/</text:p>
      <text:p text:style-name="P12">show errors</text:p>
      <text:p text:style-name="Text_20_body">Подобные процедуры, легко конвертируются в функции PostgreSQL, возвращающие <text:span text:style-name="Teletype">void</text:span>. На примере этой процедуры можно научиться следующему: </text:p>
      <text:p text:style-name="List_20_Heading"><text:a xlink:type="simple" xlink:href="../../../../SRC/postgresql-9.4.1/doc/src/sgml/html/plpgsql-porting.html#CO.PLPGSQL-PORTING-PRAGMA"><text:span text:style-name="T2">(1)</text:span></text:a></text:p>
      <text:p text:style-name="List_20_Contents">В PostgreSQL нет оператора <text:span text:style-name="Teletype">PRAGMA</text:span>. </text:p>
      <text:p text:style-name="List_20_Heading"><text:a xlink:type="simple" xlink:href="../../../../SRC/postgresql-9.4.1/doc/src/sgml/html/plpgsql-porting.html#CO.PLPGSQL-PORTING-LOCKTABLE"><text:span text:style-name="T2">(2)</text:span></text:a></text:p>
      <text:p text:style-name="List_20_Contents">Если выполнить <text:span text:style-name="Teletype">LOCK TABLE</text:span> в PL/pgSQL, блокировка не будет снята, пока не завершится вызывающая транзакция. </text:p>
      <text:p text:style-name="List_20_Heading"><text:a xlink:type="simple" xlink:href="../../../../SRC/postgresql-9.4.1/doc/src/sgml/html/plpgsql-porting.html#CO.PLPGSQL-PORTING-COMMIT"><text:span text:style-name="T2">(3)</text:span></text:a></text:p>
      <text:p text:style-name="P16">В PL/pgSQL функции нельзя использовать <text:span text:style-name="Teletype">COMMIT</text:span>. Функция работает в рамках некоторой внешней транзакции, и поэтому <text:span text:style-name="Teletype">COMMIT</text:span> будет означать прекращение выполнения функции. Однако, в данном конкретном случае, в этом нет необходимости, потому что блокировка, полученная командой <text:span text:style-name="Teletype">LOCK TABLE</text:span>, будет снята при вызове ошибки. </text:p>
      <text:p text:style-name="Text_20_body">В PL/pgSQL эту процедуру можно портировать так: </text:p>
      <text:p text:style-name="Preformatted_20_Text">CREATE OR REPLACE FUNCTION cs_create_job(v_job_id integer) RETURNS void AS $$</text:p>
      <text:p text:style-name="Preformatted_20_Text">DECLARE</text:p>
      <text:p text:style-name="Preformatted_20_Text"><text:s text:c="4"/>a_running_job_count integer;</text:p>
      <text:p text:style-name="Preformatted_20_Text">BEGIN</text:p>
      <text:p text:style-name="Preformatted_20_Text"><text:s text:c="4"/>LOCK TABLE cs_jobs IN EXCLUSIVE MODE;</text:p>
      <text:p text:style-name="Preformatted_20_Text"/>
      <text:p text:style-name="Preformatted_20_Text"><text:s text:c="4"/>SELECT count(*) INTO a_running_job_count FROM cs_jobs WHERE end_stamp IS NULL;</text:p>
      <text:p text:style-name="Preformatted_20_Text"/>
      <text:p text:style-name="Preformatted_20_Text"><text:s text:c="4"/>IF a_running_job_count &gt; 0 THEN</text:p>
      <text:p text:style-name="Preformatted_20_Text"><text:soft-page-break/><text:s text:c="8"/>RAISE EXCEPTION 'Не могу создать новое задание. Задание сейчас выполняется.';<text:bookmark text:name="CO.PLPGSQL-PORTING-RAISE"/><text:span text:style-name="T2">(1)</text:span></text:p>
      <text:p text:style-name="Preformatted_20_Text"><text:s text:c="4"/>END IF;</text:p>
      <text:p text:style-name="Preformatted_20_Text"/>
      <text:p text:style-name="Preformatted_20_Text"><text:s text:c="4"/>DELETE FROM cs_active_job;</text:p>
      <text:p text:style-name="Preformatted_20_Text"><text:s text:c="4"/>INSERT INTO cs_active_job(job_id) VALUES (v_job_id);</text:p>
      <text:p text:style-name="Preformatted_20_Text"/>
      <text:p text:style-name="Preformatted_20_Text"><text:s text:c="4"/>BEGIN</text:p>
      <text:p text:style-name="Preformatted_20_Text"><text:s text:c="8"/>INSERT INTO cs_jobs (job_id, start_stamp) VALUES (v_job_id, now());</text:p>
      <text:p text:style-name="Preformatted_20_Text"><text:s text:c="4"/>EXCEPTION</text:p>
      <text:p text:style-name="Preformatted_20_Text"><text:s text:c="8"/>WHEN unique_violation THEN <text:bookmark text:name="CO.PLPGSQL-PORTING-EXCEPTION"/><text:span text:style-name="T2">(2)</text:span></text:p>
      <text:p text:style-name="Preformatted_20_Text"><text:s text:c="12"/>-- don't worry if it already exists</text:p>
      <text:p text:style-name="Preformatted_20_Text"><text:s text:c="4"/>END;</text:p>
      <text:p text:style-name="Preformatted_20_Text">END;</text:p>
      <text:p text:style-name="P12">$$ LANGUAGE plpgsql;</text:p>
      <text:p text:style-name="List_20_Heading"><text:a xlink:type="simple" xlink:href="../../../../SRC/postgresql-9.4.1/doc/src/sgml/html/plpgsql-porting.html#CO.PLPGSQL-PORTING-RAISE"><text:span text:style-name="T2">(1)</text:span></text:a></text:p>
      <text:p text:style-name="List_20_Contents">Синтаксис <text:span text:style-name="Teletype">RAISE</text:span> существенно отличается от Oracle, хотя основной вариант <text:span text:style-name="Teletype">RAISE</text:span> <text:span text:style-name="Teletype"><text:span text:style-name="T1">exception_name</text:span></text:span> работает похоже. </text:p>
      <text:p text:style-name="List_20_Heading"><text:a xlink:type="simple" xlink:href="../../../../SRC/postgresql-9.4.1/doc/src/sgml/html/plpgsql-porting.html#CO.PLPGSQL-PORTING-EXCEPTION"><text:span text:style-name="T2">(2)</text:span></text:a></text:p>
      <text:p text:style-name="P16">Имена исключений, поддерживаемые PL/pgSQL, отличаются от исключений в Oracle. Количество встроенных имен исключений значительно больше (смотри <text:a xlink:type="simple" xlink:href="../../../../SRC/postgresql-9.4.1/doc/src/sgml/html/errcodes-appendix.html">Appendix A</text:a>). В настоящее время нет способа задать пользовательское имя исключения, хотя вместо этого можно вызывать ошибку с заданным пользователем значением SQLSTATE. </text:p>
      <text:p text:style-name="Text_20_body">Основное функциональное отличие между этой процедуры и Oracle эквивалента в том, что монопольная блокировка таблицы <text:span text:style-name="Teletype">cs_jobs</text:span> будет продолжаться до окончания вызывающей транзакции. Кроме того, если в последствии работа вызывающей программы прервется (например из-за ошибки), произойдет откат всех действий, выполненных в этой процедуре. </text:p>
      <text:h text:style-name="Heading_20_2" text:outline-level="2"><text:bookmark text:name="PLPGSQL-PORTING-OTHER"/>40.12.2. На что еще обратить внимание</text:h>
      <text:p text:style-name="Text_20_body">В этом разделе рассматриваются еще несколько вещей, на которые нужно обращать внимание при портировании функций из Oracle PL/SQL в PostgreSQL. </text:p>
      <text:h text:style-name="Heading_20_3" text:outline-level="3"><text:bookmark text:name="PLPGSQL-PORTING-EXCEPTIONS"/>40.12.2.1. Неявный откат изменений после возникновения исключения</text:h>
      <text:p text:style-name="Text_20_body">В PL/pgSQL, при перехвате исключения в секции <text:span text:style-name="Teletype">EXCEPTION</text:span>, все изменения в базе данных с начала блока автоматически откатываются. В Oracle это эквивалентно следующему: </text:p>
      <text:p text:style-name="Preformatted_20_Text">BEGIN</text:p>
      <text:p text:style-name="Preformatted_20_Text"><text:s text:c="4"/>SAVEPOINT s1;</text:p>
      <text:p text:style-name="Preformatted_20_Text"><text:s text:c="4"/>... здесь код ...</text:p>
      <text:p text:style-name="Preformatted_20_Text">EXCEPTION</text:p>
      <text:p text:style-name="Preformatted_20_Text"><text:s text:c="4"/>WHEN ... THEN</text:p>
      <text:p text:style-name="Preformatted_20_Text"><text:s text:c="8"/>ROLLBACK TO s1;</text:p>
      <text:p text:style-name="Preformatted_20_Text"><text:s text:c="8"/>... здесь код ...</text:p>
      <text:p text:style-name="Preformatted_20_Text"><text:s text:c="4"/>WHEN ... THEN</text:p>
      <text:p text:style-name="Preformatted_20_Text"><text:s text:c="8"/>ROLLBACK TO s1;</text:p>
      <text:p text:style-name="Preformatted_20_Text"><text:s text:c="8"/>... здесь код ...</text:p>
      <text:p text:style-name="P12">END;</text:p>
      <text:p text:style-name="Text_20_body">При портировании процедуры Oracle, которая использует <text:span text:style-name="Teletype">SAVEPOINT</text:span> и <text:span text:style-name="Teletype">ROLLBACK TO</text:span> в <text:soft-page-break/>таком же стиле, задача простая: достаточно убрать операторы <text:span text:style-name="Teletype">SAVEPOINT</text:span> и <text:span text:style-name="Teletype">ROLLBACK TO</text:span>. Если же <text:span text:style-name="Teletype">SAVEPOINT</text:span> и <text:span text:style-name="Teletype">ROLLBACK TO</text:span> используются по-другому, то придется подумать. </text:p>
      <text:h text:style-name="Heading_20_3" text:outline-level="3"><text:bookmark text:name="AEN62151"/>40.12.2.2. <text:span text:style-name="Teletype">EXECUTE</text:span></text:h>
      <text:p text:style-name="Text_20_body">PL/pgSQL версия <text:span text:style-name="Teletype">EXECUTE</text:span> работает аналогично версии в PL/SQL, но нужно помнить об использовании <text:span text:style-name="Source_20_Text">quote_literal</text:span> и <text:span text:style-name="Source_20_Text">quote_ident</text:span>, как описано в <text:a xlink:type="simple" xlink:href="../../../../SRC/postgresql-9.4.1/doc/src/sgml/html/plpgsql-statements.html#PLPGSQL-STATEMENTS-EXECUTING-DYN">Section 40.5.4</text:a>. Без использования этих функций, конструкции типа <text:span text:style-name="Teletype">EXECUTE 'SELECT * FROM $1';</text:span> не будут работать надежно. </text:p>
      <text:h text:style-name="Heading_20_3" text:outline-level="3"><text:bookmark text:name="PLPGSQL-PORTING-OPTIMIZATION"/>40.12.2.3. Оптимизация PL/pgSQL функций</text:h>
      <text:p text:style-name="Text_20_body">Для оптимизации исполнения PostgreSQL предоставляет два модификатора при создании функции: "волатильность" (будет ли функция всегда возвращать тот же результат, при тех же аргументах) и "строгость" (возвращает ли функция NULL, если хотя бы один из аргументов NULL). Для получения подробной информации, обратитесь к справочной странице <text:a xlink:type="simple" xlink:href="../../../../SRC/postgresql-9.4.1/doc/src/sgml/html/sql-createfunction.html">CREATE FUNCTION</text:a>. </text:p>
      <text:p text:style-name="Text_20_body">При использовании этих атрибутов оптимизации, оператор <text:span text:style-name="Teletype">CREATE FUNCTION</text:span> может выглядеть примерно так: </text:p>
      <text:p text:style-name="Preformatted_20_Text">CREATE FUNCTION foo(...) RETURNS integer AS $$</text:p>
      <text:p text:style-name="Preformatted_20_Text">...</text:p>
      <text:p text:style-name="P12">$$ LANGUAGE plpgsql STRICT IMMUTABLE;</text:p>
      <text:h text:style-name="Heading_20_2" text:outline-level="2"><text:bookmark text:name="PLPGSQL-PORTING-APPENDIX"/>40.12.3. Приложение</text:h>
      <text:p text:style-name="Text_20_body">Этот раздел содержит код для совместимых с Oracle функций <text:span text:style-name="Source_20_Text">instr</text:span>, которые можно использовать для упрощения портирования. </text:p>
      <text:p text:style-name="Preformatted_20_Text">--</text:p>
      <text:p text:style-name="Preformatted_20_Text">-- instr functions that mimic Oracle's counterpart</text:p>
      <text:p text:style-name="Preformatted_20_Text">-- Syntax: instr(string1, string2, [n], [m]) where [] denotes optional parameters.</text:p>
      <text:p text:style-name="Preformatted_20_Text">--</text:p>
      <text:p text:style-name="Preformatted_20_Text">-- Searches string1 beginning at the nth character for the mth occurrence</text:p>
      <text:p text:style-name="Preformatted_20_Text">-- of string2. <text:s/>If n is negative, search backwards. <text:s/>If m is not passed,</text:p>
      <text:p text:style-name="Preformatted_20_Text">-- assume 1 (search starts at first character).</text:p>
      <text:p text:style-name="Preformatted_20_Text">--</text:p>
      <text:p text:style-name="Preformatted_20_Text"/>
      <text:p text:style-name="Preformatted_20_Text">CREATE FUNCTION instr(varchar, varchar) RETURNS integer AS $$</text:p>
      <text:p text:style-name="Preformatted_20_Text">DECLARE</text:p>
      <text:p text:style-name="Preformatted_20_Text"><text:s text:c="4"/>pos integer;</text:p>
      <text:p text:style-name="Preformatted_20_Text">BEGIN</text:p>
      <text:p text:style-name="Preformatted_20_Text"><text:s text:c="4"/>pos:= instr($1, $2, 1);</text:p>
      <text:p text:style-name="Preformatted_20_Text"><text:s text:c="4"/>RETURN pos;</text:p>
      <text:p text:style-name="Preformatted_20_Text">END;</text:p>
      <text:p text:style-name="Preformatted_20_Text">$$ LANGUAGE plpgsql STRICT IMMUTABLE;</text:p>
      <text:p text:style-name="Preformatted_20_Text"/>
      <text:p text:style-name="Preformatted_20_Text"/>
      <text:p text:style-name="Preformatted_20_Text">CREATE FUNCTION instr(string varchar, string_to_search varchar, beg_index integer)</text:p>
      <text:p text:style-name="Preformatted_20_Text">RETURNS integer AS $$</text:p>
      <text:p text:style-name="Preformatted_20_Text"><text:soft-page-break/>DECLARE</text:p>
      <text:p text:style-name="Preformatted_20_Text"><text:s text:c="4"/>pos integer NOT NULL DEFAULT 0;</text:p>
      <text:p text:style-name="Preformatted_20_Text"><text:s text:c="4"/>temp_str varchar;</text:p>
      <text:p text:style-name="Preformatted_20_Text"><text:s text:c="4"/>beg integer;</text:p>
      <text:p text:style-name="Preformatted_20_Text"><text:s text:c="4"/>length integer;</text:p>
      <text:p text:style-name="Preformatted_20_Text"><text:s text:c="4"/>ss_length integer;</text:p>
      <text:p text:style-name="Preformatted_20_Text">BEGIN</text:p>
      <text:p text:style-name="Preformatted_20_Text"><text:s text:c="4"/>IF beg_index &gt; 0 THEN</text:p>
      <text:p text:style-name="Preformatted_20_Text"><text:s text:c="8"/>temp_str := substring(string FROM beg_index);</text:p>
      <text:p text:style-name="Preformatted_20_Text"><text:s text:c="8"/>pos := position(string_to_search IN temp_str);</text:p>
      <text:p text:style-name="Preformatted_20_Text"/>
      <text:p text:style-name="Preformatted_20_Text"><text:s text:c="8"/>IF pos = 0 THEN</text:p>
      <text:p text:style-name="Preformatted_20_Text"><text:s text:c="12"/>RETURN 0;</text:p>
      <text:p text:style-name="Preformatted_20_Text"><text:s text:c="8"/>ELSE</text:p>
      <text:p text:style-name="Preformatted_20_Text"><text:s text:c="12"/>RETURN pos + beg_index - 1;</text:p>
      <text:p text:style-name="Preformatted_20_Text"><text:s text:c="8"/>END IF;</text:p>
      <text:p text:style-name="Preformatted_20_Text"><text:s text:c="4"/>ELSIF beg_index &lt; 0 THEN</text:p>
      <text:p text:style-name="Preformatted_20_Text"><text:s text:c="8"/>ss_length := char_length(string_to_search);</text:p>
      <text:p text:style-name="Preformatted_20_Text"><text:s text:c="8"/>length := char_length(string);</text:p>
      <text:p text:style-name="Preformatted_20_Text"><text:s text:c="8"/>beg := length + beg_index - ss_length + 2;</text:p>
      <text:p text:style-name="Preformatted_20_Text"/>
      <text:p text:style-name="Preformatted_20_Text"><text:s text:c="8"/>WHILE beg &gt; 0 LOOP</text:p>
      <text:p text:style-name="Preformatted_20_Text"><text:s text:c="12"/>temp_str := substring(string FROM beg FOR ss_length);</text:p>
      <text:p text:style-name="Preformatted_20_Text"><text:s text:c="12"/>pos := position(string_to_search IN temp_str);</text:p>
      <text:p text:style-name="Preformatted_20_Text"/>
      <text:p text:style-name="Preformatted_20_Text"><text:s text:c="12"/>IF pos &gt; 0 THEN</text:p>
      <text:p text:style-name="Preformatted_20_Text"><text:s text:c="16"/>RETURN beg;</text:p>
      <text:p text:style-name="Preformatted_20_Text"><text:s text:c="12"/>END IF;</text:p>
      <text:p text:style-name="Preformatted_20_Text"/>
      <text:p text:style-name="Preformatted_20_Text"><text:s text:c="12"/>beg := beg - 1;</text:p>
      <text:p text:style-name="Preformatted_20_Text"><text:s text:c="8"/>END LOOP;</text:p>
      <text:p text:style-name="Preformatted_20_Text"/>
      <text:p text:style-name="Preformatted_20_Text"><text:s text:c="8"/>RETURN 0;</text:p>
      <text:p text:style-name="Preformatted_20_Text"><text:s text:c="4"/>ELSE</text:p>
      <text:p text:style-name="Preformatted_20_Text"><text:s text:c="8"/>RETURN 0;</text:p>
      <text:p text:style-name="Preformatted_20_Text"><text:s text:c="4"/>END IF;</text:p>
      <text:p text:style-name="Preformatted_20_Text">END;</text:p>
      <text:p text:style-name="Preformatted_20_Text">$$ LANGUAGE plpgsql STRICT IMMUTABLE;</text:p>
      <text:p text:style-name="Preformatted_20_Text"/>
      <text:p text:style-name="Preformatted_20_Text"/>
      <text:p text:style-name="Preformatted_20_Text">CREATE FUNCTION instr(string varchar, string_to_search varchar,</text:p>
      <text:p text:style-name="Preformatted_20_Text"><text:s text:c="22"/>beg_index integer, occur_index integer)</text:p>
      <text:p text:style-name="Preformatted_20_Text">RETURNS integer AS $$</text:p>
      <text:p text:style-name="Preformatted_20_Text">DECLARE</text:p>
      <text:p text:style-name="Preformatted_20_Text"><text:s text:c="4"/>pos integer NOT NULL DEFAULT 0;</text:p>
      <text:p text:style-name="Preformatted_20_Text"><text:s text:c="4"/>occur_number integer NOT NULL DEFAULT 0;</text:p>
      <text:p text:style-name="Preformatted_20_Text"><text:s text:c="4"/>temp_str varchar;</text:p>
      <text:p text:style-name="Preformatted_20_Text"><text:s text:c="4"/>beg integer;</text:p>
      <text:p text:style-name="Preformatted_20_Text"><text:s text:c="4"/>i integer;</text:p>
      <text:p text:style-name="Preformatted_20_Text"><text:s text:c="4"/>length integer;</text:p>
      <text:p text:style-name="Preformatted_20_Text"><text:s text:c="4"/>ss_length integer;</text:p>
      <text:p text:style-name="Preformatted_20_Text">BEGIN</text:p>
      <text:p text:style-name="Preformatted_20_Text"><text:s text:c="4"/>IF beg_index &gt; 0 THEN</text:p>
      <text:p text:style-name="Preformatted_20_Text"><text:s text:c="8"/>beg := beg_index;</text:p>
      <text:p text:style-name="Preformatted_20_Text"><text:s text:c="8"/>temp_str := substring(string FROM beg_index);</text:p>
      <text:p text:style-name="Preformatted_20_Text"/>
      <text:p text:style-name="Preformatted_20_Text"><text:s text:c="8"/>FOR i IN 1..occur_index LOOP</text:p>
      <text:p text:style-name="Preformatted_20_Text"><text:s text:c="12"/>pos := position(string_to_search IN temp_str);</text:p>
      <text:p text:style-name="Preformatted_20_Text"/>
      <text:p text:style-name="Preformatted_20_Text"><text:s text:c="12"/>IF i = 1 THEN</text:p>
      <text:p text:style-name="Preformatted_20_Text"><text:s text:c="16"/>beg := beg + pos - 1;</text:p>
      <text:p text:style-name="Preformatted_20_Text"><text:soft-page-break/><text:s text:c="12"/>ELSE</text:p>
      <text:p text:style-name="Preformatted_20_Text"><text:s text:c="16"/>beg := beg + pos;</text:p>
      <text:p text:style-name="Preformatted_20_Text"><text:s text:c="12"/>END IF;</text:p>
      <text:p text:style-name="Preformatted_20_Text"/>
      <text:p text:style-name="Preformatted_20_Text"><text:s text:c="12"/>temp_str := substring(string FROM beg + 1);</text:p>
      <text:p text:style-name="Preformatted_20_Text"><text:s text:c="8"/>END LOOP;</text:p>
      <text:p text:style-name="Preformatted_20_Text"/>
      <text:p text:style-name="Preformatted_20_Text"><text:s text:c="8"/>IF pos = 0 THEN</text:p>
      <text:p text:style-name="Preformatted_20_Text"><text:s text:c="12"/>RETURN 0;</text:p>
      <text:p text:style-name="Preformatted_20_Text"><text:s text:c="8"/>ELSE</text:p>
      <text:p text:style-name="Preformatted_20_Text"><text:s text:c="12"/>RETURN beg;</text:p>
      <text:p text:style-name="Preformatted_20_Text"><text:s text:c="8"/>END IF;</text:p>
      <text:p text:style-name="Preformatted_20_Text"><text:s text:c="4"/>ELSIF beg_index &lt; 0 THEN</text:p>
      <text:p text:style-name="Preformatted_20_Text"><text:s text:c="8"/>ss_length := char_length(string_to_search);</text:p>
      <text:p text:style-name="Preformatted_20_Text"><text:s text:c="8"/>length := char_length(string);</text:p>
      <text:p text:style-name="Preformatted_20_Text"><text:s text:c="8"/>beg := length + beg_index - ss_length + 2;</text:p>
      <text:p text:style-name="Preformatted_20_Text"/>
      <text:p text:style-name="Preformatted_20_Text"><text:s text:c="8"/>WHILE beg &gt; 0 LOOP</text:p>
      <text:p text:style-name="Preformatted_20_Text"><text:s text:c="12"/>temp_str := substring(string FROM beg FOR ss_length);</text:p>
      <text:p text:style-name="Preformatted_20_Text"><text:s text:c="12"/>pos := position(string_to_search IN temp_str);</text:p>
      <text:p text:style-name="Preformatted_20_Text"/>
      <text:p text:style-name="Preformatted_20_Text"><text:s text:c="12"/>IF pos &gt; 0 THEN</text:p>
      <text:p text:style-name="Preformatted_20_Text"><text:s text:c="16"/>occur_number := occur_number + 1;</text:p>
      <text:p text:style-name="Preformatted_20_Text"/>
      <text:p text:style-name="Preformatted_20_Text"><text:s text:c="16"/>IF occur_number = occur_index THEN</text:p>
      <text:p text:style-name="Preformatted_20_Text"><text:s text:c="20"/>RETURN beg;</text:p>
      <text:p text:style-name="Preformatted_20_Text"><text:s text:c="16"/>END IF;</text:p>
      <text:p text:style-name="Preformatted_20_Text"><text:s text:c="12"/>END IF;</text:p>
      <text:p text:style-name="Preformatted_20_Text"/>
      <text:p text:style-name="Preformatted_20_Text"><text:s text:c="12"/>beg := beg - 1;</text:p>
      <text:p text:style-name="Preformatted_20_Text"><text:s text:c="8"/>END LOOP;</text:p>
      <text:p text:style-name="Preformatted_20_Text"/>
      <text:p text:style-name="Preformatted_20_Text"><text:s text:c="8"/>RETURN 0;</text:p>
      <text:p text:style-name="Preformatted_20_Text"><text:s text:c="4"/>ELSE</text:p>
      <text:p text:style-name="Preformatted_20_Text"><text:s text:c="8"/>RETURN 0;</text:p>
      <text:p text:style-name="Preformatted_20_Text"><text:s text:c="4"/>END IF;</text:p>
      <text:p text:style-name="Preformatted_20_Text">END;</text:p>
      <text:p text:style-name="P12">$$ LANGUAGE plpgsql STRICT IMMUTAB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4T18:37:56.593396354</meta:creation-date>
    <dc:date>2015-04-24T18:48:39.402094207</dc:date>
    <meta:editing-duration>PT2M35S</meta:editing-duration>
    <meta:editing-cycles>2</meta:editing-cycles>
    <meta:generator>LibreOffice/4.2.7.2$Linux_X86_64 LibreOffice_project/420m0$Build-2</meta:generator>
    <meta:document-statistic meta:table-count="1" meta:image-count="0" meta:object-count="0" meta:page-count="69" meta:paragraph-count="1801" meta:word-count="18065" meta:character-count="134491" meta:non-whitespace-character-count="112404"/>
  </office:meta>
</office:document-meta>
</file>